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2800001C18000008C45FAD84A6.wmf" manifest:media-type=""/>
  <manifest:file-entry manifest:full-path="Pictures/20000032000015EC00000C76FD5B981E.wmf" manifest:media-type=""/>
  <manifest:file-entry manifest:full-path="Pictures/200000280000130E00000BD368D24993.wmf" manifest:media-type=""/>
  <manifest:file-entry manifest:full-path="Pictures/2000007900004125000039CD0F700F0D.wmf" manifest:media-type=""/>
  <manifest:file-entry manifest:full-path="Pictures/2000008300002A4300001FCE4921F4C6.wmf" manifest:media-type=""/>
  <manifest:file-entry manifest:full-path="Pictures/2000008C00002E3A00002358D284D2E7.wmf" manifest:media-type=""/>
  <manifest:file-entry manifest:full-path="Pictures/2000003400003A82000029F68205CD60.wmf" manifest:media-type=""/>
  <manifest:file-entry manifest:full-path="Pictures/2000002900001A46000014CACB66A84D.wmf" manifest:media-type=""/>
  <manifest:file-entry manifest:full-path="Pictures/2000003300001F67000009FC2698DD39.wmf" manifest:media-type=""/>
  <manifest:file-entry manifest:full-path="Pictures/200000F60000477D0000170D4D60FAB8.wmf" manifest:media-type=""/>
  <manifest:file-entry manifest:full-path="Pictures/200001A30000271300000BB745E586F1.wmf" manifest:media-type=""/>
  <manifest:file-entry manifest:full-path="Pictures/100002010000019F000000E136E1E208.png" manifest:media-type="image/png"/>
  <manifest:file-entry manifest:full-path="Pictures/2000007B000041590000243B279A259B.wmf"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GillSans1" svg:font-family="GillSans"/>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FreeSans1" svg:font-family="FreeSans" style:font-pitch="variable"/>
    <style:font-face style:name="GillSans" svg:font-family="GillSans"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rand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mil:type="random"/>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ccffff" draw:textarea-vertical-align="middle" draw:auto-grow-height="false" draw:fit-to-size="false" fo:min-height="0cm" fo:min-width="0cm" fo:padding-top="0.125cm" fo:padding-bottom="0.125cm" fo:padding-left="0.25cm" fo:padding-right="0.25cm" fo:wrap-option="no-wrap"/>
    </style:style>
    <style:style style:name="gr1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1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solid" draw:fill-color="#1c1c1c" draw:textarea-vertical-align="top" draw:auto-grow-height="false" draw:fit-to-size="false" fo:min-height="0cm" fo:min-width="0cm" fo:padding-top="0.125cm" fo:padding-bottom="0.125cm" fo:padding-left="0.25cm" fo:padding-right="0.25cm" fo:wrap-option="no-wrap"/>
    </style:style>
    <style:style style:name="gr21"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23" style:family="graphic" style:parent-style-name="standard">
      <style:graphic-properties draw:stroke="solid" svg:stroke-width="0.035cm" svg:stroke-color="#000000" draw:fill="solid" draw:fill-color="#ffffff" draw:textarea-vertical-align="middle" draw:auto-grow-height="false" draw:fit-to-size="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25"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27"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28" style:family="graphic" style:parent-style-name="standard">
      <style:graphic-properties draw:stroke="solid" svg:stroke-width="0.026cm" svg:stroke-color="#000000" draw:stroke-linejoin="round" draw:fill="solid" draw:fill-color="#ffffff" draw:textarea-vertical-align="middle" draw:auto-grow-height="false" draw:fit-to-size="false" fo:min-height="1.478cm" fo:min-width="2.296cm"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round" draw:fill="solid" draw:fill-color="#ffffff" draw:textarea-vertical-align="middle" draw:auto-grow-height="false" draw:fit-to-size="false" fo:min-height="1.168cm" fo:min-width="2.324cm" fo:padding-top="0.125cm" fo:padding-bottom="0.125cm" fo:padding-left="0.25cm" fo:padding-right="0.25cm" fo:wrap-option="no-wrap"/>
    </style:style>
    <style:style style:name="gr30" style:family="graphic" style:parent-style-name="standard">
      <style:graphic-properties draw:stroke="solid" svg:stroke-width="0.026cm" svg:stroke-color="#000000" draw:stroke-linejoin="round" draw:fill="solid" draw:fill-color="#ffffff" draw:textarea-vertical-align="middle" draw:auto-grow-height="false" draw:fit-to-size="false" fo:min-height="1.172cm" fo:min-width="2.324cm" fo:padding-top="0.125cm" fo:padding-bottom="0.125cm" fo:padding-left="0.25cm" fo:padding-right="0.25cm" fo:wrap-option="no-wrap"/>
    </style:style>
    <style:style style:name="gr31"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3"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34" style:family="graphic" style:parent-style-name="standard">
      <style:graphic-properties draw:stroke="solid" svg:stroke-width="0.026cm" svg:stroke-color="#000000" draw:stroke-linejoin="miter" draw:fill="solid" draw:fill-color="#b2b2b2" draw:textarea-vertical-align="middle" draw:auto-grow-height="false" draw:fit-to-size="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33cccc" draw:textarea-vertical-align="middle" draw:auto-grow-height="false" draw:fit-to-size="false" fo:min-height="0cm" fo:min-width="0cm" fo:padding-top="0.125cm" fo:padding-bottom="0.125cm" fo:padding-left="0.25cm" fo:padding-right="0.25cm" fo:wrap-option="no-wrap"/>
    </style:style>
    <style:style style:name="gr3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7" style:family="graphic" style:parent-style-name="standard">
      <style:graphic-properties draw:stroke="solid" svg:stroke-width="0.026cm" svg:stroke-color="#000000" draw:stroke-linejoin="miter" draw:fill="solid" draw:fill-color="#dae4ff" draw:textarea-vertical-align="middle" draw:auto-grow-height="false" draw:fit-to-size="false" fo:min-height="2.078cm" fo:min-width="16.01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miter" draw:fill="solid" draw:fill-color="#dae4ff" draw:textarea-vertical-align="middle" draw:auto-grow-height="false" draw:fit-to-size="false" fo:min-height="7.158cm" fo:min-width="16.01cm"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miter" draw:fill="solid" draw:fill-color="#b2b2b2" draw:textarea-vertical-align="middle" draw:auto-grow-height="false" draw:fit-to-size="false" fo:min-height="3.493cm" fo:min-width="5.039cm" fo:padding-top="0.125cm" fo:padding-bottom="0.125cm" fo:padding-left="0.25cm" fo:padding-right="0.25cm" fo:wrap-option="no-wrap"/>
    </style:style>
    <style:style style:name="gr40" style:family="graphic" style:parent-style-name="standard">
      <style:graphic-properties draw:stroke="solid" svg:stroke-width="0.026cm" svg:stroke-color="#003366" draw:stroke-linejoin="miter" draw:fill="none" draw:textarea-horizontal-align="center" draw:textarea-vertical-align="top" draw:auto-grow-height="false" draw:fit-to-size="false" fo:padding-top="0.125cm" fo:padding-bottom="0.125cm" fo:padding-left="0.25cm" fo:padding-right="0.25cm" fo:wrap-option="no-wrap"/>
    </style:style>
    <style:style style:name="gr41"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026cm"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round" draw:fill="solid" draw:fill-color="#99ccff" draw:textarea-vertical-align="top" draw:auto-grow-height="false" draw:fit-to-size="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000000" draw:stroke-linejoin="round" draw:fill="solid" draw:fill-color="#99ccff" draw:textarea-vertical-align="middle" draw:auto-grow-height="false" draw:fit-to-size="false" fo:min-height="0cm" fo:min-width="0cm" fo:padding-top="0.125cm" fo:padding-bottom="0.125cm" fo:padding-left="0.25cm" fo:padding-right="0.25cm" fo:wrap-option="no-wrap"/>
    </style:style>
    <style:style style:name="gr45" style:family="graphic" style:parent-style-name="standard">
      <style:graphic-properties draw:stroke="none" svg:stroke-width="0.026cm"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46" style:family="graphic" style:parent-style-name="standard">
      <style:graphic-properties draw:stroke="solid" svg:stroke-width="0.035cm" svg:stroke-color="#000000" draw:stroke-linejoin="round" draw:fill="solid" draw:fill-color="#c0c0c0" draw:textarea-vertical-align="top" draw:auto-grow-height="false" draw:fit-to-size="false" fo:min-height="0cm" fo:min-width="0cm" fo:padding-top="0.125cm" fo:padding-bottom="0.125cm" fo:padding-left="0.25cm" fo:padding-right="0.25cm" fo:wrap-option="wrap"/>
    </style:style>
    <style:style style:name="gr47" style:family="graphic" style:parent-style-name="standard">
      <style:graphic-properties draw:stroke="solid" svg:stroke-width="0.035cm" svg:stroke-color="#000000" draw:stroke-linejoin="miter" draw:fill="solid" draw:fill-color="#c0c0c0" draw:textarea-vertical-align="middle" draw:auto-grow-height="false" draw:fit-to-size="false" fo:min-height="0cm" fo:min-width="0cm" fo:padding-top="0.125cm" fo:padding-bottom="0.125cm" fo:padding-left="0.25cm" fo:padding-right="0.25cm" fo:wrap-option="no-wrap"/>
    </style:style>
    <style:style style:name="gr48"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49" style:family="graphic" style:parent-style-name="standard">
      <style:graphic-properties draw:stroke="solid" svg:stroke-width="0.035cm" svg:stroke-color="#000000" draw:stroke-linejoin="round" draw:fill="solid" draw:fill-color="#808080" draw:textarea-vertical-align="top" draw:auto-grow-height="false" draw:fit-to-size="false" fo:min-height="0cm" fo:min-width="0cm" fo:padding-top="0.125cm" fo:padding-bottom="0.125cm" fo:padding-left="0.25cm" fo:padding-right="0.25cm" fo:wrap-option="wrap"/>
    </style:style>
    <style:style style:name="gr50"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51" style:family="graphic" style:parent-style-name="standard">
      <style:graphic-properties draw:stroke="solid" svg:stroke-width="0.035cm" svg:stroke-color="#000000" draw:stroke-linejoin="round" draw:fill="solid" draw:fill-color="#c0c0c0" draw:textarea-vertical-align="middle" draw:auto-grow-height="false" draw:fit-to-size="false" fo:min-height="0cm" fo:min-width="0cm" fo:padding-top="0.125cm" fo:padding-bottom="0.125cm" fo:padding-left="0.25cm" fo:padding-right="0.25cm" fo:wrap-option="no-wrap"/>
    </style:style>
    <style:style style:name="gr52" style:family="graphic" style:parent-style-name="standard">
      <style:graphic-properties draw:stroke="solid" svg:stroke-width="0.035cm" svg:stroke-color="#000000" draw:stroke-linejoin="round" draw:fill="solid" draw:fill-color="#808080" draw:textarea-vertical-align="middle" draw:auto-grow-height="false" draw:fit-to-size="false" fo:min-height="0cm" fo:min-width="0cm" fo:padding-top="0.125cm" fo:padding-bottom="0.125cm" fo:padding-left="0.25cm" fo:padding-right="0.25cm" fo:wrap-option="no-wrap"/>
    </style:style>
    <style:style style:name="gr53" style:family="graphic" style:parent-style-name="standard">
      <style:graphic-properties draw:stroke="solid" svg:stroke-width="0.035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54" style:family="graphic" style:parent-style-name="standard">
      <style:graphic-properties draw:stroke="solid" svg:stroke-width="0.035cm" svg:stroke-color="#000000" draw:stroke-linejoin="miter" draw:fill="solid" draw:fill-color="#008000" draw:textarea-vertical-align="middle" draw:auto-grow-height="false" draw:fit-to-size="false" fo:min-height="0cm" fo:min-width="0cm" fo:padding-top="0.125cm" fo:padding-bottom="0.125cm" fo:padding-left="0.25cm" fo:padding-right="0.25cm" fo:wrap-option="no-wrap"/>
    </style:style>
    <style:style style:name="gr55"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56"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no-wrap"/>
    </style:style>
    <style:style style:name="gr57" style:family="graphic" style:parent-style-name="standard">
      <style:graphic-properties draw:stroke="none" svg:stroke-width="0cm" draw:fill="solid" draw:fill-color="#99ccff" draw:textarea-vertical-align="top" draw:auto-grow-height="true" draw:fit-to-size="false" fo:min-height="0cm" fo:min-width="0cm" fo:padding-top="0.13cm" fo:padding-bottom="0.13cm" fo:padding-left="0.25cm" fo:padding-right="0.25cm" fo:wrap-option="no-wrap"/>
    </style:style>
    <style:style style:name="gr58"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59"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60"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61"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62" style:family="graphic" style:parent-style-name="standard">
      <style:graphic-properties draw:stroke="solid" svg:stroke-width="0.035cm" svg:stroke-color="#ffffff" draw:stroke-linejoin="miter" draw:fill="none" draw:textarea-vertical-align="top" draw:auto-grow-height="false" draw:fit-to-size="false" fo:min-height="12.656cm" fo:min-width="20.937cm" fo:padding-top="0.128cm" fo:padding-bottom="0.128cm" fo:padding-left="0.256cm" fo:padding-right="0.256cm" fo:wrap-option="wrap"/>
    </style:style>
    <style:style style:name="gr63" style:family="graphic" style:parent-style-name="standard">
      <style:graphic-properties draw:stroke="solid" svg:stroke-width="0.035cm" svg:stroke-color="#ffffff" draw:stroke-linejoin="miter" draw:fill="none" draw:textarea-vertical-align="top" draw:auto-grow-height="false" draw:fit-to-size="false" fo:min-height="0cm" fo:min-width="0cm" fo:padding-top="0.128cm" fo:padding-bottom="0.128cm" fo:padding-left="0.256cm" fo:padding-right="0.256cm" fo:wrap-option="wrap"/>
    </style:style>
    <style:style style:name="gr64" style:family="graphic" style:parent-style-name="standard">
      <style:graphic-properties draw:stroke="solid" svg:stroke-width="0.035cm" svg:stroke-color="#000000" draw:stroke-linejoin="miter" draw:fill="solid" draw:fill-color="#cbcbcb" draw:textarea-vertical-align="middle" draw:auto-grow-height="false" draw:fit-to-size="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66" style:family="graphic" style:parent-style-name="standard">
      <style:graphic-properties draw:stroke="solid" svg:stroke-width="0.035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27cm" fo:padding-bottom="0.127cm" fo:padding-left="0.254cm" fo:padding-right="0.254cm" fo:wrap-option="wrap"/>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style:paragraph-properties fo:margin-left="0cm" fo:margin-right="0cm" fo:margin-top="0.169cm" fo:margin-bottom="0cm" fo:line-height="100%" fo:text-align="start" fo:text-indent="0cm" style:punctuation-wrap="hanging" style:writing-mode="lr-tb"/>
    </style:style>
    <style:style style:name="P22" style:family="paragraph">
      <style:paragraph-properties fo:text-align="start" style:font-independent-line-spacing="true"/>
      <style:text-properties fo:font-size="22pt" style:font-size-asian="22pt" style:font-size-complex="22pt"/>
    </style:style>
    <style:style style:name="P23" style:family="paragraph">
      <style:paragraph-properties fo:text-align="center"/>
    </style:style>
    <style:style style:name="P24" style:family="paragraph">
      <style:paragraph-properties fo:margin-left="0cm" fo:margin-right="0cm" fo:margin-top="0.282cm" fo:margin-bottom="0cm" fo:line-height="100%" fo:text-align="start" fo:text-indent="0cm" style:punctuation-wrap="hanging" style:writing-mode="lr-tb"/>
    </style:style>
    <style:style style:name="P25" style:family="paragraph">
      <style:paragraph-properties fo:margin-left="0cm" fo:margin-right="0cm" fo:margin-top="0.254cm" fo:margin-bottom="0cm" fo:line-height="100%" fo:text-align="start" fo:text-indent="0cm" style:punctuation-wrap="hanging" style:writing-mode="lr-tb"/>
    </style:style>
    <style:style style:name="P26" style:family="paragraph">
      <style:paragraph-properties fo:margin-left="0cm" fo:margin-right="0cm" fo:margin-top="0.141cm" fo:margin-bottom="0cm" fo:line-height="100%" fo:text-align="start" fo:text-indent="0cm" style:punctuation-wrap="hanging" style:writing-mode="lr-tb"/>
    </style:style>
    <style:style style:name="P27" style:family="paragraph">
      <style:paragraph-properties fo:margin-top="0cm" fo:margin-bottom="0cm" fo:line-height="100%" fo:text-align="center" style:punctuation-wrap="hanging" style:writing-mode="lr-tb"/>
    </style:style>
    <style:style style:name="P28" style:family="paragraph">
      <style:paragraph-properties fo:text-align="start" style:font-independent-line-spacing="true"/>
      <style:text-properties fo:font-size="14pt" style:font-size-asian="14pt" style:font-size-complex="14pt"/>
    </style:style>
    <style:style style:name="P29" style:family="paragraph">
      <style:paragraph-properties fo:margin-left="0cm" fo:margin-right="0cm" fo:margin-top="0.423cm" fo:margin-bottom="0cm" fo:line-height="100%" fo:text-align="start" fo:text-indent="0cm" style:punctuation-wrap="hanging" style:writing-mode="lr-tb"/>
    </style:style>
    <style:style style:name="P30"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31" style:family="paragraph">
      <style:paragraph-properties fo:margin-top="0cm" fo:margin-bottom="0cm" fo:line-height="100%" fo:text-align="center" style:punctuation-wrap="simple" style:writing-mode="lr-tb"/>
    </style:style>
    <style:style style:name="P32" style:family="paragraph">
      <style:paragraph-properties fo:margin-left="0cm" fo:margin-right="0cm" fo:margin-top="0.381cm" fo:margin-bottom="0cm" fo:line-height="90%" fo:text-align="start" fo:text-indent="0cm" style:punctuation-wrap="hanging" style:writing-mode="lr-tb"/>
    </style:style>
    <style:style style:name="P33" style:family="paragraph">
      <style:paragraph-properties fo:margin-left="0cm" fo:margin-right="0cm" fo:margin-top="0.318cm" fo:margin-bottom="0cm" fo:line-height="90%" fo:text-align="start" fo:text-indent="0cm" style:punctuation-wrap="hanging" style:writing-mode="lr-tb"/>
    </style:style>
    <style:style style:name="P34" style:family="paragraph">
      <style:paragraph-properties fo:margin-left="0cm" fo:margin-right="0cm" fo:margin-top="0.286cm" fo:margin-bottom="0cm" fo:line-height="90%" fo:text-align="start" fo:text-indent="0cm" style:punctuation-wrap="hanging" style:writing-mode="lr-tb"/>
    </style:style>
    <style:style style:name="P35" style:family="paragraph">
      <style:paragraph-properties fo:margin-left="0cm" fo:margin-right="0cm" fo:text-indent="0cm"/>
    </style:style>
    <style:style style:name="P36"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37" style:family="paragraph">
      <style:paragraph-properties fo:margin-left="0cm" fo:margin-right="0cm" fo:text-indent="0cm">
        <style:tab-stops>
          <style:tab-stop style:position="0cm"/>
        </style:tab-stops>
      </style:paragraph-properties>
    </style:style>
    <style:style style:name="P38" style:family="paragraph">
      <style:paragraph-properties fo:margin-left="0cm" fo:margin-right="0cm" fo:margin-top="0.141cm" fo:margin-bottom="0cm" fo:line-height="90%" fo:text-align="start" fo:text-indent="0cm" style:punctuation-wrap="hanging" style:writing-mode="lr-tb"/>
    </style:style>
    <style:style style:name="P39" style:family="paragraph">
      <style:paragraph-properties fo:text-align="start" style:font-independent-line-spacing="true"/>
      <style:text-properties fo:font-size="18pt" style:font-size-asian="18pt" style:font-size-complex="18pt"/>
    </style:style>
    <style:style style:name="P40" style:family="paragraph">
      <style:paragraph-properties fo:margin-top="0cm" fo:margin-bottom="0cm" fo:line-height="100%" fo:text-align="center" style:writing-mode="lr-tb"/>
    </style:style>
    <style:style style:name="P41" style:family="paragraph">
      <style:paragraph-properties fo:text-align="start" style:font-independent-line-spacing="true"/>
      <style:text-properties fo:font-size="9pt" style:font-size-asian="9pt" style:font-size-complex="9pt"/>
    </style:style>
    <style:style style:name="P42" style:family="paragraph">
      <style:paragraph-properties fo:text-align="start"/>
      <style:text-properties fo:font-size="18pt"/>
    </style:style>
    <style:style style:name="P43" style:family="paragraph">
      <style:paragraph-properties fo:text-align="start" style:font-independent-line-spacing="true"/>
      <style:text-properties fo:font-size="11pt" style:font-size-asian="11pt" style:font-size-complex="11pt"/>
    </style:style>
    <style:style style:name="P44" style:family="paragraph">
      <style:paragraph-properties fo:text-align="start" style:font-independent-line-spacing="true"/>
      <style:text-properties fo:font-size="10.5pt" style:font-size-asian="10.5pt" style:font-size-complex="10.5pt"/>
    </style:style>
    <style:style style:name="P45" style:family="paragraph">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46" style:family="paragraph">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47" style:family="paragraph">
      <style:paragraph-properties fo:margin-top="0cm" fo:margin-bottom="0cm" fo:line-height="100%" fo:text-align="start" style:punctuation-wrap="hanging" style:writing-mode="lr-tb" style:font-independent-line-spacing="true"/>
      <style:text-properties fo:font-size="24pt"/>
    </style:style>
    <style:style style:name="P48" style:family="paragraph">
      <style:paragraph-properties fo:margin-top="0.113cm" fo:margin-bottom="0cm" fo:line-height="100%" fo:text-align="start" style:punctuation-wrap="hanging" style:writing-mode="lr-tb"/>
    </style:style>
    <style:style style:name="P49" style:family="paragraph">
      <style:paragraph-properties fo:margin-top="0.113cm" fo:margin-bottom="0cm" fo:line-height="100%" fo:text-align="start" style:punctuation-wrap="hanging" style:writing-mode="lr-tb" style:font-independent-line-spacing="true"/>
      <style:text-properties fo:font-size="24pt"/>
    </style:style>
    <style:style style:name="P50" style:family="paragraph">
      <style:paragraph-properties fo:margin-top="0cm" fo:margin-bottom="0cm" fo:line-height="100%" fo:text-align="start" style:punctuation-wrap="simple" style:writing-mode="lr-tb"/>
    </style:style>
    <style:style style:name="P51" style:family="paragraph">
      <style:paragraph-properties fo:margin-left="0cm" fo:margin-right="0cm" fo:margin-top="0.296cm" fo:margin-bottom="0cm" fo:line-height="100%" fo:text-align="start" fo:text-indent="0cm" style:punctuation-wrap="hanging" style:writing-mode="lr-tb"/>
    </style:style>
    <style:style style:name="P52" style:family="paragraph">
      <style:paragraph-properties fo:margin-left="0cm" fo:margin-right="0cm" fo:margin-top="0.247cm" fo:margin-bottom="0cm" fo:line-height="100%" fo:text-align="start" fo:text-indent="0cm" style:punctuation-wrap="hanging" style:writing-mode="lr-tb"/>
    </style:style>
    <style:style style:name="P53" style:family="paragraph">
      <style:paragraph-properties fo:margin-left="0cm" fo:margin-right="0cm" fo:margin-top="0.445cm" fo:margin-bottom="0cm" fo:line-height="100%" fo:text-align="start" fo:text-indent="0cm" style:punctuation-wrap="hanging" style:writing-mode="lr-tb"/>
    </style:style>
    <style:style style:name="P54" style:family="paragraph">
      <style:paragraph-properties fo:margin-left="0cm" fo:margin-right="0cm" fo:margin-top="0.318cm" fo:margin-bottom="0cm" fo:line-height="100%" fo:text-align="start" fo:text-indent="0cm" style:punctuation-wrap="hanging" style:writing-mode="lr-tb"/>
    </style:style>
    <style:style style:name="P55" style:family="paragraph">
      <style:paragraph-properties fo:margin-left="0cm" fo:margin-right="0cm" fo:margin-top="0.318cm" fo:margin-bottom="0cm" fo:line-height="80%" fo:text-align="start" fo:text-indent="0cm" style:punctuation-wrap="hanging" style:writing-mode="lr-tb"/>
    </style:style>
    <style:style style:name="P56" style:family="paragraph">
      <style:paragraph-properties fo:margin-left="0cm" fo:margin-right="0cm" fo:margin-top="0.169cm" fo:margin-bottom="0cm" fo:line-height="90%" fo:text-align="start" fo:text-indent="0cm" style:punctuation-wrap="hanging" style:writing-mode="lr-tb"/>
    </style:style>
    <style:style style:name="P57" style:family="paragraph">
      <style:paragraph-properties fo:margin-left="0cm" fo:margin-right="0cm" fo:margin-top="0.212cm" fo:margin-bottom="0.106cm" fo:line-height="90%" fo:text-align="start" fo:text-indent="0cm" style:punctuation-wrap="hanging" style:writing-mode="lr-tb"/>
    </style:style>
    <style:style style:name="P58" style:family="paragraph">
      <style:paragraph-properties fo:margin-top="0cm" fo:margin-bottom="0cm" fo:line-height="100%" fo:text-align="center" style:punctuation-wrap="hanging" style:writing-mode="lr-tb" style:font-independent-line-spacing="true"/>
      <style:text-properties fo:font-size="24pt"/>
    </style:style>
    <style:style style:name="P59"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60" style:family="paragraph">
      <style:paragraph-properties fo:margin-left="0cm" fo:margin-right="0cm" fo:margin-top="0.141cm" fo:margin-bottom="0cm" fo:line-height="110%" fo:text-align="start" fo:text-indent="0cm" style:punctuation-wrap="simple" style:writing-mode="lr-tb"/>
    </style:style>
    <style:style style:name="P61"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62" style:family="paragraph">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63" style:family="paragraph">
      <style:paragraph-properties fo:margin-left="0cm" fo:margin-right="0cm" fo:margin-top="0.127cm" fo:margin-bottom="0cm" fo:line-height="110%" fo:text-align="start" fo:text-indent="0cm" style:punctuation-wrap="simple" style:writing-mode="lr-tb"/>
    </style:style>
    <style:style style:name="P64" style:family="paragraph">
      <style:paragraph-properties fo:margin-left="0cm" fo:margin-right="0cm" fo:margin-top="0.339cm" fo:margin-bottom="0cm" fo:line-height="110%" fo:text-align="start" fo:text-indent="0cm" style:punctuation-wrap="simple" style:writing-mode="lr-tb"/>
    </style:style>
    <style:style style:name="P65" style:family="paragraph">
      <style:paragraph-properties fo:margin-left="0cm" fo:margin-right="0cm" fo:margin-top="0.282cm" fo:margin-bottom="0cm" fo:line-height="110%" fo:text-align="start" fo:text-indent="0cm" style:punctuation-wrap="simple" style:writing-mode="lr-tb"/>
    </style:style>
    <style:style style:name="P66" style:family="paragraph">
      <style:paragraph-properties fo:margin-left="0cm" fo:margin-right="0cm" fo:margin-top="0.169cm" fo:margin-bottom="0cm" fo:line-height="110%" fo:text-align="start" fo:text-indent="0cm" style:punctuation-wrap="simple" style:writing-mode="lr-tb"/>
    </style:style>
    <style:style style:name="P67" style:family="paragraph">
      <style:paragraph-properties fo:margin-left="0cm" fo:margin-right="0cm" fo:margin-top="0.318cm" fo:margin-bottom="0cm" fo:line-height="110%" fo:text-align="start" fo:text-indent="0cm" style:punctuation-wrap="simple" style:writing-mode="lr-tb"/>
    </style:style>
    <style:style style:name="P68" style:family="paragraph">
      <style:paragraph-properties fo:margin-left="2.897cm" fo:margin-right="0cm" fo:margin-top="0.318cm" fo:margin-bottom="0cm" fo:line-height="110%" fo:text-align="start" fo:text-indent="0cm" style:punctuation-wrap="simple" style:writing-mode="lr-tb"/>
    </style:style>
    <style:style style:name="P69" style:family="paragraph">
      <style:paragraph-properties fo:margin-left="0cm" fo:margin-right="0cm" fo:margin-top="0.423cm" fo:margin-bottom="0cm" fo:line-height="110%" fo:text-align="start" fo:text-indent="0cm" style:punctuation-wrap="simple" style:writing-mode="lr-tb"/>
    </style:style>
    <style:style style:name="P70" style:family="paragraph">
      <style:paragraph-properties fo:margin-left="0cm" fo:margin-right="0cm" fo:margin-top="0.353cm" fo:margin-bottom="0cm" fo:line-height="110%" fo:text-align="start" fo:text-indent="0cm" style:punctuation-wrap="simple" style:writing-mode="lr-tb"/>
    </style:style>
    <style:style style:name="P71" style:family="paragraph">
      <style:paragraph-properties fo:margin-top="0.141cm" fo:margin-bottom="0cm" fo:line-height="110%" fo:text-align="start" style:punctuation-wrap="simple" style:writing-mode="lr-tb"/>
    </style:style>
    <style:style style:name="P72" style:family="paragraph">
      <style:paragraph-properties fo:margin-left="0cm" fo:margin-right="0cm" fo:margin-top="0.113cm" fo:margin-bottom="0cm" fo:line-height="100%" fo:text-align="start" fo:text-indent="0.529cm" style:punctuation-wrap="simple" style:writing-mode="lr-tb">
        <style:tab-stops>
          <style:tab-stop style:position="0cm"/>
        </style:tab-stops>
      </style:paragraph-properties>
    </style:style>
    <style:style style:name="P73" style:family="paragraph">
      <style:paragraph-properties fo:margin-left="0cm" fo:margin-right="0cm" fo:margin-top="0.113cm" fo:margin-bottom="0cm" fo:line-height="100%" fo:text-align="justify" fo:text-indent="0.529cm" style:punctuation-wrap="simple" style:writing-mode="lr-tb">
        <style:tab-stops>
          <style:tab-stop style:position="0cm"/>
        </style:tab-stops>
      </style:paragraph-properties>
    </style:style>
    <style:style style:name="P74" style:family="paragraph">
      <style:paragraph-properties fo:margin-left="0cm" fo:margin-right="0cm" fo:margin-top="0cm" fo:margin-bottom="0cm" fo:line-height="100%" fo:text-align="start" fo:text-indent="0.529cm" style:punctuation-wrap="simple" style:writing-mode="lr-tb">
        <style:tab-stops>
          <style:tab-stop style:position="0cm"/>
        </style:tab-stops>
      </style:paragraph-properties>
    </style:style>
    <style:style style:name="P75" style:family="paragraph">
      <style:paragraph-properties fo:margin-left="0.811cm" fo:margin-right="0cm" fo:margin-top="0.169cm" fo:margin-bottom="0cm" fo:line-height="100%" fo:text-align="start" fo:text-indent="-0.81cm" style:punctuation-wrap="simple" style:writing-mode="lr-tb">
        <style:tab-stops>
          <style:tab-stop style:position="0cm"/>
        </style:tab-stops>
      </style:paragraph-properties>
    </style:style>
    <style:style style:name="P76" style:family="paragraph">
      <style:paragraph-properties fo:margin-left="0.811cm" fo:margin-right="0cm" fo:margin-top="0.169cm" fo:margin-bottom="0cm" fo:line-height="100%" fo:text-align="justify" fo:text-indent="-0.81cm" style:punctuation-wrap="simple" style:writing-mode="lr-tb">
        <style:tab-stops>
          <style:tab-stop style:position="0cm"/>
        </style:tab-stops>
      </style:paragraph-properties>
    </style:style>
    <style:style style:name="P77" style:family="paragraph">
      <style:paragraph-properties fo:margin-left="0.811cm" fo:margin-right="0cm" fo:margin-top="0.169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78" style:family="paragraph">
      <style:paragraph-properties fo:margin-left="0.811cm" fo:margin-right="0cm" fo:margin-top="0cm" fo:margin-bottom="0cm" fo:line-height="100%" fo:text-align="start" fo:text-indent="-0.81cm" style:punctuation-wrap="simple" style:writing-mode="lr-tb">
        <style:tab-stops>
          <style:tab-stop style:position="0cm"/>
        </style:tab-stops>
      </style:paragraph-properties>
    </style:style>
    <style:style style:name="P79" style:family="paragraph">
      <style:paragraph-properties fo:margin-left="0.811cm" fo:margin-right="0cm" fo:margin-top="0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80"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25"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27"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bold" style:font-name-asian="MS PGothic1" style:font-size-asian="11pt" style:font-style-asian="normal" style:font-weight-asian="bold" style:font-size-complex="11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1" fo:font-size="10.5pt" fo:letter-spacing="normal" fo:font-style="normal" style:text-underline-style="none" fo:font-weight="bold" style:font-name-asian="MS PGothic1" style:font-size-asian="10.5pt" style:font-style-asian="normal" style:font-weight-asian="bold" style:font-size-complex="10.5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1" fo:font-size="10.5pt" fo:letter-spacing="normal" fo:font-style="normal" style:text-underline-style="none" fo:font-weight="normal" style:font-name-asian="MS PGothic1" style:font-size-asian="10.5pt" style:font-style-asian="normal" style:font-weight-asian="normal" style:font-size-complex="10.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38"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1"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2"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47"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4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51"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53"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54"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55"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56"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58"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59"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60"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1"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2"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65"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0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xml:id="id1" draw:id="id1">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random"/>
          </anim:par>
          <anim:seq smil:dur="0s" presentation:node-type="main-sequence"/>
        </anim:par>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xml:id="id2" draw:id="id2">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xml:id="id3" draw:id="id3">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xml:id="id4" draw:id="id4">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anim:par presentation:node-type="timing-root">
          <anim:par smil:begin="id4.begin">
            <anim:transitionFilter smil:dur="1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xml:id="id5" draw:id="id5">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2" draw:layer="layout" svg:width="21.236cm" svg:height="12.17cm" svg:x="2.117cm" svg:y="3.598cm" presentation:class="outline" presentation:user-transformed="true">
          <draw:text-box>
            <text:list text:style-name="L6">
              <text:list-item>
                <text:p xml:id="id6" text:id="id6" text:style-name="P21"><text:span text:style-name="T18">Das Betriebssystem ordnet im Multiprogramming jedem Prozess einen </text:span><text:span text:style-name="T19">virtuellen Prozessor</text:span><text:span text:style-name="T18"> zu</text:span></text:p>
              </text:list-item>
              <text:list-item>
                <text:p xml:id="id7" text:id="id7" text:style-name="P21"><text:span text:style-name="T18">Echte Parallelarbeit, falls jedem virtuellen Prozessor ein </text:span><text:span text:style-name="T19">realer Prozessor</text:span><text:span text:style-name="T18"> bzw. Rechnerkern <text:s/>zugeordnet wird</text:span></text:p>
              </text:list-item>
              <text:list-item>
                <text:p xml:id="id8" text:id="id8" text:style-name="P21"><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6.757cm" svg:height="4.974cm" svg:x="4.243cm" svg:y="12.426cm">
          <draw:image xlink:href="Pictures/200001A30000271300000BB745E586F1.wmf" xlink:type="simple" xlink:show="embed" xlink:actuate="onLoad">
            <text:p/>
          </draw:image>
        </draw:frame>
        <anim:par presentation:node-type="timing-root">
          <anim:par smil:begin="id5.begin">
            <anim:transitionFilter smil:dur="1s" smil:type="random"/>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6" anim:sub-item="text" smil:attributeName="visibility" smil:to="visible"/>
                  <anim:transitionFilter smil:dur="0.5s" smil:targetElement="id6" anim:sub-item="text" smil:type="blindsWipe" smil:subtype="horizontal"/>
                </anim:par>
              </anim:par>
            </anim:par>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7" anim:sub-item="text" smil:attributeName="visibility" smil:to="visible"/>
                  <anim:transitionFilter smil:dur="0.5s" smil:targetElement="id7" anim:sub-item="text" smil:type="blindsWipe" smil:subtype="horizontal"/>
                </anim:par>
              </anim:par>
            </anim:par>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8" anim:sub-item="text" smil:attributeName="visibility" smil:to="visible"/>
                  <anim:transitionFilter smil:dur="0.5s" smil:targetElement="id8" anim:sub-item="text" smil:type="blindsWipe" smil:subtype="horizontal"/>
                </anim:par>
              </anim:par>
            </anim:par>
          </anim:seq>
        </anim:par>
        <presentation:notes draw:style-name="dp4">
          <draw:page-thumbnail draw:style-name="gr5" draw:layer="layout" svg:width="14.212cm" svg:height="10.659cm" svg:x="2.753cm" svg:y="2.16cm" draw:page-number="6" presentation:class="page"/>
          <draw:frame presentation:style-name="pr10"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xml:id="id9" draw:id="id9">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4"><text:span text:style-name="T15">Prozesse laufen abwechselnd einige Millisekunden</text:span></text:p>
                  </text:list-item>
                  <text:list-item>
                    <text:p text:style-name="P24"><text:span text:style-name="T15">Dadurch entsteht der Eindruck paralleler Verarbeitung</text:span></text:p>
                  </text:list-item>
                  <text:list-item>
                    <text:p text:style-name="P24"><text:span text:style-name="T15">Dazwischen sind Prozesswechsel (</text:span><text:span text:style-name="T20">Kontextwechsel</text:span><text:span text:style-name="T15"> oder Kontext-Switch)</text:span></text:p>
                  </text:list-item>
                </text:list>
              </text:list-item>
            </text:list>
            <text:list text:style-name="L8">
              <text:list-item>
                <text:list>
                  <text:list-item>
                    <text:list>
                      <text:list-item>
                        <text:p text:style-name="P25"><text:span text:style-name="T21">bisheriger Prozess wird gestoppt</text:span></text:p>
                      </text:list-item>
                      <text:list-item>
                        <text:p text:style-name="P25"><text:span text:style-name="T21">neuer Prozess (re)aktiviert</text:span></text:p>
                      </text:list-item>
                    </text:list>
                  </text:list-item>
                </text:list>
              </text:list-item>
            </text:list>
            <text:p text:style-name="P26"><text:span text:style-name="T15"/></text:p>
          </draw:text-box>
        </draw:frame>
        <anim:par presentation:node-type="timing-root">
          <anim:par smil:begin="id9.begin">
            <anim:transitionFilter smil:dur="1s" smil:type="random"/>
          </anim:par>
          <anim:seq smil:dur="0s" presentation:node-type="main-sequence"/>
        </anim:par>
        <presentation:notes draw:style-name="dp4">
          <draw:page-thumbnail draw:style-name="gr5" draw:layer="layout" svg:width="14.212cm" svg:height="10.659cm" svg:x="2.753cm" svg:y="2.16cm" draw:page-number="7" presentation:class="page"/>
          <draw:frame presentation:style-name="pr10"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xml:id="id10" draw:id="id10">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1" draw:layer="layout" svg:width="15.027cm" svg:height="8.677cm" svg:x="4.657cm" svg:y="3.81cm">
          <text:p text:style-name="P12"><text:span text:style-name="T5"/></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1" draw:layer="layout" svg:width="3.174cm" svg:height="1.481cm" svg:x="5.503cm" svg:y="10.583cm">
          <text:p text:style-name="P27"><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1" draw:layer="layout" svg:width="3.174cm" svg:height="1.481cm" svg:x="5.503cm" svg:y="5.715cm">
          <text:p text:style-name="P27"><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1" draw:layer="layout" svg:width="3.174cm" svg:height="2.116cm" svg:x="5.503cm" svg:y="7.832cm">
          <text:p text:style-name="P27"><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 draw:layer="layout" svg:width="9.312cm" svg:height="4.656cm" svg:x="9.313cm" svg:y="4.445cm">
          <text:p text:style-name="P27"><text:span text:style-name="T15"/></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 draw:text-style-name="P1" draw:layer="layout" svg:width="3.597cm" svg:height="1.481cm" svg:x="9.948cm" svg:y="5.292cm">
          <text:p text:style-name="P27"><text:span text:style-name="T12">CP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 draw:text-style-name="P28" draw:layer="layout" svg:width="3.597cm" svg:height="2.116cm" svg:x="9.313cm" svg:y="9.737cm">
          <text:p text:style-name="P27"><text:span text:style-name="T22">Dateiinfo, </text:span></text:p>
          <text:p text:style-name="P27"><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1" draw:layer="layout" svg:width="3.597cm" svg:height="1.481cm" svg:x="14.393cm" svg:y="5.292cm">
          <text:p text:style-name="P27"><text:span text:style-name="T12">MM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1" draw:layer="layout" svg:width="3.597cm" svg:height="2.116cm" svg:x="15.028cm" svg:y="9.737cm">
          <text:p text:style-name="P27"><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5"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1s" smil:type="random"/>
          </anim:par>
          <anim:seq smil:dur="0s" presentation:node-type="main-sequence"/>
        </anim:par>
        <presentation:notes draw:style-name="dp4">
          <draw:page-thumbnail draw:style-name="gr5" draw:layer="layout" svg:width="14.212cm" svg:height="10.659cm" svg:x="2.753cm" svg:y="2.16cm" draw:page-number="8" presentation:class="page"/>
          <draw:frame presentation:style-name="pr10"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xml:id="id11" draw:id="id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1" draw:layer="layout" svg:width="21.801cm" svg:height="3.639cm" svg:x="2.117cm" svg:y="13.727cm">
          <text:list text:style-name="L10">
            <text:list-item>
              <text:p text:style-name="P15"><text:span text:style-name="T15">Hardware-Kontext von Prozess A sichern (in seinen PCB </text:span><text:span text:style-name="T23">➜</text:span><text:span text:style-name="T15"> Def. später)</text:span></text:p>
            </text:list-item>
            <text:list-item>
              <text:p text:style-name="P15"><text:span text:style-name="T15">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3" draw:layer="layout" svg:width="20cm" svg:height="8.8cm" svg:x="2.4cm" svg:y="4.2cm">
          <draw:image xlink:href="Pictures/200000F60000477D0000170D4D60FAB8.wmf" xlink:type="simple" xlink:show="embed" xlink:actuate="onLoad">
            <text:p/>
          </draw:image>
        </draw:frame>
        <anim:par presentation:node-type="timing-root">
          <anim:par smil:begin="id11.begin">
            <anim:transitionFilter smil:dur="1s" smil:type="random"/>
          </anim:par>
          <anim:seq smil:dur="0s" presentation:node-type="main-sequence"/>
        </anim:par>
        <presentation:notes draw:style-name="dp4">
          <draw:page-thumbnail draw:style-name="gr5" draw:layer="layout" svg:width="14.212cm" svg:height="10.659cm" svg:x="2.753cm" svg:y="2.16cm" draw:page-number="9" presentation:class="page"/>
          <draw:frame presentation:style-name="pr10"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xml:id="id12" draw:id="id12">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236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24">fork()</text:span></text:p>
              </text:list-item>
            </text:list>
            <text:list text:style-name="L7">
              <text:list-item>
                <text:list>
                  <text:list-item>
                    <text:p text:style-name="P24"><text:span text:style-name="T15">Realen Prozessor, Hauptspeicher und weitere Ressourcen zuordnen</text:span></text:p>
                  </text:list-item>
                  <text:list-item>
                    <text:p text:style-name="P24"><text:span text:style-name="T15">Programmcode und Daten in Speicher laden</text:span></text:p>
                  </text:list-item>
                  <text:list-item>
                    <text:p text:style-name="P24"><text:span text:style-name="T15">Prozesskontext laden und Prozess starten</text:span></text:p>
                  </text:list-item>
                </text:list>
              </text:list-item>
              <text:list-item>
                <text:p text:style-name="P29"><text:span text:style-name="T5">Für das Beenden eines Prozesses gibt es mehrere Gründe:</text:span></text:p>
                <text:list>
                  <text:list-item>
                    <text:p text:style-name="P24"><text:span text:style-name="T15">Normaler exit </text:span></text:p>
                  </text:list-item>
                  <text:list-item>
                    <text:p text:style-name="P24"><text:span text:style-name="T15">Error exit (vom Programmierer gewünscht, fatal error)</text:span></text:p>
                  </text:list-item>
                  <text:list-item>
                    <text:p text:style-name="P24"><text:span text:style-name="T15">Durch einen anderen Prozess beendet (killed)</text:span></text:p>
                  </text:list-item>
                </text:list>
              </text:list-item>
            </text:list>
          </draw:text-box>
        </draw:frame>
        <anim:par presentation:node-type="timing-root">
          <anim:par smil:begin="id12.begin">
            <anim:transitionFilter smil:dur="1s" smil:type="random"/>
          </anim:par>
          <anim:seq smil:dur="0s" presentation:node-type="main-sequence"/>
        </anim:par>
        <presentation:notes draw:style-name="dp4">
          <draw:page-thumbnail draw:style-name="gr5" draw:layer="layout" svg:width="14.212cm" svg:height="10.659cm" svg:x="2.753cm" svg:y="2.16cm" draw:page-number="10" presentation:class="page"/>
          <draw:frame presentation:style-name="pr10"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xml:id="id13" draw:id="id13">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1"><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30"><text:span text:style-name="T22">(1) Betriebssystem wählt den Prozess aus (Aktivieren)</text:span></text:p>
          <text:p text:style-name="P30"><text:span text:style-name="T22">(2) Betriebssystem wählt einen anderen Prozess aus (Deaktivieren, preemption, Vorrangunterbrechung)</text:span></text:p>
          <text:p text:style-name="P30"><text:span text:style-name="T22">(3) Prozess wird blockiert (z.B. wegen Warten auf Input, Betriebsmittel wird angefordert)</text:span></text:p>
          <text:p text:style-name="P30"><text:span text:style-name="T22">(4) Blockierungsgrund aufgehoben (Betriebsmittel verfügbar)</text:span></text:p>
          <text:p text:style-name="P30"><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17" draw:text-style-name="P1" draw:layer="layout" svg:width="1.599cm" svg:height="1.599cm" svg:x="18.682cm" svg:y="9.725cm">
          <text:p text:style-name="P12"><text:span text:style-name="T5"/></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18" draw:text-style-name="P1" draw:layer="layout" svg:width="3.717cm" svg:height="1.741cm" svg:x="6.049cm" svg:y="6.981cm">
          <text:p text:style-name="P31"><text:span text:style-name="T25">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18" draw:text-style-name="P1" draw:layer="layout" svg:width="3.717cm" svg:height="1.741cm" svg:x="12.113cm" svg:y="6.981cm">
          <text:p text:style-name="P31"><text:span text:style-name="T25">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18" draw:text-style-name="P1" draw:layer="layout" svg:width="4.105cm" svg:height="1.741cm" svg:x="8.593cm" svg:y="10.032cm">
          <text:p text:style-name="P31"><text:span text:style-name="T25">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19" draw:text-style-name="P1" draw:layer="layout" svg:x1="12.112cm" svg:y1="7.994cm" svg:x2="9.766cm" svg:y2="7.994cm">
          <text:p/>
        </draw:line>
        <draw:line draw:name="Line 11" draw:style-name="gr19" draw:text-style-name="P1" draw:layer="layout" svg:x1="9.766cm" svg:y1="7.417cm" svg:x2="12.112cm" svg:y2="7.417cm">
          <text:p/>
        </draw:line>
        <draw:line draw:name="Line 12" draw:style-name="gr19" draw:text-style-name="P1" draw:layer="layout" svg:x1="15.83cm" svg:y1="7.703cm" svg:x2="17.784cm" svg:y2="7.703cm">
          <text:p/>
        </draw:line>
        <draw:line draw:name="Line 13" draw:style-name="gr19" draw:text-style-name="P1" draw:layer="layout" svg:x1="14.07cm" svg:y1="8.722cm" svg:x2="10.939cm" svg:y2="10.032cm">
          <text:p/>
        </draw:line>
        <draw:line draw:name="Line 14" draw:style-name="gr19" draw:text-style-name="P1" draw:layer="layout" svg:x1="10.352cm" svg:y1="10.032cm" svg:x2="7.808cm" svg:y2="8.722cm">
          <text:p/>
        </draw:line>
        <draw:custom-shape draw:name="Text Box 15" draw:style-name="gr15"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5"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5"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20" draw:text-style-name="P1" draw:layer="layout" svg:width="0.799cm" svg:height="0.799cm" svg:x="4.079cm" svg:y="7.3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9" draw:text-style-name="P1" draw:layer="layout" svg:x1="4.879cm" svg:y1="7.724cm" svg:x2="6.079cm" svg:y2="7.724cm">
          <text:p/>
        </draw:line>
        <draw:custom-shape draw:name="Ellipse 22" draw:style-name="gr20" draw:text-style-name="P1" draw:layer="layout" svg:width="0.799cm" svg:height="0.799cm" svg:x="19.082cm" svg:y="10.1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9" draw:text-style-name="P1" draw:layer="layout" svg:x1="19.482cm" svg:y1="8.524cm" svg:x2="19.482cm" svg:y2="9.725cm">
          <text:p/>
        </draw:line>
        <draw:custom-shape draw:name="AutoShape 7" draw:style-name="gr18" draw:text-style-name="P1" draw:layer="layout" svg:width="3.717cm" svg:height="1.741cm" svg:x="17.784cm" svg:y="6.835cm">
          <text:p text:style-name="P31"><text:span text:style-name="T25">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par smil:begin="id13.begin">
            <anim:transitionFilter smil:dur="1s" smil:type="random"/>
          </anim:par>
          <anim:seq smil:dur="0s" presentation:node-type="main-sequence"/>
        </anim:par>
        <presentation:notes draw:style-name="dp4">
          <draw:page-thumbnail draw:style-name="gr5" draw:layer="layout" svg:width="14.212cm" svg:height="10.659cm" svg:x="2.753cm" svg:y="2.16cm" draw:page-number="11" presentation:class="page"/>
          <draw:frame presentation:style-name="pr10"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xml:id="id14" draw:id="id14">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4"><text:span text:style-name="T15">Information, di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6"><text:span text:style-name="T15">Programmzähler</text:span></text:p>
                  </text:list-item>
                  <text:list-item>
                    <text:p text:style-name="P26"><text:span text:style-name="T15">Prozesszustand</text:span></text:p>
                  </text:list-item>
                  <text:list-item>
                    <text:p text:style-name="P26"><text:span text:style-name="T15">Priorität</text:span></text:p>
                  </text:list-item>
                  <text:list-item>
                    <text:p text:style-name="P26"><text:span text:style-name="T15">Verbrauchte Prozessorzeit seit dem Start des Prozesses</text:span></text:p>
                  </text:list-item>
                  <text:list-item>
                    <text:p text:style-name="P26"><text:span text:style-name="T15">Prozessnummer (PID), Elternprozess (PID)</text:span></text:p>
                  </text:list-item>
                  <text:list-item>
                    <text:p text:style-name="P26"><text:span text:style-name="T15">Zugeordnete Betriebsmittel, z.B. Dateien (Dateideskriptoren)</text:span></text:p>
                  </text:list-item>
                </text:list>
              </text:list-item>
            </text:list>
          </draw:text-box>
        </draw:frame>
        <anim:par presentation:node-type="timing-root">
          <anim:par smil:begin="id14.begin">
            <anim:transitionFilter smil:dur="1s" smil:type="random"/>
          </anim:par>
          <anim:seq smil:dur="0s" presentation:node-type="main-sequence"/>
        </anim:par>
        <presentation:notes draw:style-name="dp4">
          <draw:page-thumbnail draw:style-name="gr5" draw:layer="layout" svg:width="14.212cm" svg:height="10.659cm" svg:x="2.753cm" svg:y="2.16cm" draw:page-number="12" presentation:class="page"/>
          <draw:frame presentation:style-name="pr10" draw:layer="layout" svg:width="15.775cm" svg:height="12.792cm" svg:x="1.972cm" svg:y="13.503cm" presentation:class="notes" presentation:placeholder="true">
            <draw:text-box/>
          </draw:frame>
        </presentation:notes>
      </draw:page>
      <draw:page draw:name="page13"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32"><text:span text:style-name="T5">Unix besitzt eine </text:span><text:span text:style-name="T13">baumartige</text:span><text:span text:style-name="T5"> Prozessstruktur (Prozesshierarchie)</text:span></text:p>
              </text:list-item>
              <text:list-item>
                <text:p text:style-name="P32"><text:span text:style-name="T5">Jeder Prozess erhält vom Betriebssystem eine </text:span><text:span text:style-name="T13">PID</text:span><text:span text:style-name="T5"> (eindeutige Prozess-Id)</text:span></text:p>
              </text:list-item>
              <text:list-item>
                <text:p text:style-name="P32"><text:span text:style-name="T5">Besondere Prozesse unter Unix: </text:span></text:p>
              </text:list-item>
            </text:list>
            <text:list text:style-name="L7">
              <text:list-item>
                <text:list>
                  <text:list-item>
                    <text:p text:style-name="P33"><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34"><text:span text:style-name="T21">Speicherverwaltungsprozess für Swapping (später mehr dazu)</text:span></text:p>
                      </text:list-item>
                    </text:list>
                  </text:list-item>
                  <text:list-item>
                    <text:p text:style-name="P33"><text:span text:style-name="T20">init</text:span><text:span text:style-name="T15"> (PID 1), bei Mac OS X heißt der Prozess </text:span><text:span text:style-name="T20">launchd</text:span></text:p>
                    <text:list>
                      <text:list-item>
                        <text:p text:style-name="P33"><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26">fork()-</text:span><text:span text:style-name="T5">Aufruf des Vaters erzeugt</text:span></text:p>
              </text:list-item>
              <text:list-item>
                <text:p text:style-name="P16"><text:span text:style-name="T5">Der Kindprozess erzeugt und erbt dessen Umgebung </text:span><text:span text:style-name="T13">als Kopie</text:span><text:span text:style-name="T5">: </text:span></text:p>
              </text:list-item>
            </text:list>
            <text:list text:style-name="L7">
              <text:list-item>
                <text:list>
                  <text:list-item>
                    <text:p text:style-name="P24"><text:span text:style-name="T15">Alle offenen Dateien und Netzwerkverbindungen</text:span></text:p>
                  </text:list-item>
                  <text:list-item>
                    <text:p text:style-name="P24"><text:span text:style-name="T15">Umgebungsvariablen</text:span></text:p>
                  </text:list-item>
                  <text:list-item>
                    <text:p text:style-name="P24"><text:span text:style-name="T15">Aktuelles Arbeitsverzeichnis</text:span></text:p>
                  </text:list-item>
                  <text:list-item>
                    <text:p text:style-name="P24"><text:span text:style-name="T15">Datenbereiche</text:span></text:p>
                  </text:list-item>
                  <text:list-item>
                    <text:p text:style-name="P24"><text:span text:style-name="T15">Codebereiche</text:span></text:p>
                  </text:list-item>
                </text:list>
              </text:list-item>
              <text:list-item>
                <text:p text:style-name="P16"><text:span text:style-name="T5">Durch den System-Call </text:span><text:span text:style-name="T26">execve()</text:span><text:span text:style-name="T5"> kann im Kindprozess ein neues Programm geladen werden </text:span></text:p>
              </text:list-item>
            </text:list>
            <text:p text:style-name="P35"><text:span text:style-name="T15"/></text:p>
          </draw:text-box>
        </draw:frame>
        <presentation:notes draw:style-name="dp4">
          <draw:page-thumbnail draw:style-name="gr5" draw:layer="layout" svg:width="14.212cm" svg:height="10.659cm" svg:x="2.753cm" svg:y="2.16cm" draw:page-number="14" presentation:class="page"/>
          <draw:frame presentation:style-name="pr10"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1.283cm" svg:height="13.546cm" svg:x="2.117cm" svg:y="3.387cm" presentation:class="outline" presentation:user-transformed="true">
          <draw:text-box>
            <text:p text:style-name="P36"><text:span text:style-name="T22">public static void main()</text:span></text:p>
            <text:p text:style-name="P36"><text:span text:style-name="T22">{</text:span></text:p>
            <text:p text:style-name="P36"><text:span text:style-name="T22"><text:tab/></text:span><text:span text:style-name="T22">int ret;</text:span><text:span text:style-name="T22"><text:tab/></text:span><text:span text:style-name="T22"><text:tab/></text:span><text:span text:style-name="T22">// Returncode von fork</text:span></text:p>
            <text:p text:style-name="P36"><text:span text:style-name="T22"><text:tab/></text:span><text:span text:style-name="T22">int status;</text:span><text:span text:style-name="T22"><text:tab/></text:span><text:span text:style-name="T22"><text:tab/></text:span><text:span text:style-name="T22">// Status des Kindprozesses</text:span></text:p>
            <text:p text:style-name="P36"><text:span text:style-name="T22"><text:tab/></text:span><text:span text:style-name="T22">pid_t pid;</text:span><text:span text:style-name="T22"><text:tab/></text:span><text:span text:style-name="T22"><text:tab/></text:span><text:span text:style-name="T22">// pid_t ist ein spezieller Datentyp, der eine PID beschreibt</text:span></text:p>
            <text:p text:style-name="P36"><text:span text:style-name="T22"><text:tab/></text:span><text:span text:style-name="T22">ret = </text:span><text:span text:style-name="T27">fork();</text:span><text:span text:style-name="T22"> <text:s text:c="2"/></text:span><text:span text:style-name="T22"><text:tab/></text:span><text:span text:style-name="T22">// Kindprozesses wird erzeugt</text:span></text:p>
            <text:p text:style-name="P36"><text:span text:style-name="T22"><text:tab/></text:span><text:span text:style-name="T22">if (ret == 0) {</text:span></text:p>
            <text:p text:style-name="P36"><text:span text:style-name="T22"><text:tab/></text:span><text:span text:style-name="T22"><text:tab/></text:span><text:span text:style-name="T22">// Anweisungen, die im Kindprozess ausgeführt werden sollen</text:span></text:p>
            <text:p text:style-name="P36"><text:span text:style-name="T22"><text:tab/></text:span><text:span text:style-name="T22"><text:tab/></text:span><text:span text:style-name="T22"><text:tab/></text:span><text:span text:style-name="T22"><text:tab/></text:span><text:span text:style-name="T22">...</text:span></text:p>
            <text:p text:style-name="P36"><text:span text:style-name="T22"><text:tab/></text:span><text:span text:style-name="T22"><text:tab/></text:span><text:span text:style-name="T27">exit(0);</text:span><text:span text:style-name="T22"> // Beenden des Kindprozesses mit Status 0 (ok)</text:span></text:p>
            <text:p text:style-name="P36"><text:span text:style-name="T22"><text:tab/></text:span><text:span text:style-name="T22">}</text:span></text:p>
            <text:p text:style-name="P36"><text:span text:style-name="T22"><text:tab/></text:span><text:span text:style-name="T22">else {</text:span></text:p>
            <text:p text:style-name="P36"><text:span text:style-name="T22"><text:tab/></text:span><text:span text:style-name="T22"><text:tab/></text:span><text:span text:style-name="T22">// Anweisungen, die nur im Elternprozess ausgeführt werden sollen</text:span></text:p>
            <text:p text:style-name="P36"><text:span text:style-name="T22"><text:tab/></text:span><text:span text:style-name="T22"><text:tab/></text:span><text:span text:style-name="T22">// Zur Ablaufzeit kommt hier nur der Elternprozess rein (Returncode = PID</text:span></text:p>
            <text:p text:style-name="P36"><text:span text:style-name="T22"><text:tab/></text:span><text:span text:style-name="T22"><text:tab/></text:span><text:span text:style-name="T22">// des Kindprozesses)</text:span></text:p>
            <text:p text:style-name="P36"><text:span text:style-name="T22"/></text:p>
            <text:p text:style-name="P36"><text:span text:style-name="T22"><text:tab/></text:span><text:span text:style-name="T22"><text:tab/></text:span><text:span text:style-name="T22">...</text:span></text:p>
            <text:p text:style-name="P36"><text:span text:style-name="T22"><text:tab/></text:span><text:span text:style-name="T22"><text:tab/></text:span><text:span text:style-name="T22">pid = </text:span><text:span text:style-name="T27">wait(&amp;status);</text:span><text:span text:style-name="T22"><text:tab/></text:span><text:span text:style-name="T22">// Warten auf das Ende des Kindprozesses</text:span></text:p>
            <text:p text:style-name="P36"><text:span text:style-name="T22"><text:tab/></text:span><text:span text:style-name="T22"><text:tab/></text:span><text:span text:style-name="T27">exit(0);</text:span><text:span text:style-name="T22"> </text:span><text:span text:style-name="T22"><text:tab/></text:span><text:span text:style-name="T22"><text:tab/></text:span><text:span text:style-name="T22"><text:tab/></text:span><text:span text:style-name="T22"><text:tab/></text:span><text:span text:style-name="T22">// Beenden des Vaterprozesses mit Status 0 (ok)</text:span></text:p>
            <text:p text:style-name="P36"><text:span text:style-name="T22"><text:tab/></text:span><text:span text:style-name="T22">}</text:span></text:p>
            <text:p text:style-name="P36"><text:span text:style-name="T22">}</text:span></text:p>
            <text:p text:style-name="P37"><text:span text:style-name="T28"/></text:p>
          </draw:text-box>
        </draw:frame>
        <draw:custom-shape draw:name="Rectangle 5" draw:style-name="gr9" draw:text-style-name="P1" draw:layer="layout" svg:width="25.399cm" svg:height="0.001cm" svg:x="0cm" svg:y="7.025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6.35cm" svg:height="4.974cm" svg:x="20.415cm" svg:y="5.627cm">
          <draw:image xlink:href="Pictures/2000002900001A46000014CACB66A84D.wmf" xlink:type="simple" xlink:show="embed" xlink:actuate="onLoad">
            <text:p/>
          </draw:image>
        </draw:frame>
        <presentation:notes draw:style-name="dp4">
          <draw:page-thumbnail draw:style-name="gr5" draw:layer="layout" svg:width="14.212cm" svg:height="10.659cm" svg:x="2.753cm" svg:y="2.16cm" draw:page-number="15" presentation:class="page"/>
          <draw:frame presentation:style-name="pr10"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39" draw:layer="layout" svg:width="21.166cm" svg:height="2.962cm" svg:x="1.905cm" svg:y="3.598cm" presentation:class="outline" presentation:user-transformed="true">
          <draw:text-box>
            <text:list text:style-name="L6">
              <text:list-item>
                <text:p text:style-name="P38"><text:span text:style-name="T21">Je Terminal wartet ein getty-Prozess auf eine Eingabe (Login) </text:span></text:p>
              </text:list-item>
              <text:list-item>
                <text:p text:style-name="P38"><text:span text:style-name="T21">Nach erfolgreichem Login wird ein Shell-Prozess eröffnet</text:span></text:p>
              </text:list-item>
              <text:list-item>
                <text:p text:style-name="P38"><text:span text:style-name="T21">Jedes Kommando wird gewöhnlich in einem eigenen Prozess ausgeführt</text:span></text:p>
              </text:list-item>
            </text:list>
          </draw:text-box>
        </draw:frame>
        <draw:line draw:name="Line 28" draw:style-name="gr21" draw:text-style-name="P1" draw:layer="layout" svg:x1="8.488cm" svg:y1="9.424cm" svg:x2="8.488cm" svg:y2="10.024cm">
          <text:p/>
        </draw:line>
        <draw:custom-shape draw:name="Text Box 32" draw:style-name="gr22" draw:text-style-name="P1" draw:layer="layout" svg:width="4.965cm" svg:height="1.265cm" svg:x="1.648cm" svg:y="9.943cm">
          <text:p text:style-name="P12"><text:span text:style-name="T28">Startet alle weiteren </text:span></text:p>
          <text:p text:style-name="P12"><text:span text:style-name="T28">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4" draw:style-name="gr23" draw:text-style-name="P41" draw:layer="layout" svg:width="3.345cm" svg:height="1.399cm" svg:x="6.888cm" svg:y="8.025cm">
          <text:p text:style-name="P40"><text:span text:style-name="T29">scheduler</text:span><text:span text:style-name="T30"> Pid 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5" draw:style-name="gr23" draw:text-style-name="P1" draw:layer="layout" svg:width="3.345cm" svg:height="1.399cm" svg:x="6.862cm" svg:y="10.025cm">
          <text:p text:style-name="P40"><text:span text:style-name="T31">init</text:span></text:p>
          <text:p text:style-name="P40"><text:span text:style-name="T28">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23" draw:text-style-name="P1" draw:layer="layout" svg:width="3.345cm" svg:height="1.399cm" svg:x="2.087cm" svg:y="13.225cm">
          <text:p text:style-name="P40"><text:span text:style-name="T31">getty</text:span></text:p>
          <text:p text:style-name="P40"><text:span text:style-name="T28">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23" draw:text-style-name="P1" draw:layer="layout" svg:width="3.345cm" svg:height="1.399cm" svg:x="6.452cm" svg:y="13.225cm">
          <text:p text:style-name="P40"><text:span text:style-name="T31">login</text:span></text:p>
          <text:p text:style-name="P40"><text:span text:style-name="T28">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23" draw:text-style-name="P1" draw:layer="layout" svg:width="3.345cm" svg:height="1.399cm" svg:x="11.04cm" svg:y="13.225cm">
          <text:p text:style-name="P40"><text:span text:style-name="T31">bash</text:span></text:p>
          <text:p text:style-name="P40"><text:span text:style-name="T28">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23" draw:text-style-name="P1" draw:layer="layout" svg:width="3.345cm" svg:height="1.399cm" svg:x="9.288cm" svg:y="16.226cm">
          <text:p text:style-name="P40"><text:span text:style-name="T31">cp</text:span></text:p>
          <text:p text:style-name="P40"><text:span text:style-name="T28">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21" draw:text-style-name="P1" draw:layer="layout" svg:x1="8.513cm" svg:y1="11.425cm" svg:x2="4.025cm" svg:y2="13.225cm">
          <text:p/>
        </draw:line>
        <draw:line draw:name="Line 28" draw:style-name="gr21" draw:text-style-name="P1" draw:layer="layout" svg:x1="8.589cm" svg:y1="11.425cm" svg:x2="8.125cm" svg:y2="13.225cm">
          <text:p/>
        </draw:line>
        <draw:line draw:name="Line 28" draw:style-name="gr21" draw:text-style-name="P1" draw:layer="layout" svg:x1="8.681cm" svg:y1="11.425cm" svg:x2="12.566cm" svg:y2="13.225cm">
          <text:p/>
        </draw:line>
        <draw:line draw:name="Line 28" draw:style-name="gr24" draw:text-style-name="P1" draw:layer="layout" svg:x1="12.566cm" svg:y1="14.625cm" svg:x2="10.96cm" svg:y2="16.225cm">
          <text:p/>
        </draw:line>
        <draw:custom-shape draw:name="Ellipse 44" draw:style-name="gr23" draw:text-style-name="P1" draw:layer="layout" svg:width="3.345cm" svg:height="1.399cm" svg:x="13.034cm" svg:y="16.226cm">
          <text:p text:style-name="P40"><text:span text:style-name="T31">ls</text:span></text:p>
          <text:p text:style-name="P40"><text:span text:style-name="T28">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22" draw:text-style-name="P1" draw:layer="layout" svg:width="0.922cm" svg:height="0.758cm" svg:x="16.658cm" svg:y="16.541cm">
          <text:p text:style-name="P12"><text:span text:style-name="T28">…</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4" draw:text-style-name="P1" draw:layer="layout" svg:x1="12.712cm" svg:y1="14.625cm" svg:x2="14.445cm" svg:y2="16.225cm">
          <text:p/>
        </draw:line>
        <draw:custom-shape draw:name="Freihandform 47" draw:style-name="gr25" draw:text-style-name="P1" draw:layer="layout" svg:width="2.832cm" svg:height="0.39cm" svg:x="4.54cm" svg:y="14.606cm">
          <text:p text:style-name="P40"/>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25" draw:text-style-name="P1" draw:layer="layout" svg:width="2.832cm" svg:height="0.39cm" svg:x="8.778cm" svg:y="14.59cm">
          <text:p text:style-name="P40"/>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22" draw:text-style-name="P1" draw:layer="layout" svg:width="2.438cm" svg:height="1.265cm" svg:x="1.818cm" svg:y="11.825cm">
          <text:p text:style-name="P12"><text:span text:style-name="T28">Terminal-</text:span></text:p>
          <text:p text:style-name="P12"><text:span text:style-name="T28">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2.611cm" svg:height="0.674cm" svg:x="4.706cm" svg:y="15.084cm">
          <text:p text:style-name="P12"><text:span text:style-name="T32">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2.061cm" svg:height="0.674cm" svg:x="9.026cm" svg:y="14.999cm">
          <text:p text:style-name="P12"><text:span text:style-name="T32">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5.147cm" svg:height="1.265cm" svg:x="1.752cm" svg:y="8.075cm">
          <text:p text:style-name="P12"><text:span text:style-name="T28">Früher auch idle oder </text:span></text:p>
          <text:p text:style-name="P12"><text:span text:style-name="T28">swapper genannt</text:span></text:p>
          <draw:enhanced-geometry draw:mirror-horizontal="false" draw:mirror-vertical="false" svg:viewBox="0 0 514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4.305cm" svg:height="1.772cm" svg:x="12.505cm" svg:y="11.392cm">
          <text:p text:style-name="P12"><text:span text:style-name="T28">Shell, bzw. erstes </text:span></text:p>
          <text:p text:style-name="P12"><text:span text:style-name="T28">Kommando</text:span></text:p>
          <text:p text:style-name="P12"><text:span text:style-name="T28">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3.217cm" svg:height="1.265cm" svg:x="13.892cm" svg:y="14.425cm">
          <text:p text:style-name="P12"><text:span text:style-name="T28">Programme, </text:span></text:p>
          <text:p text:style-name="P12"><text:span text:style-name="T28">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5" draw:style-name="gr23" draw:text-style-name="P1" draw:layer="layout" svg:width="3.345cm" svg:height="1.399cm" svg:x="16.5cm" svg:y="7.791cm">
          <text:p text:style-name="P40"><text:span text:style-name="T31">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23" draw:text-style-name="P1" draw:layer="layout" svg:width="3.345cm" svg:height="1.399cm" svg:x="20.201cm" svg:y="7.625cm">
          <text:p text:style-name="P40"><text:span text:style-name="T31">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26" draw:text-style-name="P42" draw:layer="layout" svg:x1="21.928cm" svg:y1="9.024cm" svg:x2="21.928cm" svg:y2="11.459cm">
          <text:p/>
        </draw:line>
        <draw:line draw:name="Line 28" draw:style-name="gr24" draw:text-style-name="P1" draw:layer="layout" svg:x1="18.173cm" svg:y1="10.225cm" svg:x2="21.946cm" svg:y2="10.242cm">
          <text:p/>
        </draw:line>
        <draw:custom-shape draw:name="Text Box 32" draw:style-name="gr22" draw:text-style-name="P1" draw:layer="layout" svg:width="1.185cm" svg:height="0.674cm" svg:x="18.067cm" svg:y="9.541cm">
          <text:p text:style-name="P12"><text:span text:style-name="T32">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7" draw:text-style-name="P1" draw:layer="layout" svg:x1="18.258cm" svg:y1="11.225cm" svg:x2="21.946cm" svg:y2="11.225cm">
          <text:p/>
        </draw:line>
        <draw:custom-shape draw:name="Text Box 32" draw:style-name="gr22" draw:text-style-name="P1" draw:layer="layout" svg:width="1.24cm" svg:height="0.674cm" svg:x="18.107cm" svg:y="10.425cm">
          <text:p text:style-name="P12"><text:span text:style-name="T32">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26" draw:text-style-name="P42" draw:layer="layout" svg:x1="18.173cm" svg:y1="9.19cm" svg:x2="18.173cm" svg:y2="11.625cm">
          <text:p/>
        </draw:line>
        <draw:custom-shape draw:name="Text Box 32" draw:style-name="gr22" draw:text-style-name="P1" draw:layer="layout" svg:width="1.151cm" svg:height="0.674cm" svg:x="21.986cm" svg:y="10.741cm">
          <text:p text:style-name="P12"><text:span text:style-name="T32">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6"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Unix-Prozessbaum – CentOS-Derivat"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 – CentOS-Derivat</text:span></text:p>
          </draw:text-box>
        </draw:frame>
        <draw:frame draw:name="Rectangle 3" presentation:style-name="pr8" draw:text-style-name="P1" draw:layer="layout" svg:width="21.166cm" svg:height="2.962cm" svg:x="1.905cm" svg:y="3.598cm" presentation:class="outline" presentation:user-transformed="true">
          <draw:text-box>
            <text:list text:style-name="L6">
              <text:list-item>
                <text:p text:style-name="P38"><text:span text:style-name="T15">Prozesssicht nach dem Login: Kommando pstree</text:span></text:p>
              </text:list-item>
              <text:list-item>
                <text:p text:style-name="P38"><text:span text:style-name="T15">Ein Prozess mit Bezeichnung </text:span><text:span text:style-name="T20">Terminal</text:span><text:span text:style-name="T15"> als X-Terminal (Terminal-Emulation unter grafischer Oberfläche) läuft</text:span></text:p>
              </text:list-item>
            </text:list>
            <text:p text:style-name="P38"><text:span text:style-name="T15"/></text:p>
          </draw:text-box>
        </draw:frame>
        <draw:g draw:name="Gruppieren 26">
          <draw:custom-shape draw:name="Ellipse 27" draw:style-name="gr23" draw:text-style-name="P43" draw:layer="layout" svg:width="3.345cm" svg:height="1.399cm" svg:x="8.954cm" svg:y="6.925cm">
            <text:p text:style-name="P40"><text:span text:style-name="T33">init</text:span></text:p>
            <text:p text:style-name="P40"><text:span text:style-name="T34">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28" draw:style-name="gr23" draw:text-style-name="P44" draw:layer="layout" svg:width="3.345cm" svg:height="1.399cm" svg:x="6.899cm" svg:y="9.425cm">
            <text:p text:style-name="P40"><text:span text:style-name="T35">Terminal</text:span></text:p>
            <text:p text:style-name="P40"><text:span text:style-name="T36">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21" draw:text-style-name="P1" draw:layer="layout" svg:x1="10.514cm" svg:y1="8.324cm" svg:x2="8.699cm" svg:y2="9.424cm">
            <text:p/>
          </draw:line>
          <draw:line draw:name="Line 28" draw:style-name="gr21" draw:text-style-name="P1" draw:layer="layout" svg:x1="10.682cm" svg:y1="8.324cm" svg:x2="12.624cm" svg:y2="9.366cm">
            <text:p/>
          </draw:line>
          <draw:custom-shape draw:name="Text Box 32" draw:style-name="gr22" draw:text-style-name="P1" draw:layer="layout" svg:width="2.662cm" svg:height="0.758cm" svg:x="14.809cm" svg:y="9.525cm">
            <text:p text:style-name="P12"><text:span text:style-name="T28">X-Terminal</text:span></text:p>
            <draw:enhanced-geometry draw:mirror-horizontal="false" draw:mirror-vertical="false" svg:viewBox="0 0 266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3.598cm" svg:height="1.265cm" svg:x="14.729cm" svg:y="11.556cm">
            <text:p text:style-name="P12"><text:span text:style-name="T28">Konfigurierte </text:span></text:p>
            <text:p text:style-name="P12"><text:span text:style-name="T28">Standard-Shell</text:span></text:p>
            <draw:enhanced-geometry draw:mirror-horizontal="false" draw:mirror-vertical="false" svg:viewBox="0 0 359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42" draw:style-name="gr23" draw:text-style-name="P44" draw:layer="layout" svg:width="3.345cm" svg:height="1.399cm" svg:x="11.5cm" svg:y="9.325cm">
            <text:p text:style-name="P40"><text:span text:style-name="T35">Terminal</text:span></text:p>
            <text:p text:style-name="P40"><text:span text:style-name="T36">Pid 1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3" draw:style-name="gr23" draw:text-style-name="P1" draw:layer="layout" svg:width="3.345cm" svg:height="1.399cm" svg:x="11.5cm" svg:y="11.307cm">
            <text:p text:style-name="P40"><text:span text:style-name="T31">tcsh</text:span></text:p>
            <text:p text:style-name="P40"><text:span text:style-name="T28">Pid 135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4" draw:style-name="gr23" draw:text-style-name="P1" draw:layer="layout" svg:width="3.345cm" svg:height="1.399cm" svg:x="11.5cm" svg:y="11.325cm">
            <text:p text:style-name="P40"><text:span text:style-name="T31">tcsh</text:span></text:p>
            <text:p text:style-name="P40"><text:span text:style-name="T28">Pid 126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5" draw:style-name="gr23" draw:text-style-name="P1" draw:layer="layout" svg:width="3.345cm" svg:height="1.399cm" svg:x="11.5cm" svg:y="13.325cm">
            <text:p text:style-name="P40"><text:span text:style-name="T31">bash</text:span></text:p>
            <text:p text:style-name="P40"><text:span text:style-name="T28">Pid 4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6" draw:style-name="gr23" draw:text-style-name="P1" draw:layer="layout" svg:width="3.345cm" svg:height="1.399cm" svg:x="11.5cm" svg:y="15.326cm">
            <text:p text:style-name="P40"><text:span text:style-name="T31">ls</text:span></text:p>
            <text:p text:style-name="P40"><text:span text:style-name="T28">Pid 46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22" draw:text-style-name="P1" draw:layer="layout" svg:width="0.922cm" svg:height="0.758cm" svg:x="15.104cm" svg:y="15.926cm">
            <text:p text:style-name="P12"><text:span text:style-name="T28">…</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3.428cm" svg:height="0.758cm" svg:x="14.75cm" svg:y="13.556cm">
            <text:p text:style-name="P12"><text:span text:style-name="T28">Weitere Shell </text:span></text:p>
            <draw:enhanced-geometry draw:mirror-horizontal="false" draw:mirror-vertical="false" svg:viewBox="0 0 3429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2.887cm" svg:height="0.758cm" svg:x="14.837cm" svg:y="15.556cm">
            <text:p text:style-name="P12"><text:span text:style-name="T28">Kommando</text:span></text:p>
            <draw:enhanced-geometry draw:mirror-horizontal="false" draw:mirror-vertical="false" svg:viewBox="0 0 288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0.922cm" svg:height="0.758cm" svg:x="10.409cm" svg:y="9.74cm">
            <text:p text:style-name="P12"><text:span text:style-name="T28">…</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1" draw:text-style-name="P1" draw:layer="layout" svg:x1="13.081cm" svg:y1="10.725cm" svg:x2="13.081cm" svg:y2="11.325cm">
            <text:p/>
          </draw:line>
          <draw:line draw:name="Line 28" draw:style-name="gr21" draw:text-style-name="P1" draw:layer="layout" svg:x1="13.172cm" svg:y1="12.725cm" svg:x2="13.172cm" svg:y2="13.325cm">
            <text:p/>
          </draw:line>
          <draw:line draw:name="Line 28" draw:style-name="gr21" draw:text-style-name="P1" draw:layer="layout" svg:x1="13.198cm" svg:y1="14.725cm" svg:x2="13.198cm" svg:y2="15.325cm">
            <text:p/>
          </draw:lin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38"><text:span text:style-name="T15">Jeder Prozess, außer der init-Prozess, hat einen Elternprozess</text:span></text:p>
              </text:list-item>
              <text:list-item>
                <text:p text:style-name="P38"><text:span text:style-name="T15">Zustand </text:span><text:span text:style-name="T37">zombie</text:span><text:span text:style-name="T15"> wird vom Kindprozess eingenommen, bis der Elternprozess Nachricht über Ableben erhalten hat</text:span></text:p>
              </text:list-item>
              <text:list-item>
                <text:p text:style-name="P38"><text:span text:style-name="T15">Elternprozess stirbt vorher –&gt; init-Prozess wird „Pflegevater“</text:span></text:p>
              </text:list-item>
            </text:list>
          </draw:text-box>
        </draw:frame>
        <draw:custom-shape draw:name="AutoShape 4" draw:style-name="gr28" draw:text-style-name="P45" draw:layer="layout" svg:width="2.954cm" svg:height="1.886cm" svg:x="3.588cm" svg:y="11cm">
          <text:p text:style-name="P31"><text:span text:style-name="T38">nicht-</text:span></text:p>
          <text:p text:style-name="P31"><text:span text:style-name="T38">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29" draw:text-style-name="P46" draw:layer="layout" svg:width="2.954cm" svg:height="1.548cm" svg:x="7.529cm" svg:y="11.314cm">
          <text:p text:style-name="P31"><text:span text:style-name="T39">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29" draw:text-style-name="P46" draw:layer="layout" svg:width="2.954cm" svg:height="1.548cm" svg:x="11.468cm" svg:y="11.314cm">
          <text:p text:style-name="P31"><text:span text:style-name="T39">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30" draw:text-style-name="P46" draw:layer="layout" svg:width="2.954cm" svg:height="1.552cm" svg:x="14.62cm" svg:y="13.483cm">
          <text:p text:style-name="P31"><text:span text:style-name="T39">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29" draw:text-style-name="P46" draw:layer="layout" svg:width="2.954cm" svg:height="1.548cm" svg:x="17.575cm" svg:y="11.314cm">
          <text:p text:style-name="P31"><text:span text:style-name="T39">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24" draw:text-style-name="P1" draw:layer="layout" svg:x1="6.543cm" svg:y1="12.088cm" svg:x2="7.528cm" svg:y2="12.088cm">
          <text:p/>
        </draw:line>
        <draw:line draw:name="Line 10" draw:style-name="gr24" draw:text-style-name="P1" draw:layer="layout" svg:x1="10.483cm" svg:y1="12.088cm" svg:x2="11.469cm" svg:y2="12.088cm">
          <text:p/>
        </draw:line>
        <draw:custom-shape draw:name="AutoShape 12" draw:style-name="gr30" draw:text-style-name="P46" draw:layer="layout" svg:width="2.954cm" svg:height="1.552cm" svg:x="17.772cm" svg:y="15.499cm">
          <text:p text:style-name="P31"><text:span text:style-name="T39">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29" draw:text-style-name="P45" draw:layer="layout" svg:width="2.954cm" svg:height="1.548cm" svg:x="14.423cm" svg:y="9.142cm">
          <text:p text:style-name="P31"><text:span text:style-name="T38">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31" draw:text-style-name="P1" draw:layer="layout" svg:x1="17.772cm" svg:y1="16.273cm" svg:x2="4.77cm" svg:y2="16.273cm">
          <text:p/>
        </draw:line>
        <draw:line draw:name="Line 15" draw:style-name="gr24" draw:text-style-name="P1" draw:layer="layout" svg:x1="4.77cm" svg:y1="16.273cm" svg:x2="4.77cm" svg:y2="12.863cm">
          <text:p/>
        </draw:line>
        <draw:line draw:name="Line 16" draw:style-name="gr24" draw:text-style-name="P1" draw:layer="layout" svg:x1="14.62cm" svg:y1="13.949cm" svg:x2="13.635cm" svg:y2="12.863cm">
          <text:p/>
        </draw:line>
        <draw:line draw:name="Line 17" draw:style-name="gr24" draw:text-style-name="P1" draw:layer="layout" svg:x1="18.953cm" svg:y1="12.863cm" svg:x2="17.574cm" svg:y2="13.794cm">
          <text:p/>
        </draw:line>
        <draw:line draw:name="Line 18" draw:style-name="gr24" draw:text-style-name="P1" draw:layer="layout" svg:x1="14.619cm" svg:y1="10.691cm" svg:x2="13.437cm" svg:y2="11.313cm">
          <text:p/>
        </draw:line>
        <draw:line draw:name="Line 19" draw:style-name="gr24" draw:text-style-name="P1" draw:layer="layout" svg:x1="18.56cm" svg:y1="11.314cm" svg:x2="17.378cm" svg:y2="10.073cm">
          <text:p/>
        </draw:line>
        <draw:line draw:name="Line 20" draw:style-name="gr24" draw:text-style-name="P1" draw:layer="layout" svg:x1="19.347cm" svg:y1="12.863cm" svg:x2="19.347cm" svg:y2="15.498cm">
          <text:p/>
        </draw:line>
        <draw:custom-shape draw:name="Text Box 21" draw:style-name="gr15" draw:text-style-name="P47" draw:layer="layout" svg:width="5.041cm" svg:height="0.841cm" svg:x="18.159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47" draw:layer="layout" svg:width="2.904cm" svg:height="1.433cm" svg:x="19.6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47"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47"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47"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47"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32" draw:text-style-name="P1" draw:layer="layout" svg:x1="6.937cm" svg:y1="11.002cm" svg:x2="6.937cm" svg:y2="11.933cm">
          <text:p/>
        </draw:line>
        <draw:custom-shape draw:name="Rectangle 28" draw:style-name="gr15" draw:text-style-name="P49" draw:layer="layout" svg:width="11.734cm" svg:height="0.925cm" svg:x="3.902cm" svg:y="16.475cm">
          <text:p text:style-name="P48"><text:span text:style-name="T40">idle</text:span><text:span text:style-name="T12"> und </text:span><text:span text:style-name="T40">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47" draw:layer="layout" svg:width="2.967cm" svg:height="0.841cm" svg:x="10.398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47" draw:layer="layout" svg:width="3.335cm" svg:height="0.841cm" svg:x="14.432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4" draw:text-style-name="P1" draw:layer="layout" svg:x1="17.574cm" svg:y1="12.304cm" svg:x2="14.447cm" svg:y2="12.304cm">
          <text:p/>
        </draw:line>
        <draw:line draw:name="Line 19" draw:style-name="gr24"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26">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1">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50"><text:span text:style-name="T42">Quelle: </text:span><text:span text:style-name="T43">Solomon, D. A.; Russinovich, M.:</text:span><text:span text:style-name="T42"> Microsoft Windows Internals, Microsoft Press, Part 1 und 2, <text:s/>6. Auflage, 2013</text:span></text:p>
          <text:p text:style-name="P50"><text:span text:style-name="T44"/></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7.004cm" svg:height="11.994cm" svg:x="4.269cm" svg:y="4.304cm">
          <draw:image xlink:href="Pictures/2000003400003A82000029F68205CD60.wmf"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10"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38"><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50"><text:span text:style-name="T42">Quelle: </text:span><text:span text:style-name="T43">Solomon, D. A.; Russinovich, M.:</text:span><text:span text:style-name="T42"> Microsoft Windows Internals, Microsoft Press, Part 1 und 2, <text:s/>6. Auflage, 2013</text:span></text:p>
          <text:p text:style-name="P50"><text:span text:style-name="T44"/></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4cm" svg:height="10.971cm" svg:x="0.8cm" svg:y="5.503cm">
          <draw:image xlink:href="Pictures/2000007B000041590000243B279A259B.wmf" xlink:type="simple" xlink:show="embed" xlink:actuate="onLoad">
            <text:p/>
          </draw:image>
        </draw:frame>
        <presentation:notes draw:style-name="dp4">
          <draw:page-thumbnail draw:style-name="gr5" draw:layer="layout" svg:width="14.212cm" svg:height="10.659cm" svg:x="2.753cm" svg:y="2.16cm" draw:page-number="21"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xml:id="id15" draw:id="id15">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anim:par presentation:node-type="timing-root">
          <anim:par smil:begin="id15.begin">
            <anim:transitionFilter smil:dur="1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xml:id="id16" draw:id="id16">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51"><text:span text:style-name="T19">Leichtgewichtige</text:span><text:span text:style-name="T18"> Prozesse (lightweight processes, LWP) </text:span></text:p>
              </text:list-item>
              <text:list-item>
                <text:p text:style-name="P51"><text:span text:style-name="T18">Gemeinsame Ressourcen im Prozess:</text:span></text:p>
              </text:list-item>
            </text:list>
            <text:list text:style-name="L7">
              <text:list-item>
                <text:list>
                  <text:list-item>
                    <text:p text:style-name="P51"><text:span text:style-name="T19">Gemeinsamer Adressraum</text:span><text:span text:style-name="T18"> </text:span></text:p>
                  </text:list-item>
                  <text:list-item>
                    <text:p text:style-name="P51"><text:span text:style-name="T18">Offene Files, Netzwerkverbindungen ... </text:span></text:p>
                  </text:list-item>
                </text:list>
              </text:list-item>
              <text:list-item>
                <text:p text:style-name="P51"><text:span text:style-name="T18">Eigener </text:span><text:span text:style-name="T19">Zustandsautomat</text:span><text:span text:style-name="T18"> ähnlich wie Prozess </text:span></text:p>
              </text:list-item>
            </text:list>
            <text:list text:style-name="L11">
              <text:list-item>
                <text:p text:style-name="P51"><text:span text:style-name="T18">Mehrere Threads im Prozess </text:span><text:span text:style-name="T45">➜</text:span><text:span text:style-name="T18"> </text:span><text:span text:style-name="T19">Multithreading</text:span></text:p>
              </text:list-item>
            </text:list>
            <text:list text:style-name="L7">
              <text:list-item>
                <text:p text:style-name="P51"><text:span text:style-name="T18">Threads können auf Benutzerebene oder auf Kernelebene implementiert werden</text:span></text:p>
              </text:list-item>
              <text:list-item>
                <text:p text:style-name="P51"><text:span text:style-name="T18">Threads sind nicht gegeneinander geschützt</text:span></text:p>
                <text:list>
                  <text:list-item>
                    <text:p text:style-name="P52"><text:span text:style-name="T15">Synchronisationsmaßnahmen erforderlich</text:span></text:p>
                  </text:list-item>
                </text:list>
              </text:list-item>
            </text:list>
          </draw:text-box>
        </draw:frame>
        <anim:par presentation:node-type="timing-root">
          <anim:par smil:begin="id16.begin">
            <anim:transitionFilter smil:dur="1s" smil:type="random"/>
          </anim:par>
          <anim:seq smil:dur="0s" presentation:node-type="main-sequence"/>
        </anim:par>
        <presentation:notes draw:style-name="dp4">
          <draw:page-thumbnail draw:style-name="gr5" draw:layer="layout" svg:width="14.848cm" svg:height="11.136cm" svg:x="3.075cm" svg:y="2.257cm" draw:page-number="23" presentation:class="page"/>
          <draw:frame presentation:style-name="pr9"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xml:id="id17" draw:id="id17">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name="Group 71" xml:id="id18" draw:id="id18">
          <draw:custom-shape draw:name="Rectangle 5" draw:style-name="gr33" draw:text-style-name="P1" draw:layer="layout" svg:width="16.509cm" svg:height="2.327cm" svg:x="3.175cm" svg:y="14.398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1" draw:layer="layout" svg:width="16.509cm" svg:height="7.407cm" svg:x="3.175cm" svg:y="6.989cm">
            <text:p text:style-name="P12"><text:span text:style-name="T5"/></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4" draw:text-style-name="P1" draw:layer="layout" svg:width="7.831cm" svg:height="5.291cm" svg:x="7.408cm" svg:y="8.048cm">
            <text:p text:style-name="P12"><text:span text:style-name="T5"/></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31" draw:text-style-name="P1" draw:layer="layout" svg:x1="12.7cm" svg:y1="8.682cm" svg:x2="12.276cm" svg:y2="9.106cm">
              <text:p/>
            </draw:line>
            <draw:line draw:name="Line 10" draw:style-name="gr31" draw:text-style-name="P1" draw:layer="layout" svg:x1="12.276cm" svg:y1="9.106cm" svg:x2="12.7cm" svg:y2="9.317cm">
              <text:p/>
            </draw:line>
            <draw:line draw:name="Line 11" draw:style-name="gr31" draw:text-style-name="P1" draw:layer="layout" svg:x1="12.7cm" svg:y1="9.317cm" svg:x2="12.276cm" svg:y2="9.741cm">
              <text:p/>
            </draw:line>
            <draw:line draw:name="Line 12" draw:style-name="gr31" draw:text-style-name="P1" draw:layer="layout" svg:x1="12.276cm" svg:y1="9.741cm" svg:x2="12.7cm" svg:y2="9.952cm">
              <text:p/>
            </draw:line>
            <draw:line draw:name="Line 13" draw:style-name="gr31" draw:text-style-name="P1" draw:layer="layout" svg:x1="12.7cm" svg:y1="9.952cm" svg:x2="12.276cm" svg:y2="10.376cm">
              <text:p/>
            </draw:line>
            <draw:line draw:name="Line 14" draw:style-name="gr31" draw:text-style-name="P1" draw:layer="layout" svg:x1="12.276cm" svg:y1="10.376cm" svg:x2="12.7cm" svg:y2="10.587cm">
              <text:p/>
            </draw:line>
          </draw:g>
          <draw:g draw:name="Group 16">
            <draw:line draw:name="Line 17" draw:style-name="gr31" draw:text-style-name="P1" draw:layer="layout" svg:x1="10.583cm" svg:y1="8.682cm" svg:x2="10.16cm" svg:y2="9.106cm">
              <text:p/>
            </draw:line>
            <draw:line draw:name="Line 18" draw:style-name="gr31" draw:text-style-name="P1" draw:layer="layout" svg:x1="10.16cm" svg:y1="9.106cm" svg:x2="10.583cm" svg:y2="9.317cm">
              <text:p/>
            </draw:line>
            <draw:line draw:name="Line 19" draw:style-name="gr31" draw:text-style-name="P1" draw:layer="layout" svg:x1="10.583cm" svg:y1="9.317cm" svg:x2="10.16cm" svg:y2="9.741cm">
              <text:p/>
            </draw:line>
            <draw:line draw:name="Line 20" draw:style-name="gr31" draw:text-style-name="P1" draw:layer="layout" svg:x1="10.16cm" svg:y1="9.741cm" svg:x2="10.583cm" svg:y2="9.952cm">
              <text:p/>
            </draw:line>
            <draw:line draw:name="Line 21" draw:style-name="gr31" draw:text-style-name="P1" draw:layer="layout" svg:x1="10.583cm" svg:y1="9.952cm" svg:x2="10.16cm" svg:y2="10.376cm">
              <text:p/>
            </draw:line>
            <draw:line draw:name="Line 22" draw:style-name="gr31" draw:text-style-name="P1" draw:layer="layout" svg:x1="10.16cm" svg:y1="10.376cm" svg:x2="10.583cm" svg:y2="10.587cm">
              <text:p/>
            </draw:line>
          </draw:g>
          <draw:g draw:name="Group 23">
            <draw:line draw:name="Line 24" draw:style-name="gr31" draw:text-style-name="P1" draw:layer="layout" svg:x1="11.641cm" svg:y1="8.682cm" svg:x2="11.218cm" svg:y2="9.106cm">
              <text:p/>
            </draw:line>
            <draw:line draw:name="Line 25" draw:style-name="gr31" draw:text-style-name="P1" draw:layer="layout" svg:x1="11.218cm" svg:y1="9.106cm" svg:x2="11.641cm" svg:y2="9.317cm">
              <text:p/>
            </draw:line>
            <draw:line draw:name="Line 26" draw:style-name="gr31" draw:text-style-name="P1" draw:layer="layout" svg:x1="11.641cm" svg:y1="9.317cm" svg:x2="11.218cm" svg:y2="9.741cm">
              <text:p/>
            </draw:line>
            <draw:line draw:name="Line 27" draw:style-name="gr31" draw:text-style-name="P1" draw:layer="layout" svg:x1="11.218cm" svg:y1="9.741cm" svg:x2="11.641cm" svg:y2="9.952cm">
              <text:p/>
            </draw:line>
            <draw:line draw:name="Line 28" draw:style-name="gr31" draw:text-style-name="P1" draw:layer="layout" svg:x1="11.641cm" svg:y1="9.952cm" svg:x2="11.218cm" svg:y2="10.376cm">
              <text:p/>
            </draw:line>
            <draw:line draw:name="Line 29" draw:style-name="gr31" draw:text-style-name="P1" draw:layer="layout" svg:x1="11.218cm" svg:y1="10.376cm" svg:x2="11.641cm" svg:y2="10.587cm">
              <text:p/>
            </draw:line>
          </draw:g>
          <draw:custom-shape draw:name="Text Box 41" draw:style-name="gr15" draw:text-style-name="P1" draw:layer="layout" svg:width="3.987cm" svg:height="1.435cm" svg:x="19.451cm" svg:y="14.609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5" draw:text-style-name="P1" draw:layer="layout" svg:width="3.454cm" svg:height="2.027cm" svg:x="19.751cm" svg:y="9.318cm">
            <text:p text:style-name="P27"><text:span text:style-name="T22"/></text:p>
            <text:p text:style-name="P27"><text:span text:style-name="T22">Benutzer-</text:span></text:p>
            <text:p text:style-name="P27"><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5" draw:text-style-name="P1" draw:layer="layout" svg:width="2.362cm" svg:height="0.843cm" svg:x="15.77cm" svg:y="11.646cm">
            <text:p text:style-name="P27"><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32" draw:text-style-name="P1" draw:layer="layout" svg:x1="16.086cm" svg:y1="11.857cm" svg:x2="15.028cm" svg:y2="11.222cm">
            <text:p/>
          </draw:line>
          <draw:custom-shape draw:name="Text Box 51" draw:style-name="gr15" draw:text-style-name="P1" draw:layer="layout" svg:width="5.291cm" svg:height="0.843cm" svg:x="13.864cm" svg:y="8.259cm">
            <text:p text:style-name="P27"><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32" draw:text-style-name="P1" draw:layer="layout" svg:x1="15.663cm" svg:y1="9.106cm" svg:x2="12.7cm" svg:y2="11.011cm">
            <text:p/>
          </draw:line>
          <draw:line draw:name="Line 53" draw:style-name="gr32" draw:text-style-name="P1" draw:layer="layout" svg:x1="10.16cm" svg:y1="9.106cm" svg:x2="8.678cm" svg:y2="8.047cm">
            <text:p/>
          </draw:line>
          <draw:custom-shape draw:name="Text Box 54" draw:style-name="gr15" draw:text-style-name="P1" draw:layer="layout" svg:width="2.696cm" svg:height="0.843cm" svg:x="6.657cm" svg:y="7.413cm">
            <text:p text:style-name="P27"><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35" draw:text-style-name="P1" draw:layer="layout" svg:width="0.634cm" svg:height="0.422cm" svg:x="10.372cm" svg:y="11.01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35" draw:text-style-name="P1" draw:layer="layout" svg:width="0.634cm" svg:height="0.422cm" svg:x="10.372cm" svg:y="11.434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35" draw:text-style-name="P1" draw:layer="layout" svg:width="0.634cm" svg:height="0.634cm" svg:x="10.372cm" svg:y="11.858cm">
            <text:p text:style-name="P12"><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35" draw:text-style-name="P1" draw:layer="layout" svg:width="0.634cm" svg:height="0.422cm" svg:x="11.218cm" svg:y="11.01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35" draw:text-style-name="P1" draw:layer="layout" svg:width="0.634cm" svg:height="0.422cm" svg:x="11.218cm" svg:y="11.434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35" draw:text-style-name="P1" draw:layer="layout" svg:width="0.634cm" svg:height="0.422cm" svg:x="11.218cm" svg:y="11.858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35" draw:text-style-name="P1" draw:layer="layout" svg:width="0.634cm" svg:height="0.422cm" svg:x="11.218cm" svg:y="12.28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35" draw:text-style-name="P1" draw:layer="layout" svg:width="0.634cm" svg:height="0.422cm" svg:x="12.065cm" svg:y="11.01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35" draw:text-style-name="P1" draw:layer="layout" svg:width="0.634cm" svg:height="0.422cm" svg:x="12.065cm" svg:y="11.434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35" draw:text-style-name="P1" draw:layer="layout" svg:width="0.634cm" svg:height="0.422cm" svg:x="12.065cm" svg:y="11.858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5" draw:text-style-name="P1" draw:layer="layout" svg:width="2.696cm" svg:height="0.843cm" svg:x="9.696cm" svg:y="7.201cm">
            <text:p text:style-name="P27"><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5" draw:text-style-name="P1" draw:layer="layout" svg:width="2.696cm" svg:height="0.843cm" svg:x="12.236cm" svg:y="7.201cm">
            <text:p text:style-name="P27"><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32" draw:text-style-name="P1" draw:layer="layout" svg:x1="11.43cm" svg:y1="8.682cm" svg:x2="11.006cm" svg:y2="8.047cm">
            <text:p/>
          </draw:line>
          <draw:line draw:name="Line 70" draw:style-name="gr32" draw:text-style-name="P1" draw:layer="layout" svg:x1="12.488cm" svg:y1="8.894cm" svg:x2="13.546cm" svg:y2="7.836cm">
            <text:p/>
          </draw:line>
        </draw:g>
        <draw:frame draw:name="Rectangle 72" presentation:style-name="pr8" draw:text-style-name="P1" draw:layer="layout" svg:width="21.36cm" svg:height="2.715cm" svg:x="2.54cm" svg:y="3.51cm" presentation:class="outline" presentation:user-transformed="true">
          <draw:text-box>
            <text:list text:style-name="L6">
              <text:list-item>
                <text:p text:style-name="P21"><text:span text:style-name="T5">Threads haben einen eigenen Programmzähler, einen eigenen log. Registersatz und einen eigenen Stack</text:span></text:p>
              </text:list-item>
            </text:list>
          </draw:text-box>
        </draw:frame>
        <draw:custom-shape draw:name="Textfeld 52" draw:style-name="gr15" draw:text-style-name="P1" draw:layer="layout" svg:width="18.389cm" svg:height="0.674cm" svg:x="0.769cm" svg:y="16.841cm">
          <text:p text:style-name="P12"><text:span text:style-name="T32">Quelle: </text:span><text:span text:style-name="T46">Tanenbaum, A. S</text:span><text:span text:style-name="T32">.: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7.begin">
            <anim:transitionFilter smil:dur="1s" smil:type="random"/>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stretchy" presentation:preset-sub-type="across">
                  <anim:set smil:begin="0s" smil:dur="0.001s" smil:fill="hold" smil:targetElement="id18" smil:attributeName="visibility" smil:to="visible"/>
                  <anim:animate smil:dur="0.5s" smil:fill="hold" smil:targetElement="id18" smil:attributeName="width" smil:values="0;width" smil:keyTimes="0;1"/>
                  <anim:animate smil:dur="0.5s" smil:fill="hold" smil:targetElement="id18" smil:attributeName="height" smil:values="height;height" smil:keyTimes="0;1"/>
                </anim:par>
              </anim:par>
            </anim:par>
          </anim:seq>
        </anim:par>
        <presentation:notes draw:style-name="dp4">
          <draw:page-thumbnail draw:style-name="gr5" draw:layer="layout" svg:width="14.212cm" svg:height="10.659cm" svg:x="2.753cm" svg:y="2.16cm" draw:page-number="24" presentation:class="page"/>
          <draw:frame presentation:style-name="pr10"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47"><text:line-break/></text:span><text:span text:style-name="T8">Thread-Zustandsautomat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50"><text:span text:style-name="T42">Quelle: </text:span><text:span text:style-name="T43">Solomon, D. A.; Russinovich, M.:</text:span><text:span text:style-name="T42"> Microsoft Windows Internals, Microsoft Press, Part 1 und 2, <text:s/>6. Auflage, 2013</text:span></text:p>
          <text:p text:style-name="P50"><text:span text:style-name="T44"/></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3.8cm" svg:height="13.476cm" svg:x="0.8cm" svg:y="3.8cm">
          <draw:image xlink:href="Pictures/2000007900004125000039CD0F700F0D.wmf" xlink:type="simple" xlink:show="embed" xlink:actuate="onLoad">
            <text:p/>
          </draw:image>
        </draw:frame>
        <presentation:notes draw:style-name="dp4">
          <draw:page-thumbnail draw:style-name="gr5" draw:layer="layout" svg:width="14.212cm" svg:height="10.659cm" svg:x="2.753cm" svg:y="2.16cm" draw:page-number="25"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xml:id="id19" draw:id="id19">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6.772cm" svg:x="2.54cm" svg:y="3.598cm" presentation:class="outline" presentation:user-transformed="true">
          <draw:text-box>
            <text:list text:style-name="L6">
              <text:list-item>
                <text:p text:style-name="P53"><text:span text:style-name="T4">Implementierung </text:span><text:span text:style-name="T17">auf Benutzerebene</text:span></text:p>
              </text:list-item>
            </text:list>
            <text:list text:style-name="L7">
              <text:list-item>
                <text:list>
                  <text:list-item>
                    <text:p text:style-name="P54"><text:span text:style-name="T15">Thread-Bibliothek übernimmt das Scheduling und Dispatching für Threads</text:span></text:p>
                  </text:list-item>
                  <text:list-item>
                    <text:p text:style-name="P54"><text:span text:style-name="T15">Scheduling-Einheit ist der Prozess</text:span></text:p>
                  </text:list-item>
                  <text:list-item>
                    <text:p text:style-name="P54"><text:span text:style-name="T15">Kernel merkt nichts von Threads</text:span></text:p>
                  </text:list-item>
                </text:list>
              </text:list-item>
            </text:list>
          </draw:text-box>
        </draw:frame>
        <draw:custom-shape draw:name="Rectangle 5" draw:style-name="gr36"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8.874cm" svg:height="5.997cm" svg:x="3.175cm" svg:y="10.583cm">
          <draw:image xlink:href="Pictures/2000003300001F67000009FC2698DD39.wmf" xlink:type="simple" xlink:show="embed" xlink:actuate="onLoad">
            <text:p/>
          </draw:image>
        </draw:frame>
        <anim:par presentation:node-type="timing-root">
          <anim:par smil:begin="id19.begin">
            <anim:transitionFilter smil:dur="1s" smil:type="random"/>
          </anim:par>
          <anim:seq smil:dur="0s" presentation:node-type="main-sequence"/>
        </anim:par>
        <presentation:notes draw:style-name="dp4">
          <draw:page-thumbnail draw:style-name="gr5" draw:layer="layout" svg:width="14.212cm" svg:height="10.659cm" svg:x="2.753cm" svg:y="2.16cm" draw:page-number="26"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xml:id="id20" draw:id="id20">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53"><text:span text:style-name="T4">Implementierung </text:span><text:span text:style-name="T17">auf Kernelebene</text:span></text:p>
              </text:list-item>
            </text:list>
            <text:list text:style-name="L7">
              <text:list-item>
                <text:list>
                  <text:list-item>
                    <text:p text:style-name="P54"><text:span text:style-name="T15">Prozess ist nur noch Verwaltungseinheit für Betriebsmittel</text:span></text:p>
                  </text:list-item>
                  <text:list-item>
                    <text:p text:style-name="P54"><text:span text:style-name="T15">Scheduling-Einheit ist hier der Thread, nicht der Prozess</text:span></text:p>
                  </text:list-item>
                  <text:list-item>
                    <text:p text:style-name="P54"><text:span text:style-name="T15">Nicht so effizient, da Thread-Kontextwechsel über Systemcall</text:span></text:p>
                  </text:list-item>
                </text:list>
              </text:list-item>
            </text:list>
          </draw:text-box>
        </draw:frame>
        <draw:custom-shape draw:name="Rectangle 5" draw:style-name="gr36" draw:text-style-name="P1" draw:layer="layout" svg:width="25.399cm" svg:height="0.001cm" svg:x="7.924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9.156cm" svg:height="5.997cm" svg:x="2.963cm" svg:y="10.672cm">
          <draw:image xlink:href="Pictures/2000002800001C18000008C45FAD84A6.wmf" xlink:type="simple" xlink:show="embed" xlink:actuate="onLoad">
            <text:p/>
          </draw:image>
        </draw:frame>
        <anim:par presentation:node-type="timing-root">
          <anim:par smil:begin="id20.begin">
            <anim:transitionFilter smil:dur="1s" smil:type="random"/>
          </anim:par>
          <anim:seq smil:dur="0s" presentation:node-type="main-sequence"/>
        </anim:par>
        <presentation:notes draw:style-name="dp4">
          <draw:page-thumbnail draw:style-name="gr5" draw:layer="layout" svg:width="14.212cm" svg:height="10.659cm" svg:x="2.753cm" svg:y="2.16cm" draw:page-number="27" presentation:class="page"/>
          <draw:frame presentation:style-name="pr10"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xml:id="id21" draw:id="id2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55"><text:span text:style-name="T15">1:1: Genau ein Thread läuft in einem Prozess</text:span></text:p>
              </text:list-item>
              <text:list-item>
                <text:p text:style-name="P55"><text:span text:style-name="T15">1:n: Mehrere Threads laufen in einem Prozess</text:span></text:p>
              </text:list-item>
            </text:list>
            <text:p text:style-name="P55"><text:span text:style-name="T15"/></text:p>
          </draw:text-box>
        </draw:frame>
        <draw:custom-shape draw:name="Rectangle 4" draw:style-name="gr36"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2">
            <text:list-item>
              <text:p text:style-name="P55"><text:span text:style-name="T15">Auch die Zuordnung von User-Level-Threads zu Kernel-Level-Threads ist wichtig</text:span></text:p>
            </text:list-item>
            <text:list-item>
              <text:p text:style-name="P55"><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0.231cm" svg:height="6.385cm" svg:x="12.453cm" svg:y="6.526cm">
          <draw:image xlink:href="Pictures/200000280000130E00000BD368D24993.wmf" xlink:type="simple" xlink:show="embed" xlink:actuate="onLoad">
            <text:p/>
          </draw:image>
        </draw:frame>
        <anim:par presentation:node-type="timing-root">
          <anim:par smil:begin="id21.begin">
            <anim:transitionFilter smil:dur="1s" smil:type="random"/>
          </anim:par>
          <anim:seq smil:dur="0s" presentation:node-type="main-sequence"/>
        </anim:par>
        <presentation:notes draw:style-name="dp4">
          <draw:page-thumbnail draw:style-name="gr5" draw:layer="layout" svg:width="14.212cm" svg:height="10.659cm" svg:x="2.753cm" svg:y="2.16cm" draw:page-number="28" presentation:class="page"/>
          <draw:frame presentation:style-name="pr10"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xml:id="id22" draw:id="id22">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56"><text:span text:style-name="T5">Thread-Kontext-Wechsel geht </text:span><text:span text:style-name="T13">schneller</text:span><text:span text:style-name="T5"> als Prozess-Kontext-Wechsel</text:span></text:p>
              </text:list-item>
              <text:list-item>
                <text:p text:style-name="P56"><text:span text:style-name="T13">Parallelisierung</text:span><text:span text:style-name="T5"> der Prozessarbeit (muss aber entsprechend programmiert werden); Beispiel:</text:span></text:p>
              </text:list-item>
            </text:list>
            <text:list text:style-name="L7">
              <text:list-item>
                <text:list>
                  <text:list-item>
                    <text:p text:style-name="P57"><text:span text:style-name="T15">Ein Thread hört auf Netzwerkverbindungswünsche</text:span></text:p>
                  </text:list-item>
                  <text:list-item>
                    <text:p text:style-name="P57"><text:span text:style-name="T15">Ein Thread führt Berechnungen durch</text:span></text:p>
                  </text:list-item>
                  <text:list-item>
                    <text:p text:style-name="P57"><text:span text:style-name="T15">Ein Thread kümmert sich um das User-Interface (Keyboard-Eingabe, Ausgabe auf Bildschirm)</text:span></text:p>
                  </text:list-item>
                </text:list>
              </text:list-item>
              <text:list-item>
                <text:p text:style-name="P56"><text:span text:style-name="T5">Sinnvoll bei Systemen mit mehreren CPUs</text:span></text:p>
              </text:list-item>
              <text:list-item>
                <text:p text:style-name="P56"><text:span text:style-name="T5">Einsatz z.B. im Web-Server:</text:span></text:p>
                <text:list>
                  <text:list-item>
                    <text:p text:style-name="P57"><text:span text:style-name="T15">Dispatcher-Thread wartet auf ankommende HTTP-Requests</text:span></text:p>
                  </text:list-item>
                  <text:list-item>
                    <text:p text:style-name="P57"><text:span text:style-name="T15">Mehrere Worker-Threads bearbeiten Request</text:span></text:p>
                  </text:list-item>
                </text:list>
              </text:list-item>
            </text:list>
          </draw:text-box>
        </draw:frame>
        <anim:par presentation:node-type="timing-root">
          <anim:par smil:begin="id22.begin">
            <anim:transitionFilter smil:dur="1s" smil:type="random"/>
          </anim:par>
          <anim:seq smil:dur="0s" presentation:node-type="main-sequence"/>
        </anim:par>
        <presentation:notes draw:style-name="dp4">
          <draw:page-thumbnail draw:style-name="gr5" draw:layer="layout" svg:width="14.212cm" svg:height="10.659cm" svg:x="2.753cm" svg:y="2.16cm" draw:page-number="29" presentation:class="page"/>
          <draw:frame presentation:style-name="pr10"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xml:id="id23" draw:id="id23">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37" draw:text-style-name="P58" draw:layer="layout" svg:width="16.509cm" svg:height="2.327cm" svg:x="2.959cm" svg:y="11.531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8" draw:text-style-name="P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39" draw:text-style-name="P1"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31" draw:text-style-name="P1" draw:layer="layout" svg:x1="12.483cm" svg:y1="7.086cm" svg:x2="12.06cm" svg:y2="7.509cm">
              <text:p/>
            </draw:line>
            <draw:line draw:name="Line 9" draw:style-name="gr31" draw:text-style-name="P1" draw:layer="layout" svg:x1="12.06cm" svg:y1="7.509cm" svg:x2="12.483cm" svg:y2="7.721cm">
              <text:p/>
            </draw:line>
            <draw:line draw:name="Line 10" draw:style-name="gr31" draw:text-style-name="P1" draw:layer="layout" svg:x1="12.483cm" svg:y1="7.721cm" svg:x2="12.06cm" svg:y2="8.144cm">
              <text:p/>
            </draw:line>
            <draw:line draw:name="Line 11" draw:style-name="gr31" draw:text-style-name="P1" draw:layer="layout" svg:x1="12.06cm" svg:y1="8.144cm" svg:x2="12.483cm" svg:y2="8.356cm">
              <text:p/>
            </draw:line>
            <draw:line draw:name="Line 12" draw:style-name="gr31" draw:text-style-name="P1" draw:layer="layout" svg:x1="12.483cm" svg:y1="8.356cm" svg:x2="12.06cm" svg:y2="8.779cm">
              <text:p/>
            </draw:line>
            <draw:line draw:name="Line 13" draw:style-name="gr31" draw:text-style-name="P1" draw:layer="layout" svg:x1="12.06cm" svg:y1="8.779cm" svg:x2="12.483cm" svg:y2="8.991cm">
              <text:p/>
            </draw:line>
          </draw:g>
          <draw:g draw:name="Group 14">
            <draw:line draw:name="Line 15" draw:style-name="gr31" draw:text-style-name="P1" draw:layer="layout" svg:x1="10.367cm" svg:y1="7.086cm" svg:x2="9.943cm" svg:y2="7.509cm">
              <text:p/>
            </draw:line>
            <draw:line draw:name="Line 16" draw:style-name="gr31" draw:text-style-name="P1" draw:layer="layout" svg:x1="9.943cm" svg:y1="7.509cm" svg:x2="10.367cm" svg:y2="7.721cm">
              <text:p/>
            </draw:line>
            <draw:line draw:name="Line 17" draw:style-name="gr31" draw:text-style-name="P1" draw:layer="layout" svg:x1="10.367cm" svg:y1="7.721cm" svg:x2="9.943cm" svg:y2="8.144cm">
              <text:p/>
            </draw:line>
            <draw:line draw:name="Line 18" draw:style-name="gr31" draw:text-style-name="P1" draw:layer="layout" svg:x1="9.943cm" svg:y1="8.144cm" svg:x2="10.367cm" svg:y2="8.356cm">
              <text:p/>
            </draw:line>
            <draw:line draw:name="Line 19" draw:style-name="gr31" draw:text-style-name="P1" draw:layer="layout" svg:x1="10.367cm" svg:y1="8.356cm" svg:x2="9.943cm" svg:y2="8.779cm">
              <text:p/>
            </draw:line>
            <draw:line draw:name="Line 20" draw:style-name="gr31" draw:text-style-name="P1" draw:layer="layout" svg:x1="9.943cm" svg:y1="8.779cm" svg:x2="10.367cm" svg:y2="8.991cm">
              <text:p/>
            </draw:line>
          </draw:g>
          <draw:g draw:name="Group 21">
            <draw:line draw:name="Line 22" draw:style-name="gr31" draw:text-style-name="P1" draw:layer="layout" svg:x1="11.425cm" svg:y1="7.086cm" svg:x2="11.002cm" svg:y2="7.509cm">
              <text:p/>
            </draw:line>
            <draw:line draw:name="Line 23" draw:style-name="gr31" draw:text-style-name="P1" draw:layer="layout" svg:x1="11.002cm" svg:y1="7.509cm" svg:x2="11.425cm" svg:y2="7.721cm">
              <text:p/>
            </draw:line>
            <draw:line draw:name="Line 24" draw:style-name="gr31" draw:text-style-name="P1" draw:layer="layout" svg:x1="11.425cm" svg:y1="7.721cm" svg:x2="11.002cm" svg:y2="8.144cm">
              <text:p/>
            </draw:line>
            <draw:line draw:name="Line 25" draw:style-name="gr31" draw:text-style-name="P1" draw:layer="layout" svg:x1="11.002cm" svg:y1="8.144cm" svg:x2="11.425cm" svg:y2="8.356cm">
              <text:p/>
            </draw:line>
            <draw:line draw:name="Line 26" draw:style-name="gr31" draw:text-style-name="P1" draw:layer="layout" svg:x1="11.425cm" svg:y1="8.356cm" svg:x2="11.002cm" svg:y2="8.779cm">
              <text:p/>
            </draw:line>
            <draw:line draw:name="Line 27" draw:style-name="gr31" draw:text-style-name="P1" draw:layer="layout" svg:x1="11.002cm" svg:y1="8.779cm" svg:x2="11.425cm" svg:y2="8.991cm">
              <text:p/>
            </draw:line>
          </draw:g>
          <draw:g draw:name="Group 28">
            <draw:line draw:name="Line 29" draw:style-name="gr40" draw:text-style-name="P1" draw:layer="layout" svg:x1="9.097cm" svg:y1="6.028cm" svg:x2="8.673cm" svg:y2="6.451cm">
              <text:p/>
            </draw:line>
            <draw:line draw:name="Line 30" draw:style-name="gr40" draw:text-style-name="P1" draw:layer="layout" svg:x1="8.673cm" svg:y1="6.451cm" svg:x2="9.097cm" svg:y2="6.663cm">
              <text:p/>
            </draw:line>
            <draw:line draw:name="Line 31" draw:style-name="gr40" draw:text-style-name="P1" draw:layer="layout" svg:x1="9.097cm" svg:y1="6.663cm" svg:x2="8.673cm" svg:y2="7.086cm">
              <text:p/>
            </draw:line>
            <draw:line draw:name="Line 32" draw:style-name="gr40" draw:text-style-name="P1" draw:layer="layout" svg:x1="8.673cm" svg:y1="7.086cm" svg:x2="9.097cm" svg:y2="7.298cm">
              <text:p/>
            </draw:line>
            <draw:line draw:name="Line 33" draw:style-name="gr40" draw:text-style-name="P1" draw:layer="layout" svg:x1="9.097cm" svg:y1="7.298cm" svg:x2="8.673cm" svg:y2="7.721cm">
              <text:p/>
            </draw:line>
            <draw:line draw:name="Line 34" draw:style-name="gr40" draw:text-style-name="P1" draw:layer="layout" svg:x1="8.673cm" svg:y1="7.721cm" svg:x2="9.097cm" svg:y2="7.933cm">
              <text:p/>
            </draw:line>
          </draw:g>
          <draw:line draw:name="Line 35" draw:style-name="gr31" draw:text-style-name="P1" draw:layer="layout" svg:x1="8.038cm" svg:y1="14.918cm" svg:x2="8.038cm" svg:y2="6.874cm">
            <text:p/>
          </draw:line>
          <draw:line draw:name="Line 36" draw:style-name="gr24" draw:text-style-name="P1" draw:layer="layout" svg:x1="8.038cm" svg:y1="6.874cm" svg:x2="8.673cm" svg:y2="6.874cm">
            <text:p/>
          </draw:line>
          <draw:custom-shape draw:name="Text Box 37" draw:style-name="gr15" draw:text-style-name="P58" draw:layer="layout" svg:width="5.651cm" svg:height="1.435cm" svg:x="5.16cm" svg:y="14.706cm">
            <text:p text:style-name="P27"><text:span text:style-name="T22">Ankommende</text:span></text:p>
            <text:p text:style-name="P27"><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5" draw:text-style-name="P58" draw:layer="layout" svg:width="3.987cm" svg:height="1.435cm" svg:x="19.435cm" svg:y="11.743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5" draw:text-style-name="P58" draw:layer="layout" svg:width="4.144cm" svg:height="2.027cm" svg:x="19.581cm" svg:y="6.451cm">
            <text:p text:style-name="P27"><text:span text:style-name="T22"/></text:p>
            <text:p text:style-name="P27"><text:span text:style-name="T22">Adressbereich </text:span></text:p>
            <text:p text:style-name="P27"><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5" draw:text-style-name="P58" draw:layer="layout" svg:width="5.774cm" svg:height="1.435cm" svg:x="13.911cm" svg:y="8.78cm">
            <text:p text:style-name="P27"><text:span text:style-name="T22">httpd </text:span></text:p>
            <text:p text:style-name="P27"><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2" draw:text-style-name="P1" draw:layer="layout" svg:x1="15.023cm" svg:y1="9.414cm" svg:x2="14.812cm" svg:y2="7.933cm">
            <text:p/>
          </draw:line>
          <draw:line draw:name="Line 42" draw:style-name="gr24" draw:text-style-name="P1" draw:layer="layout" svg:x1="9.308cm" svg:y1="7.298cm" svg:x2="9.943cm" svg:y2="7.298cm">
            <text:p/>
          </draw:line>
          <draw:line draw:name="Line 43" draw:style-name="gr31" draw:text-style-name="P1" draw:layer="layout" svg:x1="9.308cm" svg:y1="6.663cm" svg:x2="11.213cm" svg:y2="6.663cm">
            <text:p/>
          </draw:line>
          <draw:line draw:name="Line 44" draw:style-name="gr31" draw:text-style-name="P1" draw:layer="layout" svg:x1="9.097cm" svg:y1="6.239cm" svg:x2="12.272cm" svg:y2="6.239cm">
            <text:p/>
          </draw:line>
          <draw:line draw:name="Line 45" draw:style-name="gr24" draw:text-style-name="P1" draw:layer="layout" svg:x1="12.272cm" svg:y1="6.239cm" svg:x2="12.272cm" svg:y2="6.874cm">
            <text:p/>
          </draw:line>
          <draw:line draw:name="Line 46" draw:style-name="gr24" draw:text-style-name="P1" draw:layer="layout" svg:x1="11.213cm" svg:y1="6.663cm" svg:x2="11.213cm" svg:y2="7.298cm">
            <text:p/>
          </draw:line>
          <draw:custom-shape draw:name="Text Box 47" draw:style-name="gr15" draw:text-style-name="P58" draw:layer="layout" svg:width="4.127cm" svg:height="0.843cm" svg:x="14.21cm" svg:y="5.393cm">
            <text:p text:style-name="P27"><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32" draw:text-style-name="P1" draw:layer="layout" svg:x1="15.447cm" svg:y1="6.239cm" svg:x2="12.483cm" svg:y2="8.144cm">
            <text:p/>
          </draw:line>
          <draw:line draw:name="Line 49" draw:style-name="gr32" draw:text-style-name="P1" draw:layer="layout" svg:x1="8.673cm" svg:y1="6.663cm" svg:x2="7.192cm" svg:y2="5.604cm">
            <text:p/>
          </draw:line>
          <draw:custom-shape draw:name="Text Box 50" draw:style-name="gr15" draw:text-style-name="P58" draw:layer="layout" svg:width="5.067cm" svg:height="0.843cm" svg:x="4.228cm" svg:y="4.758cm">
            <text:p text:style-name="P27"><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5" draw:text-style-name="P1" draw:layer="layout" svg:width="18.389cm" svg:height="0.674cm" svg:x="0.568cm" svg:y="16.841cm">
          <text:p text:style-name="P12"><text:span text:style-name="T32">Quelle: </text:span><text:span text:style-name="T46">Tanenbaum, A. S</text:span><text:span text:style-name="T32">.: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3.begin">
            <anim:transitionFilter smil:dur="1s" smil:type="random"/>
          </anim:par>
          <anim:seq smil:dur="0s" presentation:node-type="main-sequence"/>
        </anim:par>
        <presentation:notes draw:style-name="dp4">
          <draw:page-thumbnail draw:style-name="gr5" draw:layer="layout" svg:width="14.212cm" svg:height="10.659cm" svg:x="2.753cm" svg:y="2.16cm" draw:page-number="30" presentation:class="page"/>
          <draw:frame presentation:style-name="pr10"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xml:id="id24" draw:id="id24">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39" draw:layer="layout" svg:width="22.272cm" svg:height="13.546cm" svg:x="2.328cm" svg:y="3.387cm" presentation:class="outline" presentation:user-transformed="true">
          <draw:text-box>
            <text:p text:style-name="P59"><text:span text:style-name="T48">Dispatcher()</text:span><text:span text:style-name="T21"> {</text:span></text:p>
            <text:p text:style-name="P59"><text:span text:style-name="T21"><text:tab/></text:span><text:span text:style-name="T21">while (true) {</text:span><text:span text:style-name="T21"><text:tab/></text:span><text:span text:style-name="T21"><text:tab/></text:span><text:span text:style-name="T21"><text:tab/></text:span><text:span text:style-name="T21"><text:tab/></text:span><text:span text:style-name="T21">// Warten auf ankommende Requests</text:span></text:p>
            <text:p text:style-name="P59"><text:span text:style-name="T21"><text:tab/></text:span><text:span text:style-name="T21"><text:tab/></text:span><text:span text:style-name="T21">r= receive_request();</text:span><text:span text:style-name="T21"><text:tab/></text:span><text:span text:style-name="T21">// Request eingetroffen</text:span></text:p>
            <text:p text:style-name="P59"><text:span text:style-name="T21"><text:tab/></text:span><text:span text:style-name="T21"><text:tab/></text:span><text:span text:style-name="T21">start_thread(workerThread, r);</text:span></text:p>
            <text:p text:style-name="P59"><text:span text:style-name="T21"><text:tab/></text:span><text:span text:style-name="T21">}</text:span></text:p>
            <text:p text:style-name="P59"><text:span text:style-name="T21">}</text:span></text:p>
            <text:p text:style-name="P59"><text:span text:style-name="T21"/></text:p>
            <text:p text:style-name="P59"><text:span text:style-name="T48">workerThread(r)</text:span><text:span text:style-name="T21"> {</text:span><text:span text:style-name="T21"><text:tab/></text:span><text:span text:style-name="T21"><text:tab/></text:span><text:span text:style-name="T21"><text:tab/></text:span><text:span text:style-name="T21">// Thread zur Requestbearbeitung</text:span></text:p>
            <text:p text:style-name="P59"><text:span text:style-name="T21"><text:tab/></text:span><text:span text:style-name="T21">a = process_request(r);</text:span></text:p>
            <text:p text:style-name="P59"><text:span text:style-name="T21"><text:tab/></text:span><text:span text:style-name="T21">reply_request(a); <text:s/></text:span><text:span text:style-name="T21"><text:tab/></text:span><text:span text:style-name="T21"><text:tab/></text:span><text:span text:style-name="T21"><text:tab/></text:span><text:span text:style-name="T21">// Antwort zurück an Requestor</text:span></text:p>
            <text:p text:style-name="P59"><text:span text:style-name="T21">}</text:span></text:p>
          </draw:text-box>
        </draw:frame>
        <anim:par presentation:node-type="timing-root">
          <anim:par smil:begin="id24.begin">
            <anim:transitionFilter smil:dur="1s" smil:type="random"/>
          </anim:par>
          <anim:seq smil:dur="0s" presentation:node-type="main-sequence"/>
        </anim:par>
        <presentation:notes draw:style-name="dp4">
          <draw:page-thumbnail draw:style-name="gr5" draw:layer="layout" svg:width="14.212cm" svg:height="10.659cm" svg:x="2.753cm" svg:y="2.16cm" draw:page-number="31"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3" draw:layer="layout" svg:width="19.72cm" svg:height="14.746cm" svg:x="3.81cm" svg:y="3.598cm">
          <draw:image xlink:href="Pictures/2000008C00002E3A00002358D284D2E7.wmf" xlink:type="simple" xlink:show="embed" xlink:actuate="onLoad">
            <text:p/>
          </draw:image>
        </draw:frame>
        <presentation:notes draw:style-name="dp4">
          <draw:page-thumbnail draw:style-name="gr5" draw:layer="layout" svg:width="14.212cm" svg:height="10.659cm" svg:x="2.753cm" svg:y="2.16cm" draw:page-number="32"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4"><text:span text:style-name="T15">Maximale Speichernutzung je Prozess</text:span></text:p>
                  </text:list-item>
                  <text:list-item>
                    <text:p text:style-name="P24"><text:span text:style-name="T15">Maximale Anzahl an Prozessen</text:span></text:p>
                  </text:list-item>
                  <text:list-item>
                    <text:p text:style-name="P24"><text:span text:style-name="T15">...</text:span></text:p>
                  </text:list-item>
                </text:list>
              </text:list-item>
              <text:list-item>
                <text:p text:style-name="P16"><text:span text:style-name="T13">Prozess</text:span><text:span text:style-name="T5"> = Container zur Speicherung von Ressourcen</text:span></text:p>
                <text:list>
                  <text:list-item>
                    <text:p text:style-name="P24"><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xml:id="id25" draw:id="id25">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anim:par presentation:node-type="timing-root">
          <anim:par smil:begin="id25.begin">
            <anim:transitionFilter smil:dur="1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xml:id="id26" draw:id="id26">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3">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4">
            <text:list-item>
              <text:list>
                <text:list-item>
                  <text:p text:style-name="P24"><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41" draw:text-style-name="P42" draw:layer="layout" svg:width="1.401cm" svg:height="0.197cm" svg:x="16.899cm" svg:y="13.419cm">
          <text:p/>
          <draw:enhanced-geometry draw:mirror-horizontal="false" draw:mirror-vertical="true" svg:viewBox="0 0 21600 21600" draw:type="mso-spt32" draw:enhanced-path="M 0 0 L 21600 21600 N"/>
        </draw:custom-shape>
        <draw:frame draw:style-name="gr10" draw:text-style-name="P23" draw:layer="layout" svg:width="9.172cm" svg:height="6.985cm" svg:x="15.876cm" svg:y="10.001cm">
          <draw:image xlink:href="Pictures/2000008300002A4300001FCE4921F4C6.wmf" xlink:type="simple" xlink:show="embed" xlink:actuate="onLoad">
            <text:p/>
          </draw:image>
        </draw:frame>
        <anim:par presentation:node-type="timing-root">
          <anim:par smil:begin="id26.begin">
            <anim:transitionFilter smil:dur="1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xml:id="id27" draw:id="id27">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42" draw:text-style-name="P1" draw:layer="layout" svg:width="5.079cm" svg:height="2.751cm" svg:x="6.985cm" svg:y="9.948cm">
          <text:p text:style-name="P31"><text:span text:style-name="T49">Java-Compiler</text:span></text:p>
          <text:p text:style-name="P31"><text:span text:style-name="T49">javac</text:span><text:span text:style-name="T50">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43" draw:text-style-name="P1" draw:layer="layout" svg:width="2.08cm" svg:height="1.97cm" svg:x="2.708cm" svg:y="10.218cm">
            <text:p><text:span text:style-name="T5"/></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44" draw:text-style-name="P1" draw:layer="layout" svg:width="2.098cm" svg:height="0.637cm" svg:x="2.69cm" svg:y="9.86cm">
            <text:p text:style-name="P12"><text:span text:style-name="T5"/></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43" draw:text-style-name="P1" draw:layer="layout" svg:width="2.08cm" svg:height="1.791cm" svg:x="14.64cm" svg:y="10.697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44" draw:text-style-name="P1" draw:layer="layout" svg:width="2.098cm" svg:height="0.579cm" svg:x="14.623cm" svg:y="10.372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45" draw:text-style-name="P1" draw:layer="layout" svg:width="4.021cm" svg:height="2.751cm" svg:x="17.992cm" svg:y="6.35cm">
          <text:p text:style-name="P31"><text:span text:style-name="T49">Java-</text:span></text:p>
          <text:p text:style-name="P31"><text:span text:style-name="T49">Interpreter</text:span><text:span text:style-name="T50">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46" draw:text-style-name="P1" draw:layer="layout" svg:width="1.203cm" svg:height="0.175cm" svg:x="3.091cm" svg:y="7.36cm">
                <text:p><text:span text:style-name="T5"/></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47" draw:text-style-name="P1" draw:layer="layout" svg:width="1.154cm" svg:height="0.122cm" svg:x="3.1cm" svg:y="7.536cm">
                <text:p text:style-name="P12"><text:span text:style-name="T5"/></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46" draw:text-style-name="P1" draw:layer="layout" svg:width="0.638cm" svg:height="0.303cm" svg:x="3.369cm" svg:y="7.219cm">
              <text:p><text:span text:style-name="T5"/></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47" draw:text-style-name="P1" draw:layer="layout" svg:width="2.283cm" svg:height="0.105cm" svg:x="2.553cm" svg:y="8.237cm">
                <text:p text:style-name="P12"><text:span text:style-name="T5"/></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46" draw:text-style-name="P1" draw:layer="layout" svg:width="2.332cm" svg:height="0.585cm" svg:x="2.536cm" svg:y="7.642cm">
                <text:p><text:span text:style-name="T5"/></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48" draw:text-style-name="P1" draw:layer="layout" svg:width="2.186cm" svg:height="0.458cm" svg:x="2.597cm" svg:y="7.704cm">
                <text:p><text:span text:style-name="T5"/></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49" draw:text-style-name="P1" draw:layer="layout" svg:width="0.114cm" svg:height="0.096cm" svg:x="2.791cm" svg:y="7.695cm">
                <text:p><text:span text:style-name="T5"/></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49" draw:text-style-name="P1" draw:layer="layout" svg:width="0.294cm" svg:height="0.096cm" svg:x="2.963cm" svg:y="7.695cm">
                <text:p><text:span text:style-name="T5"/></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49" draw:text-style-name="P1" draw:layer="layout" svg:width="0.268cm" svg:height="0.096cm" svg:x="3.347cm" svg:y="7.695cm">
                <text:p><text:span text:style-name="T5"/></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49" draw:text-style-name="P1" draw:layer="layout" svg:width="0.281cm" svg:height="0.096cm" svg:x="3.673cm" svg:y="7.695cm">
                <text:p><text:span text:style-name="T5"/></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49" draw:text-style-name="P1" draw:layer="layout" svg:width="0.259cm" svg:height="0.096cm" svg:x="4.013cm" svg:y="7.695cm">
                <text:p><text:span text:style-name="T5"/></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49" draw:text-style-name="P1" draw:layer="layout" svg:width="0.312cm" svg:height="0.096cm" svg:x="4.322cm" svg:y="7.748cm">
                <text:p><text:span text:style-name="T5"/></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50" draw:text-style-name="P1" draw:layer="layout" svg:x1="2.883cm" svg:y1="7.853cm" svg:x2="3.787cm" svg:y2="7.853cm">
                  <text:p/>
                </draw:line>
                <draw:line draw:name="Line 32" draw:style-name="gr50" draw:text-style-name="P1" draw:layer="layout" svg:x1="2.932cm" svg:y1="7.928cm" svg:x2="3.836cm" svg:y2="7.928cm">
                  <text:p/>
                </draw:line>
                <draw:line draw:name="Line 33" draw:style-name="gr50" draw:text-style-name="P1" draw:layer="layout" svg:x1="2.932cm" svg:y1="7.994cm" svg:x2="3.739cm" svg:y2="7.994cm">
                  <text:p/>
                </draw:line>
                <draw:line draw:name="Line 34" draw:style-name="gr50" draw:text-style-name="P1" draw:layer="layout" svg:x1="2.958cm" svg:y1="8.065cm" svg:x2="3.06cm" svg:y2="8.065cm">
                  <text:p/>
                </draw:line>
              </draw:g>
              <draw:g draw:name="Group 35">
                <draw:line draw:name="Line 36" draw:style-name="gr50" draw:text-style-name="P1" draw:layer="layout" svg:x1="2.764cm" svg:y1="7.888cm" svg:x2="2.853cm" svg:y2="7.888cm">
                  <text:p/>
                </draw:line>
                <draw:line draw:name="Line 37" draw:style-name="gr50" draw:text-style-name="P1" draw:layer="layout" svg:x1="2.742cm" svg:y1="7.959cm" svg:x2="2.835cm" svg:y2="7.959cm">
                  <text:p/>
                </draw:line>
                <draw:line draw:name="Line 38" draw:style-name="gr50" draw:text-style-name="P1" draw:layer="layout" svg:x1="2.72cm" svg:y1="8.025cm" svg:x2="2.883cm" svg:y2="8.025cm">
                  <text:p/>
                </draw:line>
              </draw:g>
              <draw:g draw:name="Group 39">
                <draw:line draw:name="Line 40" draw:style-name="gr50" draw:text-style-name="P1" draw:layer="layout" svg:x1="3.095cm" svg:y1="8.065cm" svg:x2="3.642cm" svg:y2="8.065cm">
                  <text:p/>
                </draw:line>
                <draw:line draw:name="Line 41" draw:style-name="gr50" draw:text-style-name="P1" draw:layer="layout" svg:x1="3.836cm" svg:y1="7.853cm" svg:x2="3.955cm" svg:y2="7.853cm">
                  <text:p/>
                </draw:line>
                <draw:line draw:name="Line 42" draw:style-name="gr50" draw:text-style-name="P1" draw:layer="layout" svg:x1="3.867cm" svg:y1="7.928cm" svg:x2="3.968cm" svg:y2="7.928cm">
                  <text:p/>
                </draw:line>
                <draw:line draw:name="Line 43" draw:style-name="gr50" draw:text-style-name="P1" draw:layer="layout" svg:x1="3.805cm" svg:y1="7.994cm" svg:x2="3.968cm" svg:y2="7.994cm">
                  <text:p/>
                </draw:line>
                <draw:line draw:name="Line 44" draw:style-name="gr50" draw:text-style-name="P1" draw:layer="layout" svg:x1="3.66cm" svg:y1="8.065cm" svg:x2="3.739cm" svg:y2="8.065cm">
                  <text:p/>
                </draw:line>
                <draw:line draw:name="Line 45" draw:style-name="gr50" draw:text-style-name="P1" draw:layer="layout" svg:x1="3.774cm" svg:y1="8.065cm" svg:x2="3.955cm" svg:y2="8.065cm">
                  <text:p/>
                </draw:line>
              </draw:g>
              <draw:g draw:name="Group 46">
                <draw:line draw:name="Line 47" draw:style-name="gr50" draw:text-style-name="P1" draw:layer="layout" svg:x1="4.004cm" svg:y1="7.888cm" svg:x2="4.273cm" svg:y2="7.888cm">
                  <text:p/>
                </draw:line>
                <draw:line draw:name="Line 48" draw:style-name="gr50" draw:text-style-name="P1" draw:layer="layout" svg:x1="4.048cm" svg:y1="7.981cm" svg:x2="4.273cm" svg:y2="7.981cm">
                  <text:p/>
                </draw:line>
                <draw:line draw:name="Line 49" draw:style-name="gr50" draw:text-style-name="P1" draw:layer="layout" svg:x1="4.048cm" svg:y1="8.078cm" svg:x2="4.281cm" svg:y2="8.078cm">
                  <text:p/>
                </draw:line>
              </draw:g>
              <draw:g draw:name="Group 50">
                <draw:line draw:name="Line 51" draw:style-name="gr50" draw:text-style-name="P1" draw:layer="layout" svg:x1="4.352cm" svg:y1="7.888cm" svg:x2="4.594cm" svg:y2="7.888cm">
                  <text:p/>
                </draw:line>
                <draw:line draw:name="Line 52" draw:style-name="gr50" draw:text-style-name="P1" draw:layer="layout" svg:x1="4.321cm" svg:y1="7.959cm" svg:x2="4.533cm" svg:y2="7.959cm">
                  <text:p/>
                </draw:line>
                <draw:line draw:name="Line 53" draw:style-name="gr50" draw:text-style-name="P1" draw:layer="layout" svg:x1="4.352cm" svg:y1="8.025cm" svg:x2="4.533cm" svg:y2="8.025cm">
                  <text:p/>
                </draw:line>
                <draw:line draw:name="Line 54" draw:style-name="gr50" draw:text-style-name="P1" draw:layer="layout" svg:x1="4.339cm" svg:y1="8.087cm" svg:x2="4.581cm" svg:y2="8.087cm">
                  <text:p/>
                </draw:line>
                <draw:line draw:name="Line 55" draw:style-name="gr50" draw:text-style-name="P1" draw:layer="layout" svg:x1="4.564cm" svg:y1="7.968cm" svg:x2="4.63cm" svg:y2="7.968cm">
                  <text:p/>
                </draw:line>
                <draw:line draw:name="Line 56" draw:style-name="gr50" draw:text-style-name="P1" draw:layer="layout" svg:x1="4.586cm" svg:y1="8.052cm" svg:x2="4.656cm" svg:y2="8.052cm">
                  <text:p/>
                </draw:line>
              </draw:g>
            </draw:g>
          </draw:g>
          <draw:g draw:name="Group 57">
            <draw:custom-shape draw:name="AutoShape 58" draw:style-name="gr51" draw:text-style-name="P1" draw:layer="layout" svg:width="1.886cm" svg:height="1.362cm" svg:x="2.756cm" svg:y="5.838cm">
              <text:p text:style-name="P12"><text:span text:style-name="T5"/></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52" draw:text-style-name="P1" draw:layer="layout" svg:width="1.437cm" svg:height="1.057cm" svg:x="2.981cm" svg:y="5.993cm">
              <text:p text:style-name="P12"><text:span text:style-name="T5"/></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53" draw:text-style-name="P1" draw:layer="layout" svg:width="1.278cm" svg:height="0.934cm" svg:x="3.06cm" svg:y="6.055cm">
              <text:p text:style-name="P12"><text:span text:style-name="T5"/></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54" draw:text-style-name="P1" draw:layer="layout" svg:width="0.074cm" svg:height="0.056cm" svg:x="4.405cm" svg:y="7.153cm">
            <text:p text:style-name="P12"><text:span text:style-name="T5"/></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55" draw:text-style-name="P1" draw:layer="layout" svg:x1="3.81cm" svg:y1="9.86cm" svg:x2="3.81cm" svg:y2="8.378cm">
          <text:p/>
        </draw:line>
        <draw:custom-shape draw:name="Text Box 63" draw:style-name="gr56" draw:text-style-name="P1" draw:layer="layout" svg:width="3.822cm" svg:height="0.935cm" svg:x="13.762cm" svg:y="12.7cm">
          <text:p text:style-name="P50"><text:span text:style-name="T51">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56" draw:text-style-name="P1" draw:layer="layout" svg:width="2.23cm" svg:height="0.766cm" svg:x="2.54cm" svg:y="10.795cm">
          <text:p text:style-name="P50"><text:span text:style-name="T52">class</text:span><text:span text:style-name="T53">.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56" draw:text-style-name="P1" draw:layer="layout" svg:width="6.286cm" svg:height="1.613cm" svg:x="1.275cm" svg:y="3.81cm">
          <text:p text:style-name="P50"><text:span text:style-name="T51">Entwicklungsumgebung: </text:span></text:p>
          <text:p text:style-name="P50"><text:span text:style-name="T51">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55" draw:text-style-name="P1" draw:layer="layout" svg:x1="6.985cm" svg:y1="11.43cm" svg:x2="4.868cm" svg:y2="11.43cm">
          <text:p/>
        </draw:line>
        <draw:custom-shape draw:name="Text Box 67" draw:style-name="gr56" draw:text-style-name="P1" draw:layer="layout" svg:width="2.301cm" svg:height="0.766cm" svg:x="14.605cm" svg:y="11.218cm">
          <text:p text:style-name="P50"><text:span text:style-name="T52">class</text:span><text:span text:style-name="T53">.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55" draw:text-style-name="P1" draw:layer="layout" svg:x1="14.605cm" svg:y1="11.43cm" svg:x2="12.488cm" svg:y2="11.43cm">
          <text:p/>
        </draw:line>
        <draw:custom-shape draw:name="Rectangle 69" draw:style-name="gr45" draw:text-style-name="P1" draw:layer="layout" svg:width="4.021cm" svg:height="2.751cm" svg:x="17.992cm" svg:y="10.16cm">
          <text:p text:style-name="P31"><text:span text:style-name="T49">Just-in-Time-</text:span></text:p>
          <text:p text:style-name="P31"><text:span text:style-name="T49">Compiler</text:span><text:span text:style-name="T50">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56" draw:text-style-name="P1" draw:layer="layout" svg:width="4.326cm" svg:height="0.935cm" svg:x="1.697cm" svg:y="12.7cm">
          <text:p text:style-name="P50"><text:span text:style-name="T51">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45" draw:text-style-name="P1" draw:layer="layout" svg:width="4.021cm" svg:height="2.751cm" svg:x="17.992cm" svg:y="13.97cm">
          <text:p text:style-name="P31"><text:span text:style-name="T49">Java-</text:span></text:p>
          <text:p text:style-name="P31"><text:span text:style-name="T49">Prozessor</text:span><text:span text:style-name="T50">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55" draw:text-style-name="P1" draw:layer="layout" svg:x1="17.991cm" svg:y1="8.89cm" svg:x2="16.51cm" svg:y2="10.583cm">
          <text:p/>
        </draw:line>
        <draw:line draw:name="Line 73" draw:style-name="gr55" draw:text-style-name="P1" draw:layer="layout" svg:x1="17.991cm" svg:y1="13.97cm" svg:x2="16.721cm" svg:y2="12.276cm">
          <text:p/>
        </draw:line>
        <draw:line draw:name="Line 74" draw:style-name="gr55" draw:text-style-name="P1" draw:layer="layout" svg:x1="17.991cm" svg:y1="11.43cm" svg:x2="16.721cm" svg:y2="11.43cm">
          <text:p/>
        </draw:line>
        <draw:g draw:name="Group 75">
          <draw:custom-shape draw:name="Freeform 76" draw:style-name="gr43" draw:text-style-name="P1" draw:layer="layout" svg:width="2.08cm" svg:height="1.791cm" svg:x="11.871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44" draw:text-style-name="P1" draw:layer="layout" svg:width="2.098cm" svg:height="0.579cm" svg:x="11.853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56" draw:text-style-name="P1" draw:layer="layout" svg:width="3.678cm" svg:height="2.289cm" svg:x="11.861cm" svg:y="6.138cm">
          <text:p text:style-name="P50"><text:span text:style-name="T51">Referenzierte </text:span></text:p>
          <text:p text:style-name="P50"><text:span text:style-name="T51">Klassen</text:span></text:p>
          <text:p text:style-name="P50"><text:span text:style-name="T51">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55" draw:text-style-name="P1" draw:layer="layout" svg:x1="17.145cm" svg:y1="7.408cm" svg:x2="16.086cm" svg:y2="6.35cm">
          <text:p/>
        </draw:line>
        <draw:g draw:name="Group 80">
          <draw:custom-shape draw:name="Freeform 81" draw:style-name="gr43" draw:text-style-name="P1" draw:layer="layout" svg:width="2.08cm" svg:height="1.791cm" svg:x="13.988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44" draw:text-style-name="P1" draw:layer="layout" svg:width="2.098cm" svg:height="0.579cm" svg:x="13.9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43" draw:text-style-name="P1" draw:layer="layout" svg:width="2.08cm" svg:height="1.791cm" svg:x="16.104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44" draw:text-style-name="P1" draw:layer="layout" svg:width="2.098cm" svg:height="0.579cm" svg:x="16.08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57" draw:text-style-name="P1" draw:layer="layout" svg:width="1.642cm" svg:height="0.766cm" svg:x="14.394cm" svg:y="4.868cm">
          <text:p text:style-name="P50"><text:span text:style-name="T52">y</text:span><text:span text:style-name="T53">.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57" draw:text-style-name="P1" draw:layer="layout" svg:width="1.666cm" svg:height="0.766cm" svg:x="12.091cm" svg:y="4.868cm">
          <text:p text:style-name="P50"><text:span text:style-name="T52">x</text:span><text:span text:style-name="T53">.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57" draw:text-style-name="P1" draw:layer="layout" svg:width="1.617cm" svg:height="0.766cm" svg:x="16.298cm" svg:y="4.868cm">
          <text:p text:style-name="P50"><text:span text:style-name="T52">z</text:span><text:span text:style-name="T53">.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56" draw:text-style-name="P1" draw:layer="layout" svg:width="0.922cm" svg:height="0.935cm" svg:x="18.107cm" svg:y="4.233cm">
          <text:p text:style-name="P50"><text:span text:style-name="T51">...</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5" draw:text-style-name="P1" draw:layer="layout" svg:width="3.945cm" svg:height="0.927cm" svg:x="19.138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7.begin">
            <anim:transitionFilter smil:dur="1s" smil:type="slideWipe" smil:subtype="fromRight" smil:direction="reverse"/>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xml:id="id28" draw:id="id28">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4.961cm" svg:x="1.693cm" svg:y="3.387cm">
          <text:list text:style-name="L4">
            <text:list-item>
              <text:p text:style-name="P60"><text:span text:style-name="T15">Nebenläufigkeit wird durch die Klasse </text:span><text:span text:style-name="T37">Thread</text:span><text:span text:style-name="T15"> aus Package java.lang unterstützt</text:span></text:p>
            </text:list-item>
            <text:list-item>
              <text:p text:style-name="P60"><text:span text:style-name="T15">Eigene Klasse definieren, die von Thread abgeleitet ist und die Methode run() aus Interface </text:span><text:span text:style-name="T37">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8" draw:text-style-name="P1" draw:layer="layout" svg:width="5.714cm" svg:height="0.947cm" svg:x="8.286cm" svg:y="7.93cm">
          <text:p text:style-name="P31"><text:span text:style-name="T54">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9" draw:text-style-name="P1" draw:layer="layout" svg:width="5.714cm" svg:height="0.422cm" svg:x="8.286cm" svg:y="8.878cm">
          <text:p text:style-name="P3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60" draw:text-style-name="P1" draw:layer="layout" svg:x1="11.143cm" svg:y1="12.688cm" svg:x2="11.143cm" svg:y2="10.571cm">
          <text:p/>
        </draw:line>
        <draw:custom-shape draw:name="Rectangle 7" draw:style-name="gr58" draw:text-style-name="P1" draw:layer="layout" svg:width="5.714cm" svg:height="1.269cm" svg:x="8.286cm" svg:y="9.302cm">
          <text:p text:style-name="P50"><text:span text:style-name="T55">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8" draw:text-style-name="P1" draw:layer="layout" svg:width="5.714cm" svg:height="3.809cm" svg:x="8.392cm" svg:y="13.747cm">
          <text:p text:style-name="P50"><text:span text:style-name="T55">run()</text:span></text:p>
          <text:p text:style-name="P50"><text:span text:style-name="T55">sleep(…)</text:span></text:p>
          <text:p text:style-name="P50"><text:span text:style-name="T55">join(…)</text:span></text:p>
          <text:p text:style-name="P50"><text:span text:style-name="T55">isAlive()</text:span></text:p>
          <text:p text:style-name="P50"><text:span text:style-name="T54">…</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8" draw:text-style-name="P1" draw:layer="layout" svg:width="5.714cm" svg:height="0.947cm" svg:x="8.392cm" svg:y="12.375cm">
          <text:p text:style-name="P31"><text:span text:style-name="T54">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9" draw:text-style-name="P1" draw:layer="layout" svg:width="5.714cm" svg:height="0.422cm" svg:x="8.392cm" svg:y="13.323cm">
          <text:p text:style-name="P3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5" draw:text-style-name="P1" draw:layer="layout" svg:width="3.543cm" svg:height="1.603cm" svg:x="4.375cm" svg:y="12.477cm">
          <text:p text:style-name="P50"><text:span text:style-name="T51">Aus package </text:span></text:p>
          <text:p text:style-name="P50"><text:span text:style-name="T51">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8" draw:text-style-name="P1" draw:layer="layout" svg:width="5.714cm" svg:height="3.809cm" svg:x="17.705cm" svg:y="13.747cm">
          <text:p text:style-name="P50"><text:span text:style-name="T55">run()</text:span></text:p>
          <text:p text:style-name="P50"><text:span text:style-name="T55">…</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8" draw:text-style-name="P1" draw:layer="layout" svg:width="5.714cm" svg:height="0.947cm" svg:x="17.705cm" svg:y="12.375cm">
          <text:p text:style-name="P31"><text:span text:style-name="T54">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9" draw:text-style-name="P1" draw:layer="layout" svg:width="5.714cm" svg:height="0.422cm" svg:x="17.705cm" svg:y="13.323cm">
          <text:p text:style-name="P3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61" draw:text-style-name="P1" draw:layer="layout" svg:x1="17.705cm" svg:y1="15.228cm" svg:x2="14.106cm" svg:y2="15.228cm">
          <text:p/>
        </draw:line>
        <draw:custom-shape draw:name="Text Box 16" draw:style-name="gr15" draw:text-style-name="P1" draw:layer="layout" svg:width="3.115cm" svg:height="0.927cm" svg:x="11.207cm" svg:y="11.207cm">
          <text:p text:style-name="P50"><text:span text:style-name="T51">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1.379cm" svg:height="0.927cm" svg:x="15.259cm" svg:y="14.293cm">
          <text:p text:style-name="P50"><text:span text:style-name="T51">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8.begin">
            <anim:transitionFilter smil:dur="1s" smil:type="slideWipe" smil:subtype="fromRight" smil:direction="reverse"/>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xml:id="id29" draw:id="id29">
        <draw:frame draw:name="Rectangle 2" presentation:style-name="pr11" draw:text-style-name="P1" draw:layer="layout" svg:width="21.646cm" svg:height="1.904cm" svg:x="1.693cm" svg:y="0.847cm" presentation:class="title" presentation:user-transformed="true">
          <draw:text-box>
            <text:p text:style-name="P12"><text:span text:style-name="T56">Threads in Java</text:span><text:span text:style-name="T56"><text:line-break/></text:span><text:span text:style-name="T56">Beispiel: Eine einfache Thread-Klasse ...</text:span></text:p>
          </draw:text-box>
        </draw:frame>
        <draw:custom-shape draw:name="Rectangle 3" draw:style-name="gr62" draw:text-style-name="P62" draw:layer="layout" svg:width="21.448cm" svg:height="12.911cm" svg:x="2.752cm" svg:y="3.81cm">
          <text:p text:style-name="P61"><text:span text:style-name="T51">import java.lang.Thread;</text:span></text:p>
          <text:p text:style-name="P61"><text:span text:style-name="T57">class myThread extends Thread</text:span><text:span text:style-name="T51"> {</text:span><text:span text:style-name="T51"><text:tab/></text:span><text:span text:style-name="T51">// Meine Thread-Klasse</text:span></text:p>
          <text:p text:style-name="P61"><text:span text:style-name="T51"><text:tab/></text:span></text:p>
          <text:p text:style-name="P61"><text:span text:style-name="T51"><text:tab/></text:span><text:span text:style-name="T51">String messageText;</text:span></text:p>
          <text:p text:style-name="P61"><text:span text:style-name="T51"/></text:p>
          <text:p text:style-name="P61"><text:span text:style-name="T57"><text:tab/></text:span><text:span text:style-name="T57">public myThread(String messageText)</text:span></text:p>
          <text:p text:style-name="P61"><text:span text:style-name="T51"><text:tab/></text:span><text:span text:style-name="T51">{</text:span></text:p>
          <text:p text:style-name="P61"><text:span text:style-name="T51"><text:tab/></text:span><text:span text:style-name="T51"><text:tab/></text:span><text:span text:style-name="T51">this.messageText = messageText;</text:span></text:p>
          <text:p text:style-name="P61"><text:span text:style-name="T51"><text:tab/></text:span><text:span text:style-name="T51">}</text:span></text:p>
          <text:p text:style-name="P61"><text:span text:style-name="T51"><text:tab/></text:span><text:span text:style-name="T57">public void run()</text:span><text:span text:style-name="T57"><text:tab/></text:span><text:span text:style-name="T57"><text:tab/></text:span><text:span text:style-name="T57"><text:tab/></text:span><text:span text:style-name="T51">// Methode, welche die eigentliche Aktion ausführt</text:span></text:p>
          <text:p text:style-name="P61"><text:span text:style-name="T51"><text:tab/></text:span><text:span text:style-name="T51"><text:tab/></text:span><text:span text:style-name="T51"><text:tab/></text:span><text:span text:style-name="T51"><text:tab/></text:span><text:span text:style-name="T51"><text:tab/></text:span><text:span text:style-name="T51"><text:tab/></text:span><text:span text:style-name="T51"><text:tab/></text:span><text:span text:style-name="T51">// definiert in Interface Runnable</text:span></text:p>
          <text:p text:style-name="P61"><text:span text:style-name="T51"><text:tab/></text:span><text:span text:style-name="T51">{</text:span></text:p>
          <text:p text:style-name="P61"><text:span text:style-name="T51"><text:tab/></text:span><text:span text:style-name="T51"><text:tab/></text:span><text:span text:style-name="T51">for (;;) {</text:span></text:p>
          <text:p text:style-name="P61"><text:span text:style-name="T51"><text:tab/></text:span><text:span text:style-name="T51"><text:tab/></text:span><text:span text:style-name="T51"><text:tab/></text:span><text:span text:style-name="T51">System.out.println("Thread " + </text:span><text:span text:style-name="T58">getName()</text:span><text:span text:style-name="T51"> + ": " + messageText);</text:span></text:p>
          <text:p text:style-name="P61"><text:span text:style-name="T51"><text:tab/></text:span><text:span text:style-name="T51"><text:tab/></text:span><text:span text:style-name="T51"><text:tab/></text:span><text:span text:style-name="T51">try {</text:span></text:p>
          <text:p text:style-name="P61"><text:span text:style-name="T51"><text:tab/></text:span><text:span text:style-name="T51"><text:tab/></text:span><text:span text:style-name="T51"><text:tab/></text:span><text:span text:style-name="T51"><text:tab/></text:span><text:span text:style-name="T51">sleep(2000);</text:span></text:p>
          <text:p text:style-name="P61"><text:span text:style-name="T51"><text:tab/></text:span><text:span text:style-name="T51"><text:tab/></text:span><text:span text:style-name="T51"><text:tab/></text:span><text:span text:style-name="T51">}</text:span></text:p>
          <text:p text:style-name="P61"><text:span text:style-name="T51"><text:tab/></text:span><text:span text:style-name="T51"><text:tab/></text:span><text:span text:style-name="T51"><text:tab/></text:span><text:span text:style-name="T51">catch (Exception e) { /* Exception behandeln */}</text:span></text:p>
          <text:p text:style-name="P61"><text:span text:style-name="T51"><text:tab/></text:span><text:span text:style-name="T51"> <text:s/></text:span><text:span text:style-name="T51"><text:tab/></text:span><text:span text:style-name="T51">}</text:span></text:p>
          <text:p text:style-name="P61"><text:span text:style-name="T51"><text:tab/></text:span><text:span text:style-name="T51">}</text:span></text:p>
          <text:p text:style-name="P61"><text:span text:style-name="T51">} </text:span></text:p>
          <text:p text:style-name="P61"><text:span text:style-name="T51"/></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9.begin">
            <anim:transitionFilter smil:dur="1s" smil:type="slideWipe" smil:subtype="fromRight" smil:direction="reverse"/>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xml:id="id30" draw:id="id30">
        <draw:frame draw:name="Rectangle 1026" presentation:style-name="pr11" draw:text-style-name="P1" draw:layer="layout" svg:width="21.646cm" svg:height="1.904cm" svg:x="1.693cm" svg:y="0.847cm" presentation:class="title" presentation:user-transformed="true">
          <draw:text-box>
            <text:p text:style-name="P12"><text:span text:style-name="T56">Threads in Java</text:span><text:span text:style-name="T56"><text:line-break/></text:span><text:span text:style-name="T56">Thread-Beispiel: ... und deren Nutzung</text:span></text:p>
          </draw:text-box>
        </draw:frame>
        <draw:custom-shape draw:name="Rectangle 1027" draw:style-name="gr63" draw:text-style-name="P1" draw:layer="layout" svg:width="20.954cm" svg:height="12.276cm" svg:x="1.693cm" svg:y="3.387cm">
          <text:p text:style-name="P61"><text:span text:style-name="T57">public class myThreadTest</text:span><text:span text:style-name="T51"> {</text:span></text:p>
          <text:p text:style-name="P61"><text:span text:style-name="T51"/></text:p>
          <text:p text:style-name="P61"><text:span text:style-name="T51"><text:tab/></text:span><text:span text:style-name="T57">static void main(String args[]) </text:span></text:p>
          <text:p text:style-name="P61"><text:span text:style-name="T51"><text:tab/></text:span><text:span text:style-name="T51">{</text:span></text:p>
          <text:p text:style-name="P61"><text:span text:style-name="T51"><text:tab/></text:span><text:span text:style-name="T51"><text:tab/></text:span><text:span text:style-name="T57">myThread t1;</text:span></text:p>
          <text:p text:style-name="P61"><text:span text:style-name="T51"><text:tab/></text:span><text:span text:style-name="T51"><text:tab/></text:span><text:span text:style-name="T57">t1 = new myThread</text:span><text:span text:style-name="T51">("...auf und nieder immer wieder...");</text:span></text:p>
          <text:p text:style-name="P61"><text:span text:style-name="T51"><text:tab/></text:span><text:span text:style-name="T51"><text:tab/></text:span><text:span text:style-name="T58">t1.start();</text:span></text:p>
          <text:p text:style-name="P61"><text:span text:style-name="T51"><text:tab/></text:span><text:span text:style-name="T51"><text:tab/></text:span><text:span text:style-name="T51">if (t1.isAlive()) {</text:span></text:p>
          <text:p text:style-name="P61"><text:span text:style-name="T51"><text:tab/></text:span><text:span text:style-name="T51"><text:tab/></text:span><text:span text:style-name="T51"><text:tab/></text:span><text:span text:style-name="T51"><text:tab/></text:span><text:span text:style-name="T51">for (int i=0; i &lt; 10000000; i++) {}</text:span></text:p>
          <text:p text:style-name="P61"><text:span text:style-name="T51"><text:tab/></text:span><text:span text:style-name="T51"><text:tab/></text:span><text:span text:style-name="T51"><text:tab/></text:span><text:span text:style-name="T51"><text:tab/></text:span><text:span text:style-name="T51">try {</text:span></text:p>
          <text:p text:style-name="P61"><text:span text:style-name="T51"><text:tab/></text:span><text:span text:style-name="T51"><text:tab/></text:span><text:span text:style-name="T51"><text:tab/></text:span><text:span text:style-name="T51"><text:tab/></text:span><text:span text:style-name="T51"><text:tab/></text:span><text:span text:style-name="T51">t1.join(10000);</text:span></text:p>
          <text:p text:style-name="P61"><text:span text:style-name="T51"><text:tab/></text:span><text:span text:style-name="T51"><text:tab/></text:span><text:span text:style-name="T51"><text:tab/></text:span><text:span text:style-name="T51"><text:tab/></text:span><text:span text:style-name="T51">} catch (InterruptedException e) {/* Exception behandeln */}</text:span></text:p>
          <text:p text:style-name="P61"><text:span text:style-name="T51"><text:tab/></text:span><text:span text:style-name="T51"><text:tab/></text:span><text:span text:style-name="T51"><text:tab/></text:span><text:span text:style-name="T51"><text:tab/></text:span></text:p>
          <text:p text:style-name="P61"><text:span text:style-name="T51"><text:tab/></text:span><text:span text:style-name="T51"><text:tab/></text:span><text:span text:style-name="T51"><text:tab/></text:span><text:span text:style-name="T51"><text:tab/></text:span><text:span text:style-name="T51">System.out.println("Mainprogramm stoppt Thread myThread!!!");</text:span></text:p>
          <text:p text:style-name="P61"><text:span text:style-name="T51"><text:tab/></text:span><text:span text:style-name="T51"><text:tab/></text:span><text:span text:style-name="T51"><text:tab/></text:span><text:span text:style-name="T51"><text:tab/></text:span><text:span text:style-name="T51">System.out.println("Thread " + </text:span><text:span text:style-name="T58">t1.getName() </text:span><text:span text:style-name="T51">+ " beendet"); </text:span></text:p>
          <text:p text:style-name="P61"><text:span text:style-name="T51"><text:tab/></text:span><text:span text:style-name="T51"><text:tab/></text:span><text:span text:style-name="T51">}</text:span></text:p>
          <text:p text:style-name="P61"><text:span text:style-name="T51"><text:tab/></text:span><text:span text:style-name="T51">}</text:span><text:span text:style-name="T51"><text:tab/></text:span></text:p>
          <text:p text:style-name="P61"><text:span text:style-name="T51">}</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098cm" svg:x="2.117cm" svg:y="15.875cm">
          <text:list text:style-name="L4">
            <text:list-item>
              <text:p text:style-name="P60"><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0.begin">
            <anim:transitionFilter smil:dur="1s" smil:type="slideWipe" smil:subtype="fromRight" smil:direction="reverse"/>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xml:id="id31" draw:id="id31">
        <draw:frame draw:name="Rectangle 2" presentation:style-name="pr11" draw:text-style-name="P1" draw:layer="layout" svg:width="21.646cm" svg:height="1.904cm" svg:x="1.693cm" svg:y="0.847cm" presentation:class="title" presentation:user-transformed="true">
          <draw:text-box>
            <text:p text:style-name="P12"><text:span text:style-name="T56">Threads in Java</text:span><text:span text:style-name="T56"><text:line-break/></text:span><text:span text:style-name="T56">Thread-Beispiel: Erläuterungen</text:span></text:p>
          </draw:text-box>
        </draw:frame>
        <draw:custom-shape draw:name="Text Box 3" draw:style-name="gr11" draw:text-style-name="P1" draw:layer="layout" svg:width="20.107cm" svg:height="14.591cm" svg:x="1.905cm" svg:y="3.598cm">
          <text:list text:style-name="L4">
            <text:list-item>
              <text:p text:style-name="P60"><text:span text:style-name="T15">Innerhalb der Methode </text:span><text:span text:style-name="T37">start()</text:span><text:span text:style-name="T15"> wird automatisch die </text:span><text:span text:style-name="T37">run()-</text:span><text:span text:style-name="T15">Methode des </text:span><text:span text:style-name="T37">Runnable</text:span><text:span text:style-name="T15">-Objekts aufgerufen </text:span></text:p>
            </text:list-item>
            <text:list-item>
              <text:p text:style-name="P60"><text:span text:style-name="T15">Die Methode </text:span><text:span text:style-name="T37">join()</text:span><text:span text:style-name="T15"> ohne Parameter wartet bis der Thread „stirbt“, </text:span><text:span text:style-name="T59">join(long millis)</text:span><text:span text:style-name="T15"> wartet <text:s/>„millis“ Millisekunden und dann wird weiter gemacht</text:span></text:p>
            </text:list-item>
            <text:list-item>
              <text:p text:style-name="P60"><text:span text:style-name="T15">Weitere Methoden der Klasse Thread:</text:span></text:p>
            </text:list-item>
          </text:list>
          <text:list text:style-name="L15">
            <text:list-item>
              <text:list>
                <text:list-item>
                  <text:p text:style-name="P63"><text:span text:style-name="T59">getPriority()</text:span><text:span text:style-name="T21">: Thread-Priorität ermitteln</text:span></text:p>
                </text:list-item>
                <text:list-item>
                  <text:p text:style-name="P63"><text:span text:style-name="T59">isAlive()</text:span><text:span text:style-name="T21">: Prüfen, ob Thread lebt</text:span></text:p>
                </text:list-item>
                <text:list-item>
                  <text:p text:style-name="P63"><text:span text:style-name="T59">getThreadGroup()</text:span><text:span text:style-name="T21">: Thread-Gruppe des Threads ermitteln</text:span></text:p>
                </text:list-item>
                <text:list-item>
                  <text:p text:style-name="P63"><text:span text:style-name="T59">interrupt()</text:span><text:span text:style-name="T21">: Thread unterbrechen</text:span></text:p>
                </text:list-item>
                <text:list-item>
                  <text:p text:style-name="P63"><text:span text:style-name="T59">getName()</text:span><text:span text:style-name="T21">: Thread-Namen ermitteln</text:span></text:p>
                </text:list-item>
                <text:list-item>
                  <text:p text:style-name="P63"><text:span text:style-name="T21">...</text:span></text:p>
                </text:list-item>
                <text:list-item>
                  <text:p text:style-name="P63"><text:span text:style-name="T21">Mehrere Konstruktoren</text:span></text:p>
                </text:list-item>
              </text:list>
            </text:list-item>
          </text:list>
          <text:p text:style-name="P63"><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1.begin">
            <anim:transitionFilter smil:dur="1s" smil:type="slideWipe" smil:subtype="fromRight" smil:direction="reverse"/>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xml:id="id32" draw:id="id32">
        <draw:frame draw:name="Rectangle 2" presentation:style-name="pr11" draw:text-style-name="P1" draw:layer="layout" svg:width="21.646cm" svg:height="1.904cm" svg:x="1.693cm" svg:y="0.847cm" presentation:class="title" presentation:user-transformed="true">
          <draw:text-box>
            <text:p text:style-name="P12"><text:span text:style-name="T56">Einschub: </text:span><text:span text:style-name="T56"><text:line-break/></text:span><text:span text:style-name="T56">System-Threads</text:span></text:p>
          </draw:text-box>
        </draw:frame>
        <draw:custom-shape draw:name="Text Box 3" draw:style-name="gr11" draw:text-style-name="P1" draw:layer="layout" svg:width="22.224cm" svg:height="12.698cm" svg:x="1.693cm" svg:y="3.387cm">
          <text:list text:style-name="L4">
            <text:list-item>
              <text:p text:style-name="P64"><text:span text:style-name="T5">Threads sind in Java als Gruppen hierarchisch organisiert:</text:span></text:p>
            </text:list-item>
          </text:list>
          <text:list text:style-name="L16">
            <text:list-item>
              <text:list>
                <text:list-item>
                  <text:p text:style-name="P65"><text:span text:style-name="T15">Thread-Gruppe </text:span><text:span text:style-name="T60">system</text:span><text:span text:style-name="T15"> für die Threads des Systems (der JVM)</text:span></text:p>
                </text:list-item>
                <text:list-item>
                  <text:p text:style-name="P65"><text:span text:style-name="T15">Thread-Gruppe </text:span><text:span text:style-name="T60">main</text:span><text:span text:style-name="T15"> für die benutzerspezifischen Threads als Untergruppe von system</text:span></text:p>
                </text:list-item>
              </text:list>
            </text:list-item>
            <text:list-item>
              <text:p text:style-name="P64"><text:span text:style-name="T5">Threads der Gruppe </text:span><text:span text:style-name="T61">system</text:span><text:span text:style-name="T5">:</text:span><text:span text:style-name="T15"> </text:span></text:p>
              <text:list>
                <text:list-item>
                  <text:p text:style-name="P65"><text:span text:style-name="T60">Finalizer</text:span><text:span text:style-name="T15">: Ruft für freizugebende Objekte die finalizer-Methode auf</text:span></text:p>
                </text:list-item>
                <text:list-item>
                  <text:p text:style-name="P65"><text:span text:style-name="T15">...</text:span></text:p>
                </text:list-item>
                <text:list-item>
                  <text:p text:style-name="P65"><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2.begin">
            <anim:transitionFilter smil:dur="1s" smil:type="slideWipe" smil:subtype="fromRight" smil:direction="reverse"/>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xml:id="id33" draw:id="id33">
        <draw:frame draw:name="Rectangle 2" presentation:style-name="pr11" draw:text-style-name="P1" draw:layer="layout" svg:width="21.646cm" svg:height="1.904cm" svg:x="1.693cm" svg:y="0.847cm" presentation:class="title" presentation:user-transformed="true">
          <draw:text-box>
            <text:p text:style-name="P12"><text:span text:style-name="T56">Einschub: </text:span><text:span text:style-name="T56"><text:line-break/></text:span><text:span text:style-name="T56">System-Threads</text:span></text:p>
          </draw:text-box>
        </draw:frame>
        <draw:custom-shape draw:name="Text Box 3" draw:style-name="gr11" draw:text-style-name="P1" draw:layer="layout" svg:width="22.224cm" svg:height="9.853cm" svg:x="1.693cm" svg:y="3.387cm">
          <text:list text:style-name="L4">
            <text:list-item>
              <text:p text:style-name="P66"><text:span text:style-name="T5">Weitere Threads:</text:span></text:p>
            </text:list-item>
          </text:list>
          <text:list text:style-name="L16">
            <text:list-item>
              <text:list>
                <text:list-item>
                  <text:p text:style-name="P67"><text:span text:style-name="T60">Garbage Collection</text:span><text:span text:style-name="T15">: hat sehr niedrige Priorität (niedriger als Idle-Thread, wartet auf Signal von Idle-Thread</text:span></text:p>
                </text:list-item>
                <text:list-item>
                  <text:p text:style-name="P67"><text:span text:style-name="T60">Idle</text:span><text:span text:style-name="T15">: Wenn er läuft, setzt er ein Kennzeichen, das der </text:span><text:span text:style-name="T60">Garbage Collection</text:span><text:span text:style-name="T15"> Thread als Startsignal betrachtet, um etwas zu tun </text:span></text:p>
                </text:list-item>
              </text:list>
            </text:list-item>
          </text:list>
          <text:p text:style-name="P68"><text:span text:style-name="T13">➜</text:span><text:span text:style-name="T15"> </text:span><text:span text:style-name="T60">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3.begin">
            <anim:transitionFilter smil:dur="1s" smil:type="slideWipe" smil:subtype="fromRight" smil:direction="reverse"/>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xml:id="id34" draw:id="id34">
        <draw:frame draw:name="Rectangle 2" presentation:style-name="pr4" draw:text-style-name="P1" draw:layer="layout" svg:width="21.646cm" svg:height="1.904cm" svg:x="1.693cm" svg:y="1.058cm" presentation:class="title" presentation:user-transformed="true">
          <draw:text-box>
            <text:p text:style-name="P12"><text:span text:style-name="T56">Threads in C#</text:span><text:span text:style-name="T56"><text:line-break/></text:span><text:span text:style-name="T56">.NET Framework: CIL, CLR, FCL</text:span></text:p>
          </draw:text-box>
        </draw:frame>
        <draw:custom-shape draw:name="Text Box 3" draw:style-name="gr11" draw:text-style-name="P1" draw:layer="layout" svg:width="20.107cm" svg:height="14.048cm" svg:x="2.328cm" svg:y="3.598cm">
          <text:list text:style-name="L4">
            <text:list-item>
              <text:p text:style-name="P66"><text:span text:style-name="T5">.NET Framework: Plattform zur Entwicklung und Ausführung von Anwendungsprogrammen</text:span></text:p>
            </text:list-item>
            <text:list-item>
              <text:p text:style-name="P66"><text:span text:style-name="T5">CIL = Common Intermediate Language ist ein Zwischencode</text:span></text:p>
            </text:list-item>
          </text:list>
          <text:list text:style-name="L15">
            <text:list-item>
              <text:list>
                <text:list-item>
                  <text:p text:style-name="P60"><text:span text:style-name="T15"><text:s/></text:span><text:span text:style-name="T15">entspricht Java Byte Code</text:span></text:p>
                </text:list-item>
              </text:list>
            </text:list-item>
            <text:list-item>
              <text:p text:style-name="P66"><text:span text:style-name="T5">CLR = Common Language Runtime </text:span></text:p>
              <text:list>
                <text:list-item>
                  <text:p text:style-name="P60"><text:span text:style-name="T15"><text:s/></text:span><text:span text:style-name="T15">entspricht JVM</text:span></text:p>
                </text:list-item>
              </text:list>
            </text:list-item>
            <text:list-item>
              <text:p text:style-name="P66"><text:span text:style-name="T5">Alle Microsoft-Compiler erzeugen CIL-Code</text:span></text:p>
            </text:list-item>
            <text:list-item>
              <text:p text:style-name="P66"><text:span text:style-name="T5">FCL = Framework Class Library </text:span></text:p>
              <text:list>
                <text:list-item>
                  <text:p text:style-name="P60"><text:span text:style-name="T15"><text:s/></text:span><text:span text:style-name="T15">Klassenbibliothek mit vielen Basisklassen</text:span></text:p>
                </text:list-item>
                <text:list-item>
                  <text:p text:style-name="P60"><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4.begin">
            <anim:transitionFilter smil:dur="3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xml:id="id35" draw:id="id35">
        <draw:custom-shape draw:name="AutoShape 2" draw:style-name="gr64" draw:text-style-name="P1" draw:layer="layout" svg:width="8.042cm" svg:height="1.256cm" svg:x="2.963cm" svg:y="6.773cm">
          <text:p text:style-name="P31"><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65" draw:text-style-name="P1" draw:layer="layout" svg:width="8.042cm" svg:height="1.269cm" svg:x="2.963cm" svg:y="8.255cm">
          <text:p text:style-name="P31"><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64" draw:text-style-name="P1" draw:layer="layout" svg:width="8.042cm" svg:height="1.269cm" svg:x="13.335cm" svg:y="5.292cm">
          <text:p text:style-name="P31"><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64" draw:text-style-name="P1" draw:layer="layout" svg:width="8.042cm" svg:height="1.269cm" svg:x="13.335cm" svg:y="6.773cm">
          <text:p text:style-name="P31"><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65" draw:text-style-name="P1" draw:layer="layout" svg:width="8.042cm" svg:height="1.269cm" svg:x="13.335cm" svg:y="8.255cm">
          <text:p text:style-name="P31"><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66" draw:text-style-name="P1" draw:layer="layout" svg:width="8.042cm" svg:height="1.481cm" svg:x="2.963cm" svg:y="9.737cm">
          <text:p text:style-name="P31"><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66" draw:text-style-name="P1" draw:layer="layout" svg:width="2.751cm" svg:height="1.481cm" svg:x="13.335cm" svg:y="9.737cm">
          <text:p text:style-name="P31"><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66" draw:text-style-name="P1" draw:layer="layout" svg:width="3.174cm" svg:height="1.481cm" svg:x="15.875cm" svg:y="9.737cm">
          <text:p text:style-name="P31"><text:span text:style-name="T11">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66" draw:text-style-name="P1" draw:layer="layout" svg:width="2.539cm" svg:height="1.481cm" svg:x="18.838cm" svg:y="9.737cm">
          <text:p text:style-name="P31"><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64" draw:text-style-name="P1" draw:layer="layout" svg:width="2.751cm" svg:height="1.269cm" svg:x="2.963cm" svg:y="5.292cm">
          <text:p text:style-name="P31"><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64" draw:text-style-name="P1" draw:layer="layout" svg:width="2.751cm" svg:height="1.269cm" svg:x="5.715cm" svg:y="5.292cm">
          <text:p text:style-name="P31"><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64" draw:text-style-name="P1" draw:layer="layout" svg:width="2.539cm" svg:height="1.269cm" svg:x="8.467cm" svg:y="5.292cm">
          <text:p text:style-name="P31"><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5" draw:text-style-name="P1" draw:layer="layout" svg:width="4.872cm" svg:height="1.013cm" svg:x="2.769cm" svg:y="12.193cm">
          <text:p text:style-name="P50"><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 draw:text-style-name="P1" draw:layer="layout" svg:width="4.745cm" svg:height="1.013cm" svg:x="13.158cm" svg:y="12.193cm">
          <text:p text:style-name="P50"><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56">Threads in C#</text:span><text:span text:style-name="T56"><text:line-break/></text:span><text:span text:style-name="T56">CLR versus JVM</text:span></text:p>
          </draw:text-box>
        </draw:frame>
        <anim:par presentation:node-type="timing-root">
          <anim:par smil:begin="id35.begin">
            <anim:transitionFilter smil:dur="3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xml:id="id36" draw:id="id36">
        <draw:frame draw:name="Rectangle 2" presentation:style-name="pr11" draw:text-style-name="P1" draw:layer="layout" svg:width="21.646cm" svg:height="1.904cm" svg:x="1.693cm" svg:y="0.847cm" presentation:class="title" presentation:user-transformed="true">
          <draw:text-box>
            <text:p text:style-name="P12"><text:span text:style-name="T56">Threads in C# </text:span><text:span text:style-name="T56"><text:line-break/></text:span><text:span text:style-name="T56">Assembly</text:span></text:p>
          </draw:text-box>
        </draw:frame>
        <draw:custom-shape draw:name="Text Box 3" draw:style-name="gr11" draw:text-style-name="P1" draw:layer="layout" svg:width="21.377cm" svg:height="12.447cm" svg:x="1.905cm" svg:y="3.387cm">
          <text:list text:style-name="L17">
            <text:list-item>
              <text:p text:style-name="P69"><text:span text:style-name="T18">Grundbausteine für Weitergabe, Versionskontrolle, Wiederverwendung, Sicherheitsberechtigungen</text:span></text:p>
            </text:list-item>
            <text:list-item>
              <text:p text:style-name="P69"><text:span text:style-name="T18">Mehrere Quelldateien ergeben zusammen nach der Ausführung eine ausführbare Datei (Assembly)</text:span></text:p>
            </text:list-item>
            <text:list-item>
              <text:p text:style-name="P69"><text:span text:style-name="T18">Dateinamen .dll und .exe, unterscheiden sich aber kaum voneinander</text:span></text:p>
            </text:list-item>
          </text:list>
          <text:list text:style-name="L18">
            <text:list-item>
              <text:list>
                <text:list-item>
                  <text:p text:style-name="P70"><text:span text:style-name="T15">exe-Dateien haben konkreten Startpunkt (main())</text:span></text:p>
                </text:list-item>
                <text:list-item>
                  <text:p text:style-name="P70"><text:span text:style-name="T15">dll-Dateien benötigen eine exe-Datei als Host</text:span></text:p>
                </text:list-item>
              </text:list>
            </text:list-item>
            <text:list-item>
              <text:p text:style-name="P69"><text:span text:style-name="T18">Assembly enthält Metadaten (Manifest)</text:span></text:p>
              <text:list>
                <text:list-item>
                  <text:p text:style-name="P70"><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xml:id="id37" draw:id="id37" draw:layer="layout" svg:width="0.503cm" svg:height="1.774cm" svg:x="1.857cm" svg:y="9.737cm">
          <text:p text:style-name="P71"><text:span text:style-name="T39"/></text:p>
          <text:p text:style-name="P50"><text:span text:style-name="T62"/></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6.begin">
            <anim:transitionFilter smil:dur="3s" smil:type="random"/>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37" smil:attributeName="visibility" smil:to="visible"/>
                  <anim:animate smil:dur="0.5s" smil:fill="hold" smil:targetElement="id37" smil:attributeName="x" smil:values="0-width/2;x" smil:keyTimes="0;1"/>
                  <anim:animate smil:dur="0.5s" smil:fill="hold" smil:targetElement="id37" smil:attributeName="y" smil:values="y;y" smil:keyTimes="0;1"/>
                </anim:par>
              </anim:par>
            </anim:par>
          </anim:seq>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xml:id="id38" draw:id="id38">
        <draw:frame draw:name="Rectangle 2" presentation:style-name="pr11" draw:text-style-name="P1" draw:layer="layout" svg:width="21.646cm" svg:height="1.904cm" svg:x="1.693cm" svg:y="0.847cm" presentation:class="title" presentation:user-transformed="true">
          <draw:text-box>
            <text:p text:style-name="P12"><text:span text:style-name="T56">Threads in C# </text:span><text:span text:style-name="T56"><text:line-break/></text:span><text:span text:style-name="T56">Namespace System.Threading</text:span></text:p>
          </draw:text-box>
        </draw:frame>
        <draw:custom-shape draw:name="Text Box 3" draw:style-name="gr11" draw:text-style-name="P1" draw:layer="layout" svg:width="21.377cm" svg:height="2.384cm" svg:x="1.905cm" svg:y="3.387cm">
          <text:list text:style-name="L17">
            <text:list-item>
              <text:p text:style-name="P69"><text:span text:style-name="T5">In diesem Namespace werden Basismechanismen für Threads bereitgestellt</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71"><text:span text:style-name="T39"/></text:p>
          <text:p text:style-name="P50"><text:span text:style-name="T62"/></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21.377cm" svg:height="11.071cm" svg:x="1.905cm" svg:y="6.35cm">
          <text:p text:style-name="P72"><text:span text:style-name="T57">namespace</text:span><text:span text:style-name="T51"> System.Threading</text:span></text:p>
          <text:p text:style-name="P72"><text:span text:style-name="T63">{</text:span></text:p>
          <text:p text:style-name="P72"><text:span text:style-name="T63"><text:tab/></text:span><text:span text:style-name="T63">public </text:span><text:span text:style-name="T64">delegate</text:span><text:span text:style-name="T63"> void ThreadStart();</text:span></text:p>
          <text:p text:style-name="P72"><text:span text:style-name="T63"><text:tab/></text:span><text:span text:style-name="T63">public enum ThreadState </text:span></text:p>
          <text:p text:style-name="P72"><text:span text:style-name="T63"><text:tab/></text:span><text:span text:style-name="T63"> <text:s/></text:span><text:span text:style-name="T63">{ Running=0, …, Stopped=16, .., Suspended=64,…, Aborted=256} </text:span></text:p>
          <text:p text:style-name="P72"><text:span text:style-name="T63"><text:tab/></text:span><text:span text:style-name="T63">…</text:span></text:p>
          <text:p text:style-name="P72"><text:span text:style-name="T63"><text:tab/></text:span><text:span text:style-name="T63">public sealed class Thread { … }</text:span></text:p>
          <text:p text:style-name="P72"><text:span text:style-name="T63"><text:tab/></text:span><text:span text:style-name="T63">public sealed class Monitor { … }</text:span></text:p>
          <text:p text:style-name="P72"><text:span text:style-name="T63"><text:tab/></text:span><text:span text:style-name="T63">public class ThreadStateException { … }</text:span></text:p>
          <text:p text:style-name="P72"><text:span text:style-name="T63"><text:tab/></text:span><text:span text:style-name="T63">public class ThreadAbortException { … }</text:span></text:p>
          <text:p text:style-name="P72"><text:span text:style-name="T63"><text:tab/></text:span><text:span text:style-name="T63">public class ThreadInterruptedException { … }</text:span></text:p>
          <text:p text:style-name="P72"><text:span text:style-name="T63"><text:tab/></text:span><text:span text:style-name="T63">public class SynchronizationLockException { … }</text:span></text:p>
          <text:p text:style-name="P73"><text:span text:style-name="T63">}</text:span></text:p>
          <text:p text:style-name="P74"><text:span text:style-name="T63"/></text:p>
          <draw:enhanced-geometry draw:mirror-horizontal="false" draw:mirror-vertical="false" svg:viewBox="0 0 21378 110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50"><text:span text:style-name="T65"><text:line-break/></text:span><text:span text:style-name="T65"/></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7.056cm" svg:height="3.986cm" svg:x="17.2cm" svg:y="5.814cm">
          <draw:image xlink:href="Pictures/20000032000015EC00000C76FD5B981E.wmf" xlink:type="simple" xlink:show="embed" xlink:actuate="onLoad">
            <text:p/>
          </draw:image>
        </draw:frame>
        <anim:par presentation:node-type="timing-root">
          <anim:par smil:begin="id38.begin">
            <anim:transitionFilter smil:dur="3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Die Klasse Thread" draw:style-name="dp6" draw:master-page-name="Titel_20_und_20_Inhalt" presentation:presentation-page-layout-name="AL1T19" xml:id="id39" draw:id="id39">
        <draw:frame draw:name="Rectangle 2" presentation:style-name="pr11" draw:text-style-name="P1" draw:layer="layout" svg:width="21.646cm" svg:height="1.904cm" svg:x="1.693cm" svg:y="0.847cm" presentation:class="title" presentation:user-transformed="true">
          <draw:text-box>
            <text:p text:style-name="P12"><text:span text:style-name="T56">Threads in C# </text:span><text:span text:style-name="T56"><text:line-break/></text:span><text:span text:style-name="T56">Die Klasse Thread</text:span></text:p>
          </draw:text-box>
        </draw:frame>
        <draw:custom-shape draw:name="Text Box 3" draw:style-name="gr11" draw:text-style-name="P1" draw:layer="layout" svg:width="21.377cm" svg:height="1.267cm" svg:x="1.905cm" svg:y="3.387cm">
          <text:list text:style-name="L17">
            <text:list-item>
              <text:p text:style-name="P69"><text:span text:style-name="T5">Vorgegebene Thread-Klasse</text:span></text:p>
            </text:list-item>
          </text:list>
          <draw:enhanced-geometry draw:mirror-horizontal="false" draw:mirror-vertical="false" svg:viewBox="0 0 21378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71"><text:span text:style-name="T39"/></text:p>
          <text:p text:style-name="P50"><text:span text:style-name="T62"/></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77" draw:layer="layout" svg:width="21.796cm" svg:height="11.91cm" svg:x="1.905cm" svg:y="4.723cm">
          <text:p text:style-name="P75"><text:span text:style-name="T51">public sealed </text:span><text:span text:style-name="T57">class</text:span><text:span text:style-name="T51"> Thread {</text:span></text:p>
          <text:p text:style-name="P75"><text:span text:style-name="T63"><text:tab/></text:span><text:span text:style-name="T63">public Thread(ThreadStart start);</text:span></text:p>
          <text:p text:style-name="P75"><text:span text:style-name="T63"><text:tab/></text:span><text:span text:style-name="T63">public void Start();</text:span><text:span text:style-name="T63"><text:tab/></text:span><text:span text:style-name="T63"><text:tab/></text:span><text:span text:style-name="T63"><text:tab/></text:span><text:span text:style-name="T63"><text:tab/></text:span><text:span text:style-name="T63">// Thread starten, Startmethode wird aktiviert</text:span></text:p>
          <text:p text:style-name="P75"><text:span text:style-name="T63"><text:tab/></text:span><text:span text:style-name="T63">public bool Join(int msec);</text:span><text:span text:style-name="T63"><text:tab/></text:span><text:span text:style-name="T63"><text:tab/></text:span><text:span text:style-name="T63"><text:tab/></text:span><text:span text:style-name="T63">// Auf Ende des Threads warten</text:span></text:p>
          <text:p text:style-name="P75"><text:span text:style-name="T63"><text:tab/></text:span><text:span text:style-name="T63">public static void Sleep(int msec);</text:span><text:span text:style-name="T63"><text:tab/></text:span><text:span text:style-name="T63">// Thread msec Millisekunden anhalten</text:span></text:p>
          <text:p text:style-name="P75"><text:span text:style-name="T63"><text:tab/></text:span><text:span text:style-name="T63">public void Abort();</text:span><text:span text:style-name="T63"><text:tab/></text:span><text:span text:style-name="T63"><text:tab/></text:span><text:span text:style-name="T63"><text:tab/></text:span><text:span text:style-name="T63"><text:tab/></text:span><text:span text:style-name="T63">// Auslösen einer Ausnahme vom Typ</text:span></text:p>
          <text:p text:style-name="P75"><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 ThreadAbortException</text:span></text:p>
          <text:p text:style-name="P75"><text:span text:style-name="T63"><text:tab/></text:span><text:span text:style-name="T63">public void ResetAbort();</text:span><text:span text:style-name="T63"><text:tab/></text:span><text:span text:style-name="T63"><text:tab/></text:span><text:span text:style-name="T63"><text:tab/></text:span><text:span text:style-name="T63">// Abort zurücknehmen</text:span></text:p>
          <text:p text:style-name="P75"><text:span text:style-name="T63"><text:tab/></text:span><text:span text:style-name="T63">public void Interrupt()</text:span><text:span text:style-name="T63"><text:tab/></text:span><text:span text:style-name="T63"><text:tab/></text:span><text:span text:style-name="T63"><text:tab/></text:span><text:span text:style-name="T63">// Thread unterbrechen, wenn eine Ausnahme</text:span></text:p>
          <text:p text:style-name="P75"><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 vom Typ ThreadInterruptedException</text:span></text:p>
          <text:p text:style-name="P75"><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 geworfen wird</text:span></text:p>
          <text:p text:style-name="P75"><text:span text:style-name="T63"><text:tab/></text:span><text:span text:style-name="T63">public void Suspend();</text:span><text:span text:style-name="T63"><text:tab/></text:span><text:span text:style-name="T63"><text:tab/></text:span><text:span text:style-name="T63"><text:tab/></text:span><text:span text:style-name="T63">// Thread suspendieren</text:span></text:p>
          <text:p text:style-name="P76"><text:span text:style-name="T63"><text:tab/></text:span><text:span text:style-name="T63">public void Resume();</text:span><text:span text:style-name="T63"><text:tab/></text:span><text:span text:style-name="T63"><text:tab/></text:span><text:span text:style-name="T63"><text:tab/></text:span><text:span text:style-name="T63">// Thread wieder anstarten (nach einer Suspension)</text:span></text:p>
          <text:p text:style-name="P75"><text:span text:style-name="T63">...}</text:span></text:p>
          <draw:enhanced-geometry draw:mirror-horizontal="false" draw:mirror-vertical="false" svg:viewBox="0 0 21797 119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50"><text:span text:style-name="T65"><text:line-break/></text:span><text:span text:style-name="T65"/></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9.begin">
            <anim:transitionFilter smil:dur="3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7"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Nutzung von Threads" draw:style-name="dp5" draw:master-page-name="Titel_20_und_20_Inhalt" presentation:presentation-page-layout-name="AL1T19" xml:id="id40" draw:id="id40">
        <draw:frame draw:name="Rectangle 2" presentation:style-name="pr11" draw:text-style-name="P1" draw:layer="layout" svg:width="21.646cm" svg:height="1.904cm" svg:x="1.693cm" svg:y="0.847cm" presentation:class="title" presentation:user-transformed="true">
          <draw:text-box>
            <text:p text:style-name="P12"><text:span text:style-name="T56">Threads in C#</text:span><text:span text:style-name="T56"><text:line-break/></text:span><text:span text:style-name="T56">Nutzung von Threads</text:span></text:p>
          </draw:text-box>
        </draw:frame>
        <draw:custom-shape draw:name="Text Box 3" draw:style-name="gr11" draw:text-style-name="P1" draw:layer="layout" svg:width="20.107cm" svg:height="3.242cm" svg:x="1.693cm" svg:y="3.387cm">
          <text:list text:style-name="L4">
            <text:list-item>
              <text:p text:style-name="P60"><text:span text:style-name="T15">Eigene Klasse nutzt Thread-Klasse</text:span></text:p>
            </text:list-item>
            <text:list-item>
              <text:p text:style-name="P60"><text:span text:style-name="T15">Thread wird instanziert</text:span></text:p>
            </text:list-item>
            <text:list-item>
              <text:p text:style-name="P60"><text:span text:style-name="T15">Startmethode wird zugewiesen </text:span></text:p>
            </text:list-item>
          </text:list>
          <draw:enhanced-geometry draw:mirror-horizontal="false" draw:mirror-vertical="false" svg:viewBox="0 0 20108 324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8" draw:text-style-name="P1" draw:layer="layout" svg:width="5.714cm" svg:height="3.809cm" svg:x="5.292cm" svg:y="11.007cm">
          <text:p text:style-name="P50"><text:span text:style-name="T55">Join()</text:span></text:p>
          <text:p text:style-name="P50"><text:span text:style-name="T55">Start()</text:span></text:p>
          <text:p text:style-name="P50"><text:span text:style-name="T55">Sleep()</text:span></text:p>
          <text:p text:style-name="P50"><text:span text:style-name="T55">Abort()</text:span></text:p>
          <text:p text:style-name="P50"><text:span text:style-name="T55">…</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8" draw:text-style-name="P1" draw:layer="layout" svg:width="5.714cm" svg:height="0.947cm" svg:x="5.292cm" svg:y="9.635cm">
          <text:p text:style-name="P31"><text:span text:style-name="T54">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9" draw:text-style-name="P1" draw:layer="layout" svg:width="5.714cm" svg:height="0.422cm" svg:x="5.292cm" svg:y="10.583cm">
          <text:p text:style-name="P3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5" draw:text-style-name="P1" draw:layer="layout" svg:width="4.605cm" svg:height="1.603cm" svg:x="1.711cm" svg:y="7.62cm">
          <text:p text:style-name="P50"><text:span text:style-name="T51">Aus Namespace </text:span></text:p>
          <text:p text:style-name="P50"><text:span text:style-name="T51">System.Threading</text:span></text:p>
          <draw:enhanced-geometry draw:mirror-horizontal="false" draw:mirror-vertical="false" svg:viewBox="0 0 460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8" draw:text-style-name="P1" draw:layer="layout" svg:width="5.714cm" svg:height="3.809cm" svg:x="14.605cm" svg:y="11.007cm">
          <text:p text:style-name="P50"><text:span text:style-name="T55">Run() </text:span></text:p>
          <text:p text:style-name="P50"><text:span text:style-name="T55">//Startmethode</text:span></text:p>
          <text:p text:style-name="P50"><text:span text:style-name="T55">…</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8" draw:text-style-name="P1" draw:layer="layout" svg:width="5.714cm" svg:height="0.947cm" svg:x="14.605cm" svg:y="9.635cm">
          <text:p text:style-name="P31"><text:span text:style-name="T54">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9" draw:text-style-name="P1" draw:layer="layout" svg:width="5.714cm" svg:height="0.422cm" svg:x="14.605cm" svg:y="10.583cm">
          <text:p text:style-name="P3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60" draw:text-style-name="P1" draw:layer="layout" svg:x1="14.605cm" svg:y1="12.488cm" svg:x2="11.006cm" svg:y2="12.488cm">
          <text:p/>
        </draw:line>
        <draw:custom-shape draw:name="Text Box 12" draw:style-name="gr15" draw:text-style-name="P1" draw:layer="layout" svg:width="3.022cm" svg:height="1.603cm" svg:x="11.477cm" svg:y="10.918cm">
          <text:p text:style-name="P50"><text:span text:style-name="T51">Instanziert </text:span></text:p>
          <text:p text:style-name="P50"><text:span text:style-name="T51">und nutzt</text:span></text:p>
          <draw:enhanced-geometry draw:mirror-horizontal="false" draw:mirror-vertical="false" svg:viewBox="0 0 302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0.begin">
            <anim:transitionFilter smil:dur="1s" smil:type="slideWipe" smil:subtype="fromRight" smil:direction="reverse"/>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 &#10;Beispielnutzung" draw:style-name="dp6" draw:master-page-name="Titel_20_und_20_Inhalt" presentation:presentation-page-layout-name="AL1T19" xml:id="id41" draw:id="id41">
        <draw:frame draw:name="Rectangle 2" presentation:style-name="pr11" draw:text-style-name="P1" draw:layer="layout" svg:width="21.646cm" svg:height="1.904cm" svg:x="1.693cm" svg:y="0.847cm" presentation:class="title" presentation:user-transformed="true">
          <draw:text-box>
            <text:p text:style-name="P12"><text:span text:style-name="T56">Threads in C# </text:span><text:span text:style-name="T56"><text:line-break/></text:span><text:span text:style-name="T56">Beispielnutzung</text:span></text:p>
          </draw:text-box>
        </draw:frame>
        <draw:custom-shape draw:name="Text Box 3" draw:style-name="gr11" draw:text-style-name="P1" draw:layer="layout" svg:width="22.012cm" svg:height="2.382cm" svg:x="1.905cm" svg:y="3.387cm">
          <text:list text:style-name="L17">
            <text:list-item>
              <text:p text:style-name="P69"><text:span text:style-name="T5">Keine Vererbung, Startmethode an Thread übergeben</text:span></text:p>
            </text:list-item>
          </text:list>
          <draw:enhanced-geometry draw:mirror-horizontal="false" draw:mirror-vertical="false" svg:viewBox="0 0 22013 23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71"><text:span text:style-name="T39"/></text:p>
          <text:p text:style-name="P50"><text:span text:style-name="T62"/></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79" draw:layer="layout" svg:width="21.872cm" svg:height="11.743cm" svg:x="2.328cm" svg:y="6.133cm">
          <text:p text:style-name="P78"><text:span text:style-name="T57">using</text:span><text:span text:style-name="T51"> System.Threading;</text:span></text:p>
          <text:p text:style-name="P78"><text:span text:style-name="T64">class</text:span><text:span text:style-name="T63"> myThreadClass {</text:span></text:p>
          <text:p text:style-name="P78"><text:span text:style-name="T63"><text:tab/></text:span><text:span text:style-name="T63">public void myThreadClass() <text:s/>{ .. }</text:span><text:span text:style-name="T63"><text:tab/></text:span><text:span text:style-name="T63">// Konstruktor</text:span></text:p>
          <text:p text:style-name="P78"><text:span text:style-name="T63"><text:tab/></text:span><text:span text:style-name="T63">public static void </text:span><text:span text:style-name="T64">Main</text:span><text:span text:style-name="T63">() {</text:span></text:p>
          <text:p text:style-name="P78"><text:span text:style-name="T63"><text:tab/></text:span><text:span text:style-name="T63">{</text:span></text:p>
          <text:p text:style-name="P78"><text:span text:style-name="T63"><text:tab/></text:span><text:span text:style-name="T63"><text:tab/></text:span><text:span text:style-name="T63">ThreadStart startMethod = </text:span><text:span text:style-name="T64">new</text:span><text:span text:style-name="T63"> ThreadStart(Run); </text:span><text:span text:style-name="T63"><text:tab/></text:span><text:span text:style-name="T63">// Startmethode festlegen</text:span></text:p>
          <text:p text:style-name="P78"><text:span text:style-name="T63"><text:tab/></text:span><text:span text:style-name="T63"><text:tab/></text:span><text:span text:style-name="T63">Thread myThread = </text:span><text:span text:style-name="T64">new</text:span><text:span text:style-name="T63"> Thread(startMethod);</text:span><text:span text:style-name="T63"><text:tab/></text:span><text:span text:style-name="T63"><text:tab/></text:span><text:span text:style-name="T63">// Neuen Thread erzeugen</text:span></text:p>
          <text:p text:style-name="P78"><text:span text:style-name="T63"><text:tab/></text:span><text:span text:style-name="T63"><text:tab/></text:span><text:span text:style-name="T63">myThread.Name = ("myThread”);</text:span><text:span text:style-name="T63"><text:tab/></text:span><text:span text:style-name="T63"><text:tab/></text:span><text:span text:style-name="T63"><text:tab/></text:span><text:span text:style-name="T63"><text:tab/></text:span><text:span text:style-name="T63">// Thread erhält einen Namen</text:span></text:p>
          <text:p text:style-name="P78"><text:span text:style-name="T63"><text:tab/></text:span><text:span text:style-name="T63"><text:tab/></text:span><text:span text:style-name="T63">myThread.</text:span><text:span text:style-name="T64">Start</text:span><text:span text:style-name="T63">();</text:span><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 Neuer Thread wird gestartet</text:span></text:p>
          <text:p text:style-name="P78"><text:span text:style-name="T63"><text:tab/></text:span><text:span text:style-name="T63"><text:tab/></text:span><text:span text:style-name="T63">... </text:span><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 Erzeugender Thread macht etwas anderes</text:span></text:p>
          <text:p text:style-name="P78"><text:span text:style-name="T63"><text:tab/></text:span><text:span text:style-name="T63"><text:tab/></text:span><text:span text:style-name="T63">myThread.</text:span><text:span text:style-name="T64">Join</text:span><text:span text:style-name="T63">();</text:span><text:span text:style-name="T63"><text:tab/></text:span><text:span text:style-name="T63"><text:tab/></text:span><text:span text:style-name="T63"><text:tab/></text:span><text:span text:style-name="T63"><text:tab/></text:span><text:span text:style-name="T63">//Warten, bis sich neuer Thread beendet hat</text:span></text:p>
          <text:p text:style-name="P78"><text:span text:style-name="T63"><text:tab/></text:span><text:span text:style-name="T63">}</text:span></text:p>
          <text:p text:style-name="P78"><text:span text:style-name="T63"><text:tab/></text:span><text:span text:style-name="T63">public void </text:span><text:span text:style-name="T64">Run</text:span><text:span text:style-name="T63">()</text:span><text:span text:style-name="T63"><text:tab/></text:span><text:span text:style-name="T63"><text:tab/></text:span><text:span text:style-name="T63"><text:tab/></text:span><text:span text:style-name="T63"><text:tab/></text:span><text:span text:style-name="T63">// Startmethode des Threads</text:span></text:p>
          <text:p text:style-name="P78"><text:span text:style-name="T63"><text:tab/></text:span><text:span text:style-name="T63">{</text:span></text:p>
          <text:p text:style-name="P78"><text:span text:style-name="T63"><text:tab/></text:span><text:span text:style-name="T63"><text:tab/></text:span><text:span text:style-name="T63">// Aktionen des Threads müssen hier programmiert werden</text:span></text:p>
          <text:p text:style-name="P78"><text:span text:style-name="T63"><text:tab/></text:span><text:span text:style-name="T63">}</text:span></text:p>
          <text:p text:style-name="P78"><text:span text:style-name="T63">}</text:span></text:p>
          <draw:enhanced-geometry draw:mirror-horizontal="false" draw:mirror-vertical="false" svg:viewBox="0 0 21378 117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50"><text:span text:style-name="T65"><text:line-break/></text:span><text:span text:style-name="T65"/></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1.begin">
            <anim:transitionFilter smil:dur="3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9"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xml:id="id42" draw:id="id42">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19">
            <text:list-item>
              <text:p text:style-name="P80"><text:span text:style-name="T9">Einführung in Computersysteme</text:span></text:p>
            </text:list-item>
            <text:list-item>
              <text:p text:style-name="P80"><text:span text:style-name="T9">Entwicklung von Betriebssystemen</text:span></text:p>
            </text:list-item>
            <text:list-item>
              <text:p text:style-name="P80"><text:span text:style-name="T9">Architekturansätze</text:span></text:p>
            </text:list-item>
            <text:list-item>
              <text:p text:style-name="P80"><text:span text:style-name="T12">Interruptverarbeitung in Betriebssystemen</text:span></text:p>
            </text:list-item>
            <text:list-item>
              <text:p text:style-name="P80"><text:span text:style-name="T11">Prozesse und Threads</text:span></text:p>
            </text:list-item>
          </text:list>
          <text:list text:style-name="L20">
            <text:list-item>
              <text:p text:style-name="P80"><text:span text:style-name="T12">CPU-Scheduling</text:span></text:p>
            </text:list-item>
            <text:list-item>
              <text:p text:style-name="P80"><text:span text:style-name="T12">Synchronisation und Kommunikation</text:span></text:p>
            </text:list-item>
            <text:list-item>
              <text:p text:style-name="P80"><text:span text:style-name="T12">Speicherverwaltung </text:span></text:p>
            </text:list-item>
            <text:list-item>
              <text:p text:style-name="P80"><text:span text:style-name="T12">Geräte- und Dateiverwaltung</text:span></text:p>
            </text:list-item>
            <text:list-item>
              <text:p text:style-name="P80"><text:span text:style-name="T12">Betriebssystemvirtualisierung</text:span></text:p>
            </text:list-item>
          </text:list>
          <text:p text:style-name="P80"><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2.begin">
            <anim:transitionFilter smil:dur="1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50"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2" svg:font-family="Arial"/>
    <style:font-face style:name="GillSans1" svg:font-family="GillSans"/>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FreeSans1" svg:font-family="FreeSans" style:font-pitch="variable"/>
    <style:font-face style:name="GillSans" svg:font-family="GillSans"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margin-top="0cm" fo:margin-bottom="0cm" fo:line-height="100%" fo:text-align="start" style:writing-mode="lr-tb"/>
    </style:style>
    <style:style style:name="MP7" style:family="paragraph">
      <style:paragraph-properties fo:margin-top="0cm" fo:margin-bottom="0cm" fo:line-height="100%" fo:text-align="start" style:writing-mode="lr-tb" style:font-independent-line-spacing="true"/>
      <style:text-properties fo:font-size="18pt"/>
    </style:style>
    <style:style style:name="MP8" style:family="paragraph">
      <style:paragraph-properties fo:text-align="start"/>
    </style:style>
    <style:style style:name="MP9" style:family="paragraph">
      <style:paragraph-properties fo:margin-left="0cm" fo:margin-right="0cm" fo:margin-top="0.169cm" fo:margin-bottom="0cm" fo:line-height="100%" fo:text-align="start" fo:text-indent="0cm" style:punctuation-wrap="simple" style:writing-mode="lr-tb"/>
    </style:style>
    <style:style style:name="MP10" style:family="paragraph">
      <style:paragraph-properties fo:margin-left="0cm" fo:margin-right="0cm" fo:margin-top="0.141cm" fo:margin-bottom="0cm" fo:line-height="100%" fo:text-align="start" fo:text-indent="0cm" style:punctuation-wrap="simple" style:writing-mode="lr-tb"/>
    </style:style>
    <style:style style:name="MP11" style:family="paragraph">
      <style:paragraph-properties fo:margin-left="0cm" fo:margin-right="0cm" fo:margin-top="0.113cm" fo:margin-bottom="0cm" fo:line-height="100%" fo:text-align="start" fo:text-indent="0cm" style:punctuation-wrap="simple" style:writing-mode="lr-tb"/>
    </style:style>
    <style:style style:name="MP12" style:family="paragraph">
      <style:paragraph-properties fo:margin-left="0cm" fo:margin-right="0cm" fo:margin-top="0.099cm" fo:margin-bottom="0cm" fo:line-height="100%" fo:text-align="start" fo:text-indent="0cm" style:punctuation-wrap="simple" style:writing-mode="lr-tb"/>
    </style:style>
    <style:style style:name="MP13" style:family="paragraph">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081cm" text:min-label-width="0.634cm"/>
        <style:text-properties fo:font-family="StarSymbol" fo:color="#b2b2b2" fo:font-size="5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custom-shape draw:name="Textfeld 8" draw:style-name="Mgr5"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Inhaltsplatzhalter 2" presentation:style-name="Mpr5" draw:text-style-name="MP4" draw:layer="backgroundobjects" svg:width="21.589cm" svg:height="11.429cm" svg:x="2.54cm" svg:y="4.657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Textmasterformate durch Klicken bearbeiten</text:span></text:p>
            </text:list-item>
          </text:list>
          <text:list text:style-name="ML5">
            <text:list-item>
              <text:list>
                <text:list-item>
                  <text:p text:style-name="MP9"><text:span text:style-name="MT4">Zweite Ebene</text:span></text:p>
                </text:list-item>
              </text:list>
            </text:list-item>
          </text:list>
          <text:list text:style-name="ML6">
            <text:list-item>
              <text:list>
                <text:list-item>
                  <text:list>
                    <text:list-item>
                      <text:p text:style-name="MP10"><text:span text:style-name="MT5">Dritte Ebene</text:span></text:p>
                    </text:list-item>
                  </text:list>
                </text:list-item>
              </text:list>
            </text:list-item>
          </text:list>
          <text:list text:style-name="ML7">
            <text:list-item>
              <text:list>
                <text:list-item>
                  <text:list>
                    <text:list-item>
                      <text:list>
                        <text:list-item>
                          <text:p text:style-name="MP11"><text:span text:style-name="MT6">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7">Fünfte Ebene</text:span></text:p>
                            </text:list-item>
                          </text:list>
                        </text:list-item>
                      </text:list>
                    </text:list-item>
                  </text:list>
                </text:list-item>
              </text:list>
            </text:list-item>
          </text:list>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6" draw:text-style-name="MP13" draw:layer="backgroundobjects" svg:width="13.435cm" svg:height="0.843cm" svg:x="14.2cm" svg:y="18.288cm">
        <draw:text-box>
          <text:p text:style-name="MP3"><text:span text:style-name="MT8">T. Pospisek, MAS: Betriebssysteme, Prozesse und Threads, Seite </text:span><text:span text:style-name="MT8"><text:page-number>&lt;number&gt;</text:page-number></text:span></text:p>
        </draw:text-box>
      </draw:frame>
      <draw:custom-shape draw:name="Textfeld 8" draw:style-name="Mgr6"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1" draw:layer="backgroundobjects" svg:width="8.557cm" svg:height="1.42cm" svg:x="0cm" svg:y="0cm" presentation:class="header">
          <draw:text-box>
            <text:p text:style-name="MP1"><text:span text:style-name="MT1"><presentation:header/></text:span></text:p>
          </draw:text-box>
        </draw:frame>
        <draw:frame presentation:style-name="Mpr7" draw:text-style-name="MP2" draw:layer="backgroundobjects" svg:width="8.557cm" svg:height="1.42cm" svg:x="11.162cm" svg:y="0cm" presentation:class="date-time">
          <draw:text-box>
            <text:p text:style-name="MP2"><text:span text:style-name="MT1"><presentation:date-time/></text:span></text:p>
          </draw:text-box>
        </draw:frame>
        <draw:frame presentation:style-name="Mpr8" draw:text-style-name="MP1" draw:layer="backgroundobjects" svg:width="8.557cm" svg:height="1.42cm" svg:x="0cm" svg:y="27.008cm" presentation:class="footer">
          <draw:text-box>
            <text:p text:style-name="MP1"><text:span text:style-name="MT1"><presentation:footer/></text:span></text:p>
          </draw:text-box>
        </draw:frame>
        <draw:frame presentation:style-name="Mpr8"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Wirtschaftsinformatik</dc:title>
    <dc:subject>Prozesse und Threads</dc:subject>
    <meta:initial-creator>P.Mandl</meta:initial-creator>
    <dc:creator>Tomas Pospisek</dc:creator>
    <meta:editing-cycles>1336</meta:editing-cycles>
    <meta:print-date>1999-04-08T16:15:23</meta:print-date>
    <meta:creation-date>1997-06-07T14:48:20</meta:creation-date>
    <dc:date>2015-02-01T21:57:04.686215407</dc:date>
    <meta:editing-duration>PT2H8M57S</meta:editing-duration>
    <meta:generator>LibreOffice/4.3.3.2$Linux_X86_64 LibreOffice_project/430m0$Build-2</meta:generator>
    <meta:document-statistic meta:object-count="85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